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1cm"/>
    </style:style>
    <style:style style:name="co3" style:family="table-column">
      <style:table-column-properties fo:break-before="auto" style:column-width="0.332cm"/>
    </style:style>
    <style:style style:name="co4" style:family="table-column">
      <style:table-column-properties fo:break-before="auto" style:column-width="1.053cm"/>
    </style:style>
    <style:style style:name="co5" style:family="table-column">
      <style:table-column-properties fo:break-before="auto" style:column-width="14.212cm"/>
    </style:style>
    <style:style style:name="co6" style:family="table-column">
      <style:table-column-properties fo:break-before="auto" style:column-width="0.471cm"/>
    </style:style>
    <style:style style:name="co8" style:family="table-column">
      <style:table-column-properties fo:break-before="auto" style:column-width="1.221cm"/>
    </style:style>
    <style:style style:name="ro10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1.157cm" fo:break-before="auto" style:use-optimal-row-height="true"/>
    </style:style>
    <style:style style:name="ro6" style:family="table-row">
      <style:table-row-properties style:row-height="5.95cm" fo:break-before="auto" style:use-optimal-row-height="true"/>
    </style:style>
    <style:style style:name="ro7" style:family="table-row">
      <style:table-row-properties style:row-height="1.513cm" fo:break-before="auto" style:use-optimal-row-height="true"/>
    </style:style>
    <style:style style:name="ro8" style:family="table-row">
      <style:table-row-properties style:row-height="1.139cm" fo:break-before="auto" style:use-optimal-row-height="true"/>
    </style:style>
    <style:style style:name="ro9" style:family="table-row">
      <style:table-row-properties style:row-height="3.729cm" fo:break-before="auto" style:use-optimal-row-height="true"/>
    </style:style>
    <style:style style:name="ro11" style:family="table-row">
      <style:table-row-properties style:row-height="1.894cm" fo:break-before="auto" style:use-optimal-row-height="true"/>
    </style:style>
    <style:style style:name="ro12" style:family="table-row">
      <style:table-row-properties style:row-height="2.263cm" fo:break-before="auto" style:use-optimal-row-height="true"/>
    </style:style>
    <style:style style:name="ro1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to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" style:family="table-cell" style:parent-style-name="Default" style:data-style-name="N99">
      <style:table-cell-properties style:vertical-align="top"/>
      <style:text-properties fo:font-weight="bold" style:font-weight-asian="bold" style:font-weight-complex="bold"/>
    </style:style>
    <style:style style:name="ce4" style:family="table-cell" style:parent-style-name="Default">
      <style:table-cell-properties style:vertical-align="top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style:vertical-align="top"/>
      <style:text-properties fo:font-size="8pt" style:font-size-asian="8pt" style:font-size-complex="8pt"/>
    </style:style>
    <style:style style:name="ce7" style:family="table-cell" style:parent-style-name="Default">
      <style:table-cell-properties fo:wrap-option="wrap" style:vertical-align="top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ff66" fo:wrap-option="wrap" style:vertical-align="top"/>
      <style:text-properties fo:font-size="8pt" style:font-size-asian="8pt" style:font-size-complex="8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 fo:wrap-option="wrap" style:vertical-align="top"/>
      <style:text-properties fo:font-size="8pt" style:font-size-asian="8pt" style:font-size-complex="8pt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Times New Roman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top"/>
      <style:text-properties fo:color="#b2b2b2" fo:font-size="8pt" style:font-size-asian="8pt" style:font-size-complex="8pt"/>
    </style:style>
    <style:style style:name="ce13" style:family="table-cell" style:parent-style-name="Default">
      <style:table-cell-properties fo:wrap-option="wrap" style:vertical-align="top"/>
      <style:text-properties style:font-name="Courier New" fo:font-size="9.5pt" fo:language="en" fo:country="US" style:font-name-asian="Courier New" style:font-size-asian="9.5pt" style:language-asian="en" style:country-asian="US" style:font-name-complex="Courier New" style:font-size-complex="5.40000009536743pt" style:language-complex="en" style:country-complex="US"/>
    </style:style>
    <style:style style:name="ce14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vertical-align="top"/>
    </style:style>
    <style:style style:name="ce18" style:family="table-cell" style:parent-style-name="Default">
      <style:text-properties style:text-underline-style="solid" style:text-underline-width="auto" style:text-underline-color="font-color"/>
    </style:style>
    <style:style style:name="T1" style:family="text">
      <style:text-properties fo:color="#000000" style:font-name="Courier New" fo:font-size="9.5pt" fo:font-style="normal" fo:font-weight="normal" style:font-name-asian="Courier New" style:font-size-asian="9.5pt" style:font-style-asian="normal" style:font-weight-asian="normal" style:font-name-complex="Courier New" style:font-size-complex="5.40000009536743pt" style:font-style-complex="normal" style:font-weight-complex="normal"/>
    </style:style>
    <style:style style:name="T2" style:family="text">
      <style:text-properties fo:color="#00008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3" style:family="text">
      <style:text-properties fo:color="#0000ff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4" style:family="text">
      <style:text-properties fo:color="#008000" style:font-name="Courier New" fo:font-size="9.5pt" fo:font-style="normal" fo:font-weight="bold" style:font-name-asian="Courier New" style:font-size-asian="9.5pt" style:font-style-asian="normal" style:font-weight-asian="bold" style:font-name-complex="Courier New" style:font-size-complex="5.40000009536743pt" style:font-style-complex="normal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Build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ce14"/>
        <table:table-column table:style-name="co8" table:default-cell-style-name="Default"/>
        <table:table-column table:style-name="co7" table:default-cell-style-name="ce14"/>
        <table:table-column table:style-name="co7" table:number-columns-repeated="1017" table:default-cell-style-name="ce17"/>
        <table:table-row table:style-name="ro2">
          <table:table-cell table:style-name="ce1" office:value-type="string">
            <text:p>How to build a new Andor's Trail releas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formula="of:=&quot;Prepare the environment  (&quot; &amp; [.$D$15] &amp; &quot;)&quot;" office:value-type="string" office:string-value="Prepare the environment  (v078)">
            <text:p>Prepare the environment <text:s/>(v078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ithub repositories</text:p>
          </table:table-cell>
          <table:table-cell table:number-columns-repeated="1022"/>
        </table:table-row>
        <table:table-row-group>
          <table:table-row table:style-name="ro3">
            <table:table-cell table:number-columns-repeated="2"/>
            <table:table-cell office:value-type="string">
              <text:p>Base:</text:p>
            </table:table-cell>
            <table:table-cell office:value-type="string">
              <text:p>Actual source of the released gam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AndorsTrailRelease/andors-trail">https://github.com/AndorsTrailRelease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&quot; &amp; [.$D$7]" office:value-type="string" office:string-value="C:\AT\AndorsTrailRelease\andors-trail">
              <text:p>C:\AT\AndorsTrailRelease\andors-trai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AT:</text:p>
            </table:table-cell>
            <table:table-cell office:value-type="string">
              <text:p>An up to date fork of <text:s/>zukero\andors-trail as working repository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<text:a xlink:href="https://github.com/NutAndor/andors-trail">https://github.com/NutAndor/andors-trail</text:a>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NutAndor\andors-trail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&quot; &amp; [.$D$11] &amp; &quot;\AndorsTrail&quot;" office:value-type="string" office:string-value="C:\AT\NutAndor\andors-trail\AndorsTrail">
              <text:p>C:\AT\NutAndor\andors-trail\AndorsTrail</text:p>
            </table:table-cell>
            <table:table-cell table:number-columns-repeated="1020"/>
          </table:table-row>
          <table:table-row table:style-name="ro4">
            <table:table-cell table:number-columns-repeated="2"/>
            <table:table-cell office:value-type="string">
              <text:p>ATCS:</text:p>
            </table:table-cell>
            <table:table-cell office:value-type="string">
              <text:p>The new content data <text:s text:c="3"/>(basic settings <text:s/>like .png files <text:s/>etc. <text:s/>should already be committed, <text:s/>no open changes should exist)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9" office:value-type="string">
              <text:p><text:a xlink:href="https://github.com/Rijackson/arulir_mountain">https://github.com/Rijackson/arulir_mountain</text:a> 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office:value-type="string">
              <text:p>v078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ATCS\&quot; &amp; [.$D$15] &amp; &quot;\ATCS\&quot; &amp; [.$D$15]" office:value-type="string" office:string-value="C:\AT\ATCS\v078\ATCS\v078">
              <text:p>C:\AT\ATCS\v078\ATCS\v078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Beta:</text:p>
            </table:table-cell>
            <table:table-cell table:style-name="ce10" office:value-type="string">
              <text:p>A temporary ATCS project for compress work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 office:value-type="string">
              <text:p>beta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8" table:formula="of:=&quot;C:\AT\ATCS\&quot; &amp; [.$D$18] &amp; &quot;\ATCS&quot;" office:value-type="string" office:string-value="C:\AT\ATCS\beta\ATCS">
              <text:p>C:\AT\ATCS\beta\ATCS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0"/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For more info download and adapt the cmd script to your needs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style-name="ce11" office:value-type="string">
              <text:p><text:a xlink:href="https://github.com/NutAndor/etc/blob/master/ATCScreateProj.bat">https://github.com/NutAndor/etc/blob/master/ATCScreateProj.bat</text:a> </text:p>
            </table:table-cell>
            <table:table-cell table:number-columns-repeated="1020"/>
          </table:table-row>
          <table:table-row table:style-name="ro3">
            <table:table-cell table:number-columns-repeated="1024"/>
          </table:table-row>
        </table:table-row-group>
        <table:table-row table:style-name="ro3">
          <table:table-cell/>
          <table:table-cell office:value-type="string">
            <text:p>Github setting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f not done already, fork  &quot; &amp; [.$D$7] &amp; &quot;  to  &quot; &amp; [.$D$11]" office:value-type="string" office:string-value="If not done already, fork  AndorsTrailRelease\andors-trail  to  NutAndor\andors-trail">
            <text:p>If not done already, fork <text:s/>AndorsTrailRelease\andors-trail <text:s/>to <text:s/>NutAndor\andors-trail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heck if the fork  &quot; &amp; [.$D$11] &amp; &quot;:master  is actual comparing to  &quot; &amp; [.$D$7] &amp; &quot;:master&quot;" office:value-type="string" office:string-value="Check if the fork  NutAndor\andors-trail:master  is actual comparing to  AndorsTrailRelease\andors-trail:master">
            <text:p>Check if the fork <text:s/>NutAndor\andors-trail:master <text:s/>is actual comparing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<text:a xlink:href="https://github.com/NutAndor/andors-trail/compare/master...AndorsTrailRelease:master">https://github.com/NutAndor/andors-trail/compare/master...AndorsTrailRelease:master</text:a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If necessary, do a Pull Request to get actua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et git projects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witch to branch  &quot; &amp; [.$D$11] &amp; &quot;:&quot; &amp; [.$D$15]" office:value-type="string" office:string-value="Switch to branch  NutAndor\andors-trail:v078">
            <text:p>Switch to branch <text:s/>NutAndor\andors-trail:v078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witch to branch  &quot; &amp; [.$D$15] &amp; &quot;:master&quot;" office:value-type="string" office:string-value="Switch to branch  v078:master">
            <text:p>Switch to branch <text:s/>v078:mast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synchronze with github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commit any pending chang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<text:s text:c="3"/>discard any uncommited changes, move untracked files to trash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repare release build <text:s/>(incl. actual translations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Prepare AndroidStudio</text:p>
          </table:table-cell>
          <table:table-cell table:number-columns-repeated="3"/>
          <table:table-cell table:style-name="ce15"/>
          <table:table-cell table:number-columns-repeated="1018"/>
        </table:table-row>
        <table:table-row table:style-name="ro3">
          <table:table-cell table:number-columns-repeated="2"/>
          <table:table-cell office:value-type="string">
            <text:p>Update to the latest Android SDK version, and set that as the target SDK.</text:p>
          </table:table-cell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 table:number-columns-repeated="3"/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/>
          <table:table-cell office:value-type="string">
            <text:p>Import actual translations …</text:p>
          </table:table-cell>
          <table:table-cell/>
          <table:table-cell table:style-name="ce9"/>
          <table:table-cell/>
          <table:table-cell table:style-name="ce16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-group>
          <table:table-row table:style-name="ro3">
            <table:table-cell table:number-columns-repeated="2"/>
            <table:table-cell table:style-name="ce4" office:value-type="string">
              <text:p>… only for translation update:</text:p>
            </table:table-cell>
            <table:table-cell table:style-name="ce9"/>
            <table:table-cell/>
            <table:table-cell table:style-name="ce16"/>
            <table:table-cell table:number-columns-repeated="1018"/>
          </table:table-row>
          <table:table-row table:style-name="ro3">
            <table:table-cell table:number-columns-repeated="3"/>
            <table:table-cell office:value-type="string">
              <text:p>Download translations as zip file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Extract to downloads\translation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table:formula="of:=&quot;xcopy /S /Y  %HOMEPATH%\Downloads\translations\andors-trail\user-interface\AndorsTrail\*.* &quot; &amp; [.$D$8] &amp; &quot;\AndorsTrail&quot;" office:value-type="string" office:string-value="xcopy /S /Y  %HOMEPATH%\Downloads\translations\andors-trail\user-interface\AndorsTrail\*.* C:\AT\AndorsTrailRelease\andors-trail\AndorsTrail">
              <text:p>xcopy /S /Y <text:s/>%HOMEPATH%\Downloads\translations\andors-trail\user-interface\AndorsTrail\*.* C:\AT\AndorsTrailRelease\andors-trail\AndorsTrail</text:p>
            </table:table-cell>
            <table:table-cell table:number-columns-repeated="1020"/>
          </table:table-row>
        </table:table-row-group>
        <table:table-row-group>
          <table:table-row table:style-name="ro3">
            <table:table-cell table:number-columns-repeated="2"/>
            <table:table-cell table:style-name="ce4" office:value-type="string">
              <text:p>… only for release build: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"Lock"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table:style-name="ce5"/>
            <table:table-cell office:value-type="string">
              <text:p>In smartgit: Pull Weblate-Repositories</text:p>
            </table:table-cell>
            <table:table-cell table:number-columns-repeated="1020"/>
          </table:table-row>
          <table:table-row table:style-name="ro3">
            <table:table-cell table:style-name="ce3" office:value-type="string">
              <text:p>Todo</text:p>
            </table:table-cell>
            <table:table-cell/>
            <table:table-cell table:style-name="ce5"/>
            <table:table-cell table:formula="of:=&quot;Merge into &quot; &amp; [.$D$6] &amp; &quot;:master&quot;" office:value-type="string" office:string-value="Merge into https://github.com/AndorsTrailRelease/andors-trail:master">
              <text:p>Merge into https://github.com/AndorsTrailRelease/andors-trail:master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-group>
          <table:table-row table:style-name="ro3">
            <table:table-cell table:number-columns-repeated="2"/>
            <table:table-cell office:value-type="string">
              <text:p>Check the used parameter syntax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table:formula="of:=&quot;cd &quot; &amp; [.$D$8] &amp; &quot;\AndorsTrail&quot; &amp; &quot;\res&quot;" office:value-type="string" office:string-value="cd C:\AT\AndorsTrailRelease\andors-trail\AndorsTrail\res">
              <text:p>cd C:\AT\AndorsTrailRelease\andors-trail\AndorsTrail\res</text:p>
            </table:table-cell>
            <table:table-cell table:number-columns-repeated="1020"/>
          </table:table-row>
          <table:table-row table:style-name="ro4">
            <table:table-cell table:number-columns-repeated="3"/>
            <table:table-cell office:value-type="string">
              <text:p>echo <text:s/>*** Correct wrong parameter syntax (if any) directly in weblate and import again *** 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table:style-name="ce12" table:formula="of:=&quot;rem cd &quot; &amp; [.$D$12] &amp; &quot;\res&quot;" office:value-type="string" office:string-value="rem cd C:\AT\NutAndor\andors-trail\AndorsTrail\res">
              <text:p>rem cd C:\AT\NutAndor\andors-trail\AndorsTrail\res</text:p>
            </table:table-cell>
            <table:table-cell office:value-type="string">
              <text:p>?</text:p>
            </table:table-cell>
            <table:table-cell table:number-columns-repeated="1019"/>
          </table:table-row>
          <table:table-row table:style-name="ro4">
            <table:table-cell table:number-columns-repeated="3"/>
            <table:table-cell office:value-type="string">
              <text:p>@for /r %I in (strings.xml) do @find "%" %I | @find /v "%1$d" | @find /v "%1$s" | @find /v "%2$d" | @find /v "%4$d" | @find /v "%1$.1f" &gt;&gt; %temp%\check.txt</text:p>
            </table:table-cell>
            <table:table-cell table:number-columns-repeated="1020"/>
          </table:table-row>
          <table:table-row table:style-name="ro3">
            <table:table-cell table:number-columns-repeated="3"/>
            <table:table-cell office:value-type="string">
              <text:p>@type %temp%\check.txt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Check that each .mo is referenced in the matching <text:s/>values-XX/strings.xml</text:p>
            </table:table-cell>
            <table:table-cell table:number-columns-repeated="1021"/>
          </table:table-row>
          <table:table-row table:style-name="ro3">
            <table:table-cell table:number-columns-repeated="3"/>
            <table:table-cell office:value-type="string">
              <text:p>rem Correct translation of "localize_resources_from_mo_filename" for the following languages (if any):</text:p>
            </table:table-cell>
            <table:table-cell table:number-columns-repeated="1020"/>
          </table:table-row>
          <table:table-row table:style-name="ro5">
            <table:table-cell table:number-columns-repeated="3"/>
            <table:table-cell table:formula="of:=&quot;FOR /F %C in ('dir /b /x &quot;&quot;&quot; &amp; [.$D$8] &amp; &quot;\AndorsTrail\assets\translation\*.po&quot;&quot;') DO @FOR %F in (&quot;&quot;&quot; &amp; [.$D$8] &amp; &quot;\AndorsTrail\res\values-%~nC\strings.xml&quot;&quot;) DO @find &quot;&quot;localize_resources_from_mo_filename&quot;&quot;&quot;&quot;&gt;%~nC.mo&quot;&quot; %F &gt; nul&quot;" office:value-type="string" office:string-value="FOR /F %C in ('dir /b /x &quot;C:\AT\AndorsTrailRelease\andors-trail\AndorsTrail\assets\translation\*.po&quot;') DO @FOR %F in (&quot;C:\AT\AndorsTrailRelease\andors-trail\AndorsTrail\res\values-%~nC\strings.xml&quot;) DO @find &quot;localize_resources_from_mo_filename&quot;&quot;&gt;%~nC.mo&quot; %F &gt; nul">
              <text:p>FOR /F %C in ('dir /b /x "C:\AT\AndorsTrailRelease\andors-trail\AndorsTrail\assets\translation\*.po"') DO @FOR %F in ("C:\AT\AndorsTrailRelease\andors-trail\AndorsTrail\res\values-%~nC\strings.xml") DO @find "localize_resources_from_mo_filename""&gt;%~nC.mo" %F &gt; nul</text:p>
            </table:table-cell>
            <table:table-cell table:number-columns-repeated="1020"/>
          </table:table-row>
          <table:table-row table:style-name="ro3">
            <table:table-cell table:number-columns-repeated="2"/>
            <table:table-cell office:value-type="string">
              <text:p>Update languages in selection menu: <text:s/>arrays.xml <text:s text:c="2"/>"preferences_language" <text:s/>(Zl.134, <text:s/>ab V078)</text:p>
            </table:table-cell>
            <table:table-cell table:number-columns-repeated="1021"/>
          </table:table-row>
          <table:table-row table:style-name="ro6">
            <table:table-cell table:number-columns-repeated="3"/>
            <table:table-cell table:style-name="ce13" office:value-type="string">
              <text:p><text:span text:style-name="T1">&lt;</text:span><text:span text:style-name="T2">string-array </text:span><text:span text:style-name="T3">name=</text:span><text:span text:style-name="T4">"preferences_language"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@string/preferences_language_default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nglish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Deutsch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Español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Française (60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Italiano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Magyar (4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lski (98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Português Brasil (85%)&lt;/</text:span><text:span text:style-name="T2">item</text:span><text:span text:style-name="T1">&gt; </text:span><text:span text:style-name="T1"><text:line-break/></text:span><text:span text:style-name="T1"><text:tab/></text:span><text:span text:style-name="T1">&lt;</text:span><text:span text:style-name="T2">item</text:span><text:span text:style-name="T1">&gt;Русский язык (98%)&lt;/</text:span><text:span text:style-name="T2">item</text:span><text:span text:style-name="T1">&gt; </text:span><text:span text:style-name="T1"><text:line-break/></text:span><text:span text:style-name="T1">&lt;/</text:span><text:span text:style-name="T2">string-array</text:span><text:span text:style-name="T1">&gt; </text:span><text:span text:style-name="T1"><text:line-break/></text:span><text:span text:style-name="T1"/></text:p>
            </table:table-cell>
            <table:table-cell table:number-columns-repeated="1020"/>
          </table:table-row>
        </table:table-row-group>
        <table:table-row table:style-name="ro3">
          <table:table-cell/>
          <table:table-cell office:value-type="string">
            <text:p>Make sure authors are up to date</text:p>
          </table:table-cell>
          <table:table-cell table:number-columns-repeated="1022"/>
        </table:table-row>
        <table:table-row table:style-name="ro3">
          <table:table-cell table:number-columns-repeated="3"/>
          <table:table-cell table:formula="of:= [.$D$12] &amp; &quot;\res\values\authors.xml&quot;" office:value-type="string" office:string-value="C:\AT\NutAndor\andors-trail\AndorsTrail\res\values\authors.xml">
            <text:p>C:\AT\NutAndor\andors-trail\AndorsTrail\res\values\authors.xm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Make sure version number is correct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AndorsTrailApplication.jav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DEVELOPMENT_INCOMPATIBLE_SAVEGAM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3" office:value-type="string">
            <text:p>CURRENT_VERSION_DISPLAY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roidManifest.xml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style-name="ce13" office:value-type="string">
            <text:p>android:versionCode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13" office:value-type="string">
            <text:p>android:versionName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heck drawables paths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Search for „../..“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normal APK <text:s text:c="2"/>(yet uncompresse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8">
            <text:p>Open ATCS with version <text:s/>v078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Set version numbers <text:s/>in AndorsTrailApplication.java <text:s/>and <text:s/>manifest.xm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Errors in translation files?</text:p>
          </table:table-cell>
          <table:table-cell table:number-columns-repeated="1021"/>
        </table:table-row>
        <table:table-row table:style-name="ro4">
          <table:table-cell table:number-columns-repeated="3"/>
          <table:table-cell office:value-type="string">
            <text:p>(I met some translations of <text:s/>%1$d <text:s/>to <text:s/>% 1 $ d <text:s text:c="3"/>or of <text:s text:c="2"/>%% <text:s/>to <text:s/>% <text:s text:c="2"/>that broke the compile. I corrected them in weblat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.g. in pa,po <text:s/>and <text:s/>ko.po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Kurz antesten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ush to Github</text:p>
          </table:table-cell>
          <table:table-cell table:number-columns-repeated="1023"/>
        </table:table-row>
        <table:table-row table:style-name="ro3">
          <table:table-cell/>
          <table:table-cell table:formula="of:=&quot;Close &quot; &amp; [.$D$15]" office:value-type="string" office:string-value="Close v078">
            <text:p>Close v078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Commit &amp; Push  &quot; &amp; [.$D$11] &amp; &quot;:&quot; &amp; [.$D$15]" office:value-type="string" office:string-value="Commit &amp; Push  NutAndor\andors-trail:v078">
            <text:p>Commit &amp; Push <text:s/>NutAndor\andors-trail:v078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&quot;Compare &quot; &amp; [.$D$7] &amp; &quot;:master&quot; &amp; &quot;  with  &quot; &amp; [.$D$11] &amp; &quot;:&quot; &amp; [.$D$15]" office:value-type="string" office:string-value="Compare AndorsTrailRelease\andors-trail:master  with  NutAndor\andors-trail:v078">
            <text:p>Compare AndorsTrailRelease\andors-trail:master <text:s/>with <text:s/>NutAndor\andors-trail:v078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https://github.com/&quot; &amp; [.$D$7] &amp; &quot;/compare/master...NutAndor:&quot; &amp; [.$D$15]" office:value-type="string" office:string-value="https://github.com/AndorsTrailRelease\andors-trail/compare/master...NutAndor:v078">
            <text:p>https://github.com/AndorsTrailRelease\andors-trail/compare/master...NutAndor:v078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reate PullRequest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Release candidate &quot; &amp; [.$D$15] &amp; &quot; before compression&quot;" office:value-type="string" office:string-value="Release candidate v078 before compression">
            <text:p>Release candidate v078 before compression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Merge PR to  &quot; &amp; [.$D$7] &amp; &quot;:master&quot;" office:value-type="string" office:string-value="Merge PR to  AndorsTrailRelease\andors-trail:master">
            <text:p>Merge PR to <text:s/>AndorsTrailRelease\andors-trail:master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Actualize PO files</text:p>
          </table:table-cell>
          <table:table-cell table:number-columns-repeated="1022"/>
        </table:table-row>
        <table:table-row-group table:display="false">
          <table:table-row table:style-name="ro7" table:visibility="collapse">
            <table:table-cell table:number-columns-repeated="3"/>
            <table:table-cell office:value-type="string">
              <text:p>Use ATCS' beanshell console to update the .po and .pot files (in assets/translation/) using the new list of translatable text extracted from the JSON and worldmap data. See the PotComparator class comment in ATCS source code.</text:p>
              <text:p>This involves some decision making in case the english text for a given resource changed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5">Typo</text:span> means the existing translations must be preserved. </text:p>
            </table:table-cell>
            <table:table-cell table:number-columns-repeated="1020"/>
          </table:table-row>
          <table:table-row table:style-name="ro8" table:visibility="collapse">
            <table:table-cell/>
            <table:table-cell table:style-name="ce5"/>
            <table:table-cell/>
            <table:table-cell office:value-type="string">
              <text:p><text:span text:style-name="T5">Review</text:span> means the existing translations must be preserved, but prefixed with "[REVIEW]" (tag removed, and translation used in-game) to alert the translators that they may need to revise their translation to reflect the english changes. </text:p>
            </table:table-cell>
            <table:table-cell table:number-columns-repeated="1020"/>
          </table:table-row>
          <table:table-row table:style-name="ro8" table:visibility="collapse">
            <table:table-cell/>
            <table:table-cell table:style-name="ce5"/>
            <table:table-cell/>
            <table:table-cell office:value-type="string">
              <text:p><text:span text:style-name="T5">Outdated</text:span> means the existing translations aren't valid anymore. They will be prefixed with "[OUTDATED]" (translation NOT used in-game) to alert the translators that they must change their translation, yet we do not delete the previous translation completely from weblate (it could be a useful reference). </text:p>
            </table:table-cell>
            <table:table-cell table:number-columns-repeated="1020"/>
          </table:table-row>
          <table:table-row table:style-name="ro3" table:visibility="collapse">
            <table:table-cell/>
            <table:table-cell table:style-name="ce5"/>
            <table:table-cell/>
            <table:table-cell office:value-type="string">
              <text:p><text:span text:style-name="T5">None</text:span> means that we completely delete the old translations.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1024"/>
          </table:table-row>
        </table:table-row-group>
        <table:table-row table:style-name="ro3">
          <table:table-cell table:number-columns-repeated="2"/>
          <table:table-cell office:value-type="string">
            <text:p>Run the following in ATCS java beans console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I always use only 1 project in any ATCS workspace, so it is always: <text:s text:c="2"/>activeWorkspace.projects.get(0)</text:p>
            </table:table-cell>
            <table:table-cell table:number-columns-repeated="1020"/>
          </table:table-row>
        </table:table-row-group>
        <table:table-row table:style-name="ro9">
          <table:table-cell table:number-columns-repeated="3"/>
          <table:table-cell office:value-type="string">
            <text:p>import com.gpl.rpg.atcontentstudio.model.Workspace;</text:p>
            <text:p>import com.gpl.rpg.atcontentstudio.model.tools.i18n.PotGenerator;</text:p>
            <text:p>import com.gpl.rpg.atcontentstudio.model.tools.i18n.PotComparator;</text:p>
            <text:p><text:s/></text:p>
            <text:p>proj = Workspace.activeWorkspace.projects.get(0);</text:p>
            <text:p>PotGenerator.generatePotFileForProject(proj);</text:p>
            <text:p>comp = new PotComparator(proj);</text:p>
            <text:p>comp.compare();</text:p>
            <text:p>comp.updatePoFiles(proj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Remove .mo .po and .pot files from  &quot; &amp; [.$D$8]  &amp; &quot;\AndorsTrail&quot; &amp; &quot;\assets\translation&quot;" office:value-type="string" office:string-value="Remove .mo .po and .pot files from  C:\AT\AndorsTrailRelease\andors-trail\AndorsTrail\assets\translation">
            <text:p>Remove .mo .po and .pot files from <text:s/>C:\AT\AndorsTrailRelease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8] &amp; &quot;\AndorsTrail&quot; &amp; &quot;\assets\translation&quot;" office:value-type="string" office:string-value="set T=C:\AT\AndorsTrailRelease\andors-trail\AndorsTrail\assets\translation">
            <text:p>set T=C:\AT\AndorsTrailRelease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 &amp; [.$D$16] &amp; &quot;\altered&quot;" office:value-type="string" office:string-value="set A=C:\AT\ATCS\v078\ATCS\v078\altered">
            <text:p>set A=C:\AT\ATCS\v078\ATCS\v078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C:\AT\ATCS\leer\ATCS\leer\altered&quot;" office:value-type="string" office:string-value="set A=C:\AT\ATCS\leer\ATCS\leer\altered">
            <text:p>set A=C:\AT\ATCS\leer\ATCS\leer\altere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mo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*.po*" "%T%\"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opy .po and .pot files from  ATCS version to AT version&quot;" office:value-type="string" office:string-value="Copy .po and .pot files from  ATCS version to AT version">
            <text:p>Copy .po and .pot files from <text:s/>ATCS version to AT version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echo <text:s/>- Create .mo files</text:p>
          </table:table-cell>
          <table:table-cell table:number-columns-repeated="1020"/>
        </table:table-row>
        <table:table-row table:style-name="ro4">
          <table:table-cell table:number-columns-repeated="3"/>
          <table:table-cell table:formula="of:=&quot;FOR %F in (&quot;&quot;&quot; &amp; [.$D$8]  &amp; &quot;\AndorsTrail&quot; &amp; &quot;\assets\translation\*.po*&quot;&quot;) DO &quot;&quot;C:\Program Files (x86)\Poedit\GettextTools\bin\msgfmt.exe&quot;&quot; -o %~dpnF.mo %~F&quot;" office:value-type="string" office:string-value="FOR %F in (&quot;C:\AT\AndorsTrailRelease\andors-trail\AndorsTrail\assets\translation\*.po*&quot;) DO &quot;C:\Program Files (x86)\Poedit\GettextTools\bin\msgfmt.exe&quot; -o %~dpnF.mo %~F">
            <text:p>FOR %F in ("C:\AT\AndorsTrailRelease\andors-trail\AndorsTrail\assets\translation\*.po*") DO "C:\Program Files (x86)\Poedit\GettextTools\bin\msgfmt.exe" -o %~dpnF.mo %~F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Generate the sourc from ATC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Open ATCS with version  &quot; &amp; [.$D$15]" office:value-type="string" office:string-value="Open ATCS with version  v078">
            <text:p>Open ATCS with version <text:s/>v078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Export project into game source folder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[.$D$12]" office:value-type="string" office:string-value="C:\AT\NutAndor\andors-trail\AndorsTrail">
            <text:p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Compile APK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style-name="ce5"/>
          <table:table-cell office:value-type="string">
            <text:p>Open AndroidStudio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" office:value-type="string">
            <text:p>Maybe set debug_button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mpile NutAndor/andors-trail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Quick check of game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Close ATCS again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5" office:value-type="string">
            <text:p>Import and unlock translations again <text:s/>(if locked)</text:p>
          </table:table-cell>
          <table:table-cell/>
          <table:table-cell table:style-name="Default"/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“Pull“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Build of a compressed APK</text:p>
          </table:table-cell>
          <table:table-cell table:number-columns-repeated="1023"/>
        </table:table-row>
        <table:table-row table:style-name="ro3">
          <table:table-cell/>
          <table:table-cell table:formula="of:=&quot;Create ATCS-project: &quot; &amp; [.D18]" office:value-type="string" office:string-value="Create ATCS-project: beta">
            <text:p>Create ATCS-project: beta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Initialize directory  &quot; &amp; [.$D$19] &amp; &quot;\&quot; &amp; [.$D$18]" office:value-type="string" office:string-value="Initialize directory  C:\AT\ATCS\beta\ATCS\beta">
            <text:p>Initialize directory <text:s/>C:\AT\ATCS\beta\ATCS\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del  /Q /S  &quot; &amp; [.D19] &amp; &quot;\*.*&quot;" office:value-type="string" office:string-value="del  /Q /S  C:\AT\ATCS\beta\ATCS\*.*">
            <text:p>del <text:s/>/Q /S <text:s/>C:\AT\ATCS\beta\ATCS\*.*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rmdir  /Q /S  &quot; &amp; [.D19] &amp; &quot;\&quot; &amp; [.D18]" office:value-type="string" office:string-value="rmdir  /Q /S  C:\AT\ATCS\beta\ATCS\beta">
            <text:p>rmdir <text:s/>/Q /S <text:s/>C:\AT\ATCS\beta\ATCS\beta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md  &quot; &amp; [.$D$19]" office:value-type="string" office:string-value="md  C:\AT\ATCS\beta\ATCS">
            <text:p>md <text:s/>C:\AT\ATCS\beta\ATCS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formula="of:=&quot;Create new ATCS-procect:  &quot; &amp; [.D18]" office:value-type="string" office:string-value="Create new ATCS-procect:  beta">
            <text:p>Create new ATCS-procect: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ATCS: New workspace  &quot; &amp; [.$D$19]" office:value-type="string" office:string-value="ATCS: New workspace  C:\AT\ATCS\beta\ATCS">
            <text:p>ATCS: New workspace <text:s/>C:\AT\ATCS\beta\ATC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Create project: &quot; &amp; [.$D$18] &amp; &quot;   AT-source:  &quot; &amp; [.$D$12]" office:value-type="string" office:string-value="Create project: beta   AT-source:  C:\AT\NutAndor\andors-trail\AndorsTrail">
            <text:p>Create project: beta <text:s text:c="2"/>AT-source: <text:s/>C:\AT\NutAndor\andors-trail\AndorsTrail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Compress ATCS resources</text:p>
          </table:table-cell>
          <table:table-cell table:style-name="Default"/>
          <table:table-cell table:number-columns-repeated="1021"/>
        </table:table-row>
        <table:table-row-group table:display="false">
          <table:table-row table:style-name="ro5" table:visibility="collapse">
            <table:table-cell table:number-columns-repeated="3"/>
            <table:table-cell office:value-type="string">
              <text:p>Use ATCS' beanshell console to generate the compressed resources (JSON, spritesheets, tmx files). </text:p>
              <text:p>(Attention: "Minify.class" must be found via classpath. For this I had to compile Minify.java and add the path in ATCS.cmd)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2"/>
          <table:table-cell office:value-type="string">
            <text:p>Run the following <text:s/>(see <text:s/>C:\AT\Zukero\ATCS\src\com\gpl\rpg\atcontentstudio\model\tools\resoptimizer\ResourcesCompactor.java)</text:p>
          </table:table-cell>
          <table:table-cell table:number-columns-repeated="1021"/>
        </table:table-row>
        <table:table-row table:style-name="ro11">
          <table:table-cell table:number-columns-repeated="3"/>
          <table:table-cell office:value-type="string">
            <text:p>import com.gpl.rpg.atcontentstudio.model.tools.resoptimizer.ResourcesCompactor;</text:p>
            <text:p>import com.gpl.rpg.atcontentstudio.model.Workspace;</text:p>
            <text:p>proj = Workspace.activeWorkspace.projects.get(0);</text:p>
            <text:p>new ResourcesCompactor(proj).compactData();</text:p>
            <text:p/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 <text:s text:c="2"/>(important!)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mpress AT sources</text:p>
          </table:table-cell>
          <table:table-cell table:number-columns-repeated="1022"/>
        </table:table-row>
        <table:table-row table:style-name="ro3">
          <table:table-cell table:number-columns-repeated="2"/>
          <table:table-cell table:formula="of:=&quot;Remove .po and .pot files from  &quot; &amp; [.$D$12] &amp; &quot;\assets\translation&quot;" office:value-type="string" office:string-value="Remove .po and .pot files from  C:\AT\NutAndor\andors-trail\AndorsTrail\assets\translation">
            <text:p>Remove .po and .pot files from <text:s/>C:\AT\NutAndor\andors-trail\AndorsTrail\assets\translation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set T=&quot; &amp; [.$D$12] &amp; &quot;\assets\translation&quot;" office:value-type="string" office:string-value="set T=C:\AT\NutAndor\andors-trail\AndorsTrail\assets\translation">
            <text:p>set T=C:\AT\NutAndor\andors-trail\AndorsTrail\assets\translatio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T%\*.po*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Delete the old resources, and replace with the compressed ones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JSON</text:p>
          </table:table-cell>
          <table:table-cell table:style-name="ce6" office:value-type="string">
            <text:p>rem JSON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A=&quot;&amp;[.$D$19]&amp;&quot;\&quot;&amp;[.$D$18]&amp;&quot;\compressed\res&quot;" office:value-type="string" office:string-value="set A=C:\AT\ATCS\beta\ATCS\beta\compressed\res">
            <text:p>set A=C:\AT\ATCS\beta\ATCS\beta\compressed\res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&quot;set F=&quot; &amp; [.$D$12] &amp; &quot;\res&quot;" office:value-type="string" office:string-value="set F=C:\AT\NutAndor\andors-trail\AndorsTrail\res">
            <text:p>set F=C:\AT\NutAndor\andors-trail\AndorsTrail\r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raw\*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raw\*.json" "%F%\raw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actorcondition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conversation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droplists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monster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questlist_debug.json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echo [] &gt; "%F%\raw\itemlist_pre0610_unused.json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MX</text:p>
          </table:table-cell>
          <table:table-cell table:style-name="ce6" office:value-type="string">
            <text:p>rem TMX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xml\*.tmx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xml\*.tmx" "%F%\xml\"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echo ^&lt;?xml version="1.0" encoding="UTF-8"?^&gt;^&lt;map version="1.0" orientation="orthogonal" renderorder="right-down" width="18" height="18" tilewidth="32" tileheight="32" nextobjectid="18"^&gt;^&lt;/map^&gt; &gt; "%F%\xml\debugmap.tmx"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PNG</text:p>
          </table:table-cell>
          <table:table-cell table:style-name="ce6" office:value-type="string">
            <text:p>rem PNG: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6" office:value-type="string">
            <text:p>rem map_dynamic_placeholders <text:s/>monsters_eye4 <text:s/>monsters_demon1 <text:s/>monsters_demon2 <text:s/>muss bleiben!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png" <text:s/>"map_dynamic_placeholders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png" <text:s text:c="12"/>"monsters_eye4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png" <text:s text:c="10"/>"monsters_demon1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png" <text:s text:c="10"/>"monsters_demon2.bak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ap_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actorcond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item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del "%F%\drawable\monsters*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copy "%A%\drawable\*.png" "%F%\drawable\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ap_dynamic_placeholders.bak" <text:s/>"map_dynamic_placeholders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eye4.bak" <text:s text:c="12"/>"monsters_eye4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1.bak" <text:s text:c="10"/>"monsters_demon1.png"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n "%F%\drawable\monsters_demon2.bak" <text:s text:c="10"/>"monsters_demon2.png"</text:p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Actualize Resourceloader.java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Remove the PNG def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all <text:s text:c="2"/>ACTORCONDITION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ITEMS_TILESETS <text:s text:c="2"/>line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NPC-TILESETS <text:s text:c="2"/>lines, <text:s/>except: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1, "monsters_demon1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demon2, "monsters_demon2", sz1x1, sz2x2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loader.prepareTileset(R.drawable.monsters_eye4, "monsters_eye4", sz1x1, sz1x1, mTileSize)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Remove all <text:s text:c="2"/>MAP_TILESETS <text:s text:c="2"/>lin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Then enter the compressed PNG definitions: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final Size sz8x8 = new Size(8, 8);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and</text:p>
          </table:table-cell>
          <table:table-cell office:value-type="string">
            <text:p>the compressed new .png files:</text:p>
          </table:table-cell>
          <table:table-cell table:number-columns-repeated="1020"/>
        </table:table-row>
        <table:table-row table:style-name="ro12">
          <table:table-cell table:number-columns-repeated="3"/>
          <table:table-cell office:value-type="string">
            <text:p>set A=C:\AT\ATCS\beta\ATCS\beta\compressed\res</text:p>
            <text:p>FOR %F in ("%A%\drawable\map_*.png") DO @echo loader.prepareTileset(R.drawable.%~nF, "%~nF", sz8x8, sz1x1, mTileSize);</text:p>
            <text:p>FOR %F in ("%A%\drawable\obj_*.png") DO @echo loader.prepareTileset(R.drawable.%~nF, "%~nF", sz8x8, sz1x1, mTileSize);</text:p>
            <text:p/>
          </table:table-cell>
          <table:table-cell table:number-columns-repeated="1020"/>
        </table:table-row>
        <table:table-row table:style-name="ro3">
          <table:table-cell/>
          <table:table-cell office:value-type="string">
            <text:p>Update loadresources.xml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Open ATCS <text:s/>with project <text:s/>beta</text:p>
          </table:table-cell>
          <table:table-cell table:number-columns-repeated="1021"/>
        </table:table-row>
        <table:table-row table:style-name="ro3">
          <table:table-cell table:number-columns-repeated="3"/>
          <table:table-cell table:formula="of:=&quot;Export project into game source folder  &quot; &amp; [.$D$12]" office:value-type="string" office:string-value="Export project into game source folder  C:\AT\NutAndor\andors-trail\AndorsTrail">
            <text:p>Export project into game source folder <text:s/>C:\AT\NutAndor\andors-trail\AndorsTrail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lose ATCS again.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Build open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normal boolean values in AndorsTrailApplication.java <text:s/>(Everything to fals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Move key file from keystore to e.g. desktop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Compile NutAndor/andors-trail with AndroidStudio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Build &gt;&gt; Generate signed 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Move back key file to keystore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C:\Users\Christian\*.jk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If the key is unknown, then use the debug key. The key can be changed later:</text:p>
          </table:table-cell>
          <table:table-cell table:number-columns-repeated="1021"/>
        </table:table-row>
        <table:table-row-group table:display="false">
          <table:table-row table:style-name="ro3" table:visibility="collapse">
            <table:table-cell table:number-columns-repeated="3"/>
            <table:table-cell office:value-type="string">
              <text:p>Rename <text:s/>AndorsTrail.apk <text:s/>to <text:s/>AndorsTrail.zip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move the directory <text:s/>(Evtl. Unzip it first and zip afterwards again)</text:p>
            </table:table-cell>
            <table:table-cell table:number-columns-repeated="1020"/>
          </table:table-row>
          <table:table-row table:style-name="ro3" table:visibility="collapse">
            <table:table-cell table:number-columns-repeated="3"/>
            <table:table-cell office:value-type="string">
              <text:p>Rename <text:s/>AndorsTrail.zip <text:s/>to <text:s/>AndorsTrail.apk</text:p>
            </table:table-cell>
            <table:table-cell table:number-columns-repeated="1020"/>
          </table:table-row>
        </table:table-row-group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Remove read logs permission from the manifest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remove the "uses-permission" lin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Upload <text:s/>.apk <text:s/>for last testing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hen build debug version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Set boolean values in AndorsTrailApplication.java <text:s/>(debug=true)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Build with AS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loaded versions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possible VIP version: <text:s/>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.ap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>
            <text:p>same, but with debug buttons</text:p>
          </table:table-cell>
          <table:table-cell table:number-columns-repeated="1021"/>
        </table:table-row>
        <table:table-row table:style-name="ro3">
          <table:table-cell table:number-columns-repeated="3"/>
          <table:table-cell office:value-type="string">
            <text:p>http://www.rg-brille.de/etc/AT/AndorsTrail_v076_beta3_dev.apk</text:p>
          </table:table-cell>
          <table:table-cell table:number-columns-repeated="1020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Last steps <text:s/>(only for translation update - not for release build)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xport translations to weblate</text:p>
          </table:table-cell>
          <table:table-cell table:number-columns-repeated="1022"/>
        </table:table-row>
        <table:table-row table:style-name="ro3">
          <table:table-cell table:number-columns-repeated="3"/>
          <table:table-cell office:value-type="string">
            <text:p>?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nlock translations again</text:p>
          </table:table-cell>
          <table:table-cell table:number-columns-repeated="2"/>
          <table:table-cell table:style-name="Default"/>
          <table:table-cell table:style-name="ce15"/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<text:a xlink:href="https://hosted.weblate.org/projects/andors-trail/#repository">https://hosted.weblate.org/projects/andors-trail/#repository</text:a> 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"Unlock"</text:p>
          </table:table-cell>
          <table:table-cell table:number-columns-repeated="1020"/>
        </table:table-row>
        <table:table-row table:style-name="ro3" table:number-rows-repeated="10483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ps" table:style-name="ta1" table:print="false">
        <office:forms form:automatic-focus="false" form:apply-design-mode="false"/>
        <table:table-column table:style-name="co7" table:number-columns-repeated="2" table:default-cell-style-name="Default"/>
        <table:table-column table:style-name="co7" table:default-cell-style-name="ce18"/>
        <table:table-row table:style-name="ro13">
          <table:table-cell office:value-type="string">
            <text:p>dir xml\*.tmx &gt; c:\at\tmp\maps.txt</text:p>
          </table:table-cell>
          <table:table-cell/>
          <table:table-cell table:style-name="Default"/>
        </table:table-row>
        <table:table-row table:style-name="ro10">
          <table:table-cell table:number-columns-repeated="2"/>
          <table:table-cell table:style-name="Default"/>
        </table:table-row>
        <table:table-row table:style-name="ro13">
          <table:table-cell office:value-type="string">
            <text:p>arulircave1</text:p>
          </table:table-cell>
          <table:table-cell office:value-type="string">
            <text:p>tmx</text:p>
          </table:table-cell>
          <table:table-cell table:formula="of:=&quot;'&quot;&amp;[.A3]&amp;&quot;',&quot;" office:value-type="string" office:string-value="'arulircave1',">
            <text:p>'arulircave1',</text:p>
          </table:table-cell>
        </table:table-row>
        <table:table-row table:style-name="ro13">
          <table:table-cell office:value-type="string">
            <text:p>arulircave2</text:p>
          </table:table-cell>
          <table:table-cell office:value-type="string">
            <text:p>tmx</text:p>
          </table:table-cell>
          <table:table-cell table:formula="of:=&quot;'&quot;&amp;[.A4]&amp;&quot;',&quot;" office:value-type="string" office:string-value="'arulircave2',">
            <text:p>'arulircave2',</text:p>
          </table:table-cell>
        </table:table-row>
        <table:table-row table:style-name="ro13">
          <table:table-cell office:value-type="string">
            <text:p>arulircave3</text:p>
          </table:table-cell>
          <table:table-cell office:value-type="string">
            <text:p>tmx</text:p>
          </table:table-cell>
          <table:table-cell table:formula="of:=&quot;'&quot;&amp;[.A5]&amp;&quot;',&quot;" office:value-type="string" office:string-value="'arulircave3',">
            <text:p>'arulircave3',</text:p>
          </table:table-cell>
        </table:table-row>
        <table:table-row table:style-name="ro13">
          <table:table-cell office:value-type="string">
            <text:p>arulircave4</text:p>
          </table:table-cell>
          <table:table-cell office:value-type="string">
            <text:p>tmx</text:p>
          </table:table-cell>
          <table:table-cell table:formula="of:=&quot;'&quot;&amp;[.A6]&amp;&quot;',&quot;" office:value-type="string" office:string-value="'arulircave4',">
            <text:p>'arulircave4',</text:p>
          </table:table-cell>
        </table:table-row>
        <table:table-row table:style-name="ro13">
          <table:table-cell office:value-type="string">
            <text:p>arulircave5</text:p>
          </table:table-cell>
          <table:table-cell office:value-type="string">
            <text:p>tmx</text:p>
          </table:table-cell>
          <table:table-cell table:formula="of:=&quot;'&quot;&amp;[.A7]&amp;&quot;',&quot;" office:value-type="string" office:string-value="'arulircave5',">
            <text:p>'arulircave5',</text:p>
          </table:table-cell>
        </table:table-row>
        <table:table-row table:style-name="ro13">
          <table:table-cell office:value-type="string">
            <text:p>arulircave6</text:p>
          </table:table-cell>
          <table:table-cell office:value-type="string">
            <text:p>tmx</text:p>
          </table:table-cell>
          <table:table-cell table:formula="of:=&quot;'&quot;&amp;[.A8]&amp;&quot;',&quot;" office:value-type="string" office:string-value="'arulircave6',">
            <text:p>'arulircave6',</text:p>
          </table:table-cell>
        </table:table-row>
        <table:table-row table:style-name="ro13">
          <table:table-cell office:value-type="string">
            <text:p>arulirmountain1</text:p>
          </table:table-cell>
          <table:table-cell office:value-type="string">
            <text:p>tmx</text:p>
          </table:table-cell>
          <table:table-cell table:formula="of:=&quot;'&quot;&amp;[.A9]&amp;&quot;',&quot;" office:value-type="string" office:string-value="'arulirmountain1',">
            <text:p>'arulirmountain1',</text:p>
          </table:table-cell>
        </table:table-row>
        <table:table-row table:style-name="ro13">
          <table:table-cell office:value-type="string">
            <text:p>arulirmountain2</text:p>
          </table:table-cell>
          <table:table-cell office:value-type="string">
            <text:p>tmx</text:p>
          </table:table-cell>
          <table:table-cell table:formula="of:=&quot;'&quot;&amp;[.A10]&amp;&quot;',&quot;" office:value-type="string" office:string-value="'arulirmountain2',">
            <text:p>'arulirmountain2',</text:p>
          </table:table-cell>
        </table:table-row>
        <table:table-row table:style-name="ro13">
          <table:table-cell office:value-type="string">
            <text:p>blackwater_mountain0</text:p>
          </table:table-cell>
          <table:table-cell office:value-type="string">
            <text:p>tmx</text:p>
          </table:table-cell>
          <table:table-cell table:formula="of:=&quot;'&quot;&amp;[.A11]&amp;&quot;',&quot;" office:value-type="string" office:string-value="'blackwater_mountain0',">
            <text:p>'blackwater_mountain0',</text:p>
          </table:table-cell>
        </table:table-row>
        <table:table-row table:style-name="ro13">
          <table:table-cell office:value-type="string">
            <text:p>blackwater_mountain1</text:p>
          </table:table-cell>
          <table:table-cell office:value-type="string">
            <text:p>tmx</text:p>
          </table:table-cell>
          <table:table-cell table:formula="of:=&quot;'&quot;&amp;[.A12]&amp;&quot;',&quot;" office:value-type="string" office:string-value="'blackwater_mountain1',">
            <text:p>'blackwater_mountain1',</text:p>
          </table:table-cell>
        </table:table-row>
        <table:table-row table:style-name="ro13">
          <table:table-cell office:value-type="string">
            <text:p>blackwater_mountain10</text:p>
          </table:table-cell>
          <table:table-cell office:value-type="string">
            <text:p>tmx</text:p>
          </table:table-cell>
          <table:table-cell table:formula="of:=&quot;'&quot;&amp;[.A13]&amp;&quot;',&quot;" office:value-type="string" office:string-value="'blackwater_mountain10',">
            <text:p>'blackwater_mountain10',</text:p>
          </table:table-cell>
        </table:table-row>
        <table:table-row table:style-name="ro13">
          <table:table-cell office:value-type="string">
            <text:p>blackwater_mountain11</text:p>
          </table:table-cell>
          <table:table-cell office:value-type="string">
            <text:p>tmx</text:p>
          </table:table-cell>
          <table:table-cell table:formula="of:=&quot;'&quot;&amp;[.A14]&amp;&quot;',&quot;" office:value-type="string" office:string-value="'blackwater_mountain11',">
            <text:p>'blackwater_mountain11',</text:p>
          </table:table-cell>
        </table:table-row>
        <table:table-row table:style-name="ro13">
          <table:table-cell office:value-type="string">
            <text:p>blackwater_mountain12</text:p>
          </table:table-cell>
          <table:table-cell office:value-type="string">
            <text:p>tmx</text:p>
          </table:table-cell>
          <table:table-cell table:formula="of:=&quot;'&quot;&amp;[.A15]&amp;&quot;',&quot;" office:value-type="string" office:string-value="'blackwater_mountain12',">
            <text:p>'blackwater_mountain12',</text:p>
          </table:table-cell>
        </table:table-row>
        <table:table-row table:style-name="ro13">
          <table:table-cell office:value-type="string">
            <text:p>blackwater_mountain13</text:p>
          </table:table-cell>
          <table:table-cell office:value-type="string">
            <text:p>tmx</text:p>
          </table:table-cell>
          <table:table-cell table:formula="of:=&quot;'&quot;&amp;[.A16]&amp;&quot;',&quot;" office:value-type="string" office:string-value="'blackwater_mountain13',">
            <text:p>'blackwater_mountain13',</text:p>
          </table:table-cell>
        </table:table-row>
        <table:table-row table:style-name="ro13">
          <table:table-cell office:value-type="string">
            <text:p>blackwater_mountain14</text:p>
          </table:table-cell>
          <table:table-cell office:value-type="string">
            <text:p>tmx</text:p>
          </table:table-cell>
          <table:table-cell table:formula="of:=&quot;'&quot;&amp;[.A17]&amp;&quot;',&quot;" office:value-type="string" office:string-value="'blackwater_mountain14',">
            <text:p>'blackwater_mountain14',</text:p>
          </table:table-cell>
        </table:table-row>
        <table:table-row table:style-name="ro13">
          <table:table-cell office:value-type="string">
            <text:p>blackwater_mountain15</text:p>
          </table:table-cell>
          <table:table-cell office:value-type="string">
            <text:p>tmx</text:p>
          </table:table-cell>
          <table:table-cell table:formula="of:=&quot;'&quot;&amp;[.A18]&amp;&quot;',&quot;" office:value-type="string" office:string-value="'blackwater_mountain15',">
            <text:p>'blackwater_mountain15',</text:p>
          </table:table-cell>
        </table:table-row>
        <table:table-row table:style-name="ro13">
          <table:table-cell office:value-type="string">
            <text:p>blackwater_mountain16</text:p>
          </table:table-cell>
          <table:table-cell office:value-type="string">
            <text:p>tmx</text:p>
          </table:table-cell>
          <table:table-cell table:formula="of:=&quot;'&quot;&amp;[.A19]&amp;&quot;',&quot;" office:value-type="string" office:string-value="'blackwater_mountain16',">
            <text:p>'blackwater_mountain16',</text:p>
          </table:table-cell>
        </table:table-row>
        <table:table-row table:style-name="ro13">
          <table:table-cell office:value-type="string">
            <text:p>blackwater_mountain17</text:p>
          </table:table-cell>
          <table:table-cell office:value-type="string">
            <text:p>tmx</text:p>
          </table:table-cell>
          <table:table-cell table:formula="of:=&quot;'&quot;&amp;[.A20]&amp;&quot;',&quot;" office:value-type="string" office:string-value="'blackwater_mountain17',">
            <text:p>'blackwater_mountain17',</text:p>
          </table:table-cell>
        </table:table-row>
        <table:table-row table:style-name="ro13">
          <table:table-cell office:value-type="string">
            <text:p>blackwater_mountain18</text:p>
          </table:table-cell>
          <table:table-cell office:value-type="string">
            <text:p>tmx</text:p>
          </table:table-cell>
          <table:table-cell table:formula="of:=&quot;'&quot;&amp;[.A21]&amp;&quot;',&quot;" office:value-type="string" office:string-value="'blackwater_mountain18',">
            <text:p>'blackwater_mountain18',</text:p>
          </table:table-cell>
        </table:table-row>
        <table:table-row table:style-name="ro13">
          <table:table-cell office:value-type="string">
            <text:p>blackwater_mountain19</text:p>
          </table:table-cell>
          <table:table-cell office:value-type="string">
            <text:p>tmx</text:p>
          </table:table-cell>
          <table:table-cell table:formula="of:=&quot;'&quot;&amp;[.A22]&amp;&quot;',&quot;" office:value-type="string" office:string-value="'blackwater_mountain19',">
            <text:p>'blackwater_mountain19',</text:p>
          </table:table-cell>
        </table:table-row>
        <table:table-row table:style-name="ro13">
          <table:table-cell office:value-type="string">
            <text:p>blackwater_mountain2</text:p>
          </table:table-cell>
          <table:table-cell office:value-type="string">
            <text:p>tmx</text:p>
          </table:table-cell>
          <table:table-cell table:formula="of:=&quot;'&quot;&amp;[.A23]&amp;&quot;',&quot;" office:value-type="string" office:string-value="'blackwater_mountain2',">
            <text:p>'blackwater_mountain2',</text:p>
          </table:table-cell>
        </table:table-row>
        <table:table-row table:style-name="ro13">
          <table:table-cell office:value-type="string">
            <text:p>blackwater_mountain20</text:p>
          </table:table-cell>
          <table:table-cell office:value-type="string">
            <text:p>tmx</text:p>
          </table:table-cell>
          <table:table-cell table:formula="of:=&quot;'&quot;&amp;[.A24]&amp;&quot;',&quot;" office:value-type="string" office:string-value="'blackwater_mountain20',">
            <text:p>'blackwater_mountain20',</text:p>
          </table:table-cell>
        </table:table-row>
        <table:table-row table:style-name="ro13">
          <table:table-cell office:value-type="string">
            <text:p>blackwater_mountain21</text:p>
          </table:table-cell>
          <table:table-cell office:value-type="string">
            <text:p>tmx</text:p>
          </table:table-cell>
          <table:table-cell table:formula="of:=&quot;'&quot;&amp;[.A25]&amp;&quot;',&quot;" office:value-type="string" office:string-value="'blackwater_mountain21',">
            <text:p>'blackwater_mountain21',</text:p>
          </table:table-cell>
        </table:table-row>
        <table:table-row table:style-name="ro13">
          <table:table-cell office:value-type="string">
            <text:p>blackwater_mountain22</text:p>
          </table:table-cell>
          <table:table-cell office:value-type="string">
            <text:p>tmx</text:p>
          </table:table-cell>
          <table:table-cell table:formula="of:=&quot;'&quot;&amp;[.A26]&amp;&quot;',&quot;" office:value-type="string" office:string-value="'blackwater_mountain22',">
            <text:p>'blackwater_mountain22',</text:p>
          </table:table-cell>
        </table:table-row>
        <table:table-row table:style-name="ro13">
          <table:table-cell office:value-type="string">
            <text:p>blackwater_mountain23</text:p>
          </table:table-cell>
          <table:table-cell office:value-type="string">
            <text:p>tmx</text:p>
          </table:table-cell>
          <table:table-cell table:formula="of:=&quot;'&quot;&amp;[.A27]&amp;&quot;',&quot;" office:value-type="string" office:string-value="'blackwater_mountain23',">
            <text:p>'blackwater_mountain23',</text:p>
          </table:table-cell>
        </table:table-row>
        <table:table-row table:style-name="ro13">
          <table:table-cell office:value-type="string">
            <text:p>blackwater_mountain24</text:p>
          </table:table-cell>
          <table:table-cell office:value-type="string">
            <text:p>tmx</text:p>
          </table:table-cell>
          <table:table-cell table:formula="of:=&quot;'&quot;&amp;[.A28]&amp;&quot;',&quot;" office:value-type="string" office:string-value="'blackwater_mountain24',">
            <text:p>'blackwater_mountain24',</text:p>
          </table:table-cell>
        </table:table-row>
        <table:table-row table:style-name="ro13">
          <table:table-cell office:value-type="string">
            <text:p>blackwater_mountain25</text:p>
          </table:table-cell>
          <table:table-cell office:value-type="string">
            <text:p>tmx</text:p>
          </table:table-cell>
          <table:table-cell table:formula="of:=&quot;'&quot;&amp;[.A29]&amp;&quot;',&quot;" office:value-type="string" office:string-value="'blackwater_mountain25',">
            <text:p>'blackwater_mountain25',</text:p>
          </table:table-cell>
        </table:table-row>
        <table:table-row table:style-name="ro13">
          <table:table-cell office:value-type="string">
            <text:p>blackwater_mountain26</text:p>
          </table:table-cell>
          <table:table-cell office:value-type="string">
            <text:p>tmx</text:p>
          </table:table-cell>
          <table:table-cell table:formula="of:=&quot;'&quot;&amp;[.A30]&amp;&quot;',&quot;" office:value-type="string" office:string-value="'blackwater_mountain26',">
            <text:p>'blackwater_mountain26',</text:p>
          </table:table-cell>
        </table:table-row>
        <table:table-row table:style-name="ro13">
          <table:table-cell office:value-type="string">
            <text:p>blackwater_mountain27</text:p>
          </table:table-cell>
          <table:table-cell office:value-type="string">
            <text:p>tmx</text:p>
          </table:table-cell>
          <table:table-cell table:formula="of:=&quot;'&quot;&amp;[.A31]&amp;&quot;',&quot;" office:value-type="string" office:string-value="'blackwater_mountain27',">
            <text:p>'blackwater_mountain27',</text:p>
          </table:table-cell>
        </table:table-row>
        <table:table-row table:style-name="ro13">
          <table:table-cell office:value-type="string">
            <text:p>blackwater_mountain28</text:p>
          </table:table-cell>
          <table:table-cell office:value-type="string">
            <text:p>tmx</text:p>
          </table:table-cell>
          <table:table-cell table:formula="of:=&quot;'&quot;&amp;[.A32]&amp;&quot;',&quot;" office:value-type="string" office:string-value="'blackwater_mountain28',">
            <text:p>'blackwater_mountain28',</text:p>
          </table:table-cell>
        </table:table-row>
        <table:table-row table:style-name="ro13">
          <table:table-cell office:value-type="string">
            <text:p>blackwater_mountain29</text:p>
          </table:table-cell>
          <table:table-cell office:value-type="string">
            <text:p>tmx</text:p>
          </table:table-cell>
          <table:table-cell table:formula="of:=&quot;'&quot;&amp;[.A33]&amp;&quot;',&quot;" office:value-type="string" office:string-value="'blackwater_mountain29',">
            <text:p>'blackwater_mountain29',</text:p>
          </table:table-cell>
        </table:table-row>
        <table:table-row table:style-name="ro13">
          <table:table-cell office:value-type="string">
            <text:p>blackwater_mountain3</text:p>
          </table:table-cell>
          <table:table-cell office:value-type="string">
            <text:p>tmx</text:p>
          </table:table-cell>
          <table:table-cell table:formula="of:=&quot;'&quot;&amp;[.A34]&amp;&quot;',&quot;" office:value-type="string" office:string-value="'blackwater_mountain3',">
            <text:p>'blackwater_mountain3',</text:p>
          </table:table-cell>
        </table:table-row>
        <table:table-row table:style-name="ro13">
          <table:table-cell office:value-type="string">
            <text:p>blackwater_mountain30</text:p>
          </table:table-cell>
          <table:table-cell office:value-type="string">
            <text:p>tmx</text:p>
          </table:table-cell>
          <table:table-cell table:formula="of:=&quot;'&quot;&amp;[.A35]&amp;&quot;',&quot;" office:value-type="string" office:string-value="'blackwater_mountain30',">
            <text:p>'blackwater_mountain30',</text:p>
          </table:table-cell>
        </table:table-row>
        <table:table-row table:style-name="ro13">
          <table:table-cell office:value-type="string">
            <text:p>blackwater_mountain31</text:p>
          </table:table-cell>
          <table:table-cell office:value-type="string">
            <text:p>tmx</text:p>
          </table:table-cell>
          <table:table-cell table:formula="of:=&quot;'&quot;&amp;[.A36]&amp;&quot;',&quot;" office:value-type="string" office:string-value="'blackwater_mountain31',">
            <text:p>'blackwater_mountain31',</text:p>
          </table:table-cell>
        </table:table-row>
        <table:table-row table:style-name="ro13">
          <table:table-cell office:value-type="string">
            <text:p>blackwater_mountain32</text:p>
          </table:table-cell>
          <table:table-cell office:value-type="string">
            <text:p>tmx</text:p>
          </table:table-cell>
          <table:table-cell table:formula="of:=&quot;'&quot;&amp;[.A37]&amp;&quot;',&quot;" office:value-type="string" office:string-value="'blackwater_mountain32',">
            <text:p>'blackwater_mountain32',</text:p>
          </table:table-cell>
        </table:table-row>
        <table:table-row table:style-name="ro13">
          <table:table-cell office:value-type="string">
            <text:p>blackwater_mountain33</text:p>
          </table:table-cell>
          <table:table-cell office:value-type="string">
            <text:p>tmx</text:p>
          </table:table-cell>
          <table:table-cell table:formula="of:=&quot;'&quot;&amp;[.A38]&amp;&quot;',&quot;" office:value-type="string" office:string-value="'blackwater_mountain33',">
            <text:p>'blackwater_mountain33',</text:p>
          </table:table-cell>
        </table:table-row>
        <table:table-row table:style-name="ro13">
          <table:table-cell office:value-type="string">
            <text:p>blackwater_mountain34</text:p>
          </table:table-cell>
          <table:table-cell office:value-type="string">
            <text:p>tmx</text:p>
          </table:table-cell>
          <table:table-cell table:formula="of:=&quot;'&quot;&amp;[.A39]&amp;&quot;',&quot;" office:value-type="string" office:string-value="'blackwater_mountain34',">
            <text:p>'blackwater_mountain34',</text:p>
          </table:table-cell>
        </table:table-row>
        <table:table-row table:style-name="ro13">
          <table:table-cell office:value-type="string">
            <text:p>blackwater_mountain35</text:p>
          </table:table-cell>
          <table:table-cell office:value-type="string">
            <text:p>tmx</text:p>
          </table:table-cell>
          <table:table-cell table:formula="of:=&quot;'&quot;&amp;[.A40]&amp;&quot;',&quot;" office:value-type="string" office:string-value="'blackwater_mountain35',">
            <text:p>'blackwater_mountain35',</text:p>
          </table:table-cell>
        </table:table-row>
        <table:table-row table:style-name="ro13">
          <table:table-cell office:value-type="string">
            <text:p>blackwater_mountain36</text:p>
          </table:table-cell>
          <table:table-cell office:value-type="string">
            <text:p>tmx</text:p>
          </table:table-cell>
          <table:table-cell table:formula="of:=&quot;'&quot;&amp;[.A41]&amp;&quot;',&quot;" office:value-type="string" office:string-value="'blackwater_mountain36',">
            <text:p>'blackwater_mountain36',</text:p>
          </table:table-cell>
        </table:table-row>
        <table:table-row table:style-name="ro13">
          <table:table-cell office:value-type="string">
            <text:p>blackwater_mountain37</text:p>
          </table:table-cell>
          <table:table-cell office:value-type="string">
            <text:p>tmx</text:p>
          </table:table-cell>
          <table:table-cell table:formula="of:=&quot;'&quot;&amp;[.A42]&amp;&quot;',&quot;" office:value-type="string" office:string-value="'blackwater_mountain37',">
            <text:p>'blackwater_mountain37',</text:p>
          </table:table-cell>
        </table:table-row>
        <table:table-row table:style-name="ro13">
          <table:table-cell office:value-type="string">
            <text:p>blackwater_mountain38</text:p>
          </table:table-cell>
          <table:table-cell office:value-type="string">
            <text:p>tmx</text:p>
          </table:table-cell>
          <table:table-cell table:formula="of:=&quot;'&quot;&amp;[.A43]&amp;&quot;',&quot;" office:value-type="string" office:string-value="'blackwater_mountain38',">
            <text:p>'blackwater_mountain38',</text:p>
          </table:table-cell>
        </table:table-row>
        <table:table-row table:style-name="ro13">
          <table:table-cell office:value-type="string">
            <text:p>blackwater_mountain39</text:p>
          </table:table-cell>
          <table:table-cell office:value-type="string">
            <text:p>tmx</text:p>
          </table:table-cell>
          <table:table-cell table:formula="of:=&quot;'&quot;&amp;[.A44]&amp;&quot;',&quot;" office:value-type="string" office:string-value="'blackwater_mountain39',">
            <text:p>'blackwater_mountain39',</text:p>
          </table:table-cell>
        </table:table-row>
        <table:table-row table:style-name="ro13">
          <table:table-cell office:value-type="string">
            <text:p>blackwater_mountain39a</text:p>
          </table:table-cell>
          <table:table-cell office:value-type="string">
            <text:p>tmx</text:p>
          </table:table-cell>
          <table:table-cell table:formula="of:=&quot;'&quot;&amp;[.A45]&amp;&quot;',&quot;" office:value-type="string" office:string-value="'blackwater_mountain39a',">
            <text:p>'blackwater_mountain39a',</text:p>
          </table:table-cell>
        </table:table-row>
        <table:table-row table:style-name="ro13">
          <table:table-cell office:value-type="string">
            <text:p>blackwater_mountain4</text:p>
          </table:table-cell>
          <table:table-cell office:value-type="string">
            <text:p>tmx</text:p>
          </table:table-cell>
          <table:table-cell table:formula="of:=&quot;'&quot;&amp;[.A46]&amp;&quot;',&quot;" office:value-type="string" office:string-value="'blackwater_mountain4',">
            <text:p>'blackwater_mountain4',</text:p>
          </table:table-cell>
        </table:table-row>
        <table:table-row table:style-name="ro13">
          <table:table-cell office:value-type="string">
            <text:p>blackwater_mountain40</text:p>
          </table:table-cell>
          <table:table-cell office:value-type="string">
            <text:p>tmx</text:p>
          </table:table-cell>
          <table:table-cell table:formula="of:=&quot;'&quot;&amp;[.A47]&amp;&quot;',&quot;" office:value-type="string" office:string-value="'blackwater_mountain40',">
            <text:p>'blackwater_mountain40',</text:p>
          </table:table-cell>
        </table:table-row>
        <table:table-row table:style-name="ro13">
          <table:table-cell office:value-type="string">
            <text:p>blackwater_mountain41</text:p>
          </table:table-cell>
          <table:table-cell office:value-type="string">
            <text:p>tmx</text:p>
          </table:table-cell>
          <table:table-cell table:formula="of:=&quot;'&quot;&amp;[.A48]&amp;&quot;',&quot;" office:value-type="string" office:string-value="'blackwater_mountain41',">
            <text:p>'blackwater_mountain41',</text:p>
          </table:table-cell>
        </table:table-row>
        <table:table-row table:style-name="ro13">
          <table:table-cell office:value-type="string">
            <text:p>blackwater_mountain42</text:p>
          </table:table-cell>
          <table:table-cell office:value-type="string">
            <text:p>tmx</text:p>
          </table:table-cell>
          <table:table-cell table:formula="of:=&quot;'&quot;&amp;[.A49]&amp;&quot;',&quot;" office:value-type="string" office:string-value="'blackwater_mountain42',">
            <text:p>'blackwater_mountain42',</text:p>
          </table:table-cell>
        </table:table-row>
        <table:table-row table:style-name="ro13">
          <table:table-cell office:value-type="string">
            <text:p>blackwater_mountain43</text:p>
          </table:table-cell>
          <table:table-cell office:value-type="string">
            <text:p>tmx</text:p>
          </table:table-cell>
          <table:table-cell table:formula="of:=&quot;'&quot;&amp;[.A50]&amp;&quot;',&quot;" office:value-type="string" office:string-value="'blackwater_mountain43',">
            <text:p>'blackwater_mountain43',</text:p>
          </table:table-cell>
        </table:table-row>
        <table:table-row table:style-name="ro13">
          <table:table-cell office:value-type="string">
            <text:p>blackwater_mountain44</text:p>
          </table:table-cell>
          <table:table-cell office:value-type="string">
            <text:p>tmx</text:p>
          </table:table-cell>
          <table:table-cell table:formula="of:=&quot;'&quot;&amp;[.A51]&amp;&quot;',&quot;" office:value-type="string" office:string-value="'blackwater_mountain44',">
            <text:p>'blackwater_mountain44',</text:p>
          </table:table-cell>
        </table:table-row>
        <table:table-row table:style-name="ro13">
          <table:table-cell office:value-type="string">
            <text:p>blackwater_mountain45</text:p>
          </table:table-cell>
          <table:table-cell office:value-type="string">
            <text:p>tmx</text:p>
          </table:table-cell>
          <table:table-cell table:formula="of:=&quot;'&quot;&amp;[.A52]&amp;&quot;',&quot;" office:value-type="string" office:string-value="'blackwater_mountain45',">
            <text:p>'blackwater_mountain45',</text:p>
          </table:table-cell>
        </table:table-row>
        <table:table-row table:style-name="ro13">
          <table:table-cell office:value-type="string">
            <text:p>blackwater_mountain46</text:p>
          </table:table-cell>
          <table:table-cell office:value-type="string">
            <text:p>tmx</text:p>
          </table:table-cell>
          <table:table-cell table:formula="of:=&quot;'&quot;&amp;[.A53]&amp;&quot;',&quot;" office:value-type="string" office:string-value="'blackwater_mountain46',">
            <text:p>'blackwater_mountain46',</text:p>
          </table:table-cell>
        </table:table-row>
        <table:table-row table:style-name="ro13">
          <table:table-cell office:value-type="string">
            <text:p>blackwater_mountain47</text:p>
          </table:table-cell>
          <table:table-cell office:value-type="string">
            <text:p>tmx</text:p>
          </table:table-cell>
          <table:table-cell table:formula="of:=&quot;'&quot;&amp;[.A54]&amp;&quot;',&quot;" office:value-type="string" office:string-value="'blackwater_mountain47',">
            <text:p>'blackwater_mountain47',</text:p>
          </table:table-cell>
        </table:table-row>
        <table:table-row table:style-name="ro13">
          <table:table-cell office:value-type="string">
            <text:p>blackwater_mountain48</text:p>
          </table:table-cell>
          <table:table-cell office:value-type="string">
            <text:p>tmx</text:p>
          </table:table-cell>
          <table:table-cell table:formula="of:=&quot;'&quot;&amp;[.A55]&amp;&quot;',&quot;" office:value-type="string" office:string-value="'blackwater_mountain48',">
            <text:p>'blackwater_mountain48',</text:p>
          </table:table-cell>
        </table:table-row>
        <table:table-row table:style-name="ro13">
          <table:table-cell office:value-type="string">
            <text:p>blackwater_mountain49</text:p>
          </table:table-cell>
          <table:table-cell office:value-type="string">
            <text:p>tmx</text:p>
          </table:table-cell>
          <table:table-cell table:formula="of:=&quot;'&quot;&amp;[.A56]&amp;&quot;',&quot;" office:value-type="string" office:string-value="'blackwater_mountain49',">
            <text:p>'blackwater_mountain49',</text:p>
          </table:table-cell>
        </table:table-row>
        <table:table-row table:style-name="ro13">
          <table:table-cell office:value-type="string">
            <text:p>blackwater_mountain4a</text:p>
          </table:table-cell>
          <table:table-cell office:value-type="string">
            <text:p>tmx</text:p>
          </table:table-cell>
          <table:table-cell table:formula="of:=&quot;'&quot;&amp;[.A57]&amp;&quot;',&quot;" office:value-type="string" office:string-value="'blackwater_mountain4a',">
            <text:p>'blackwater_mountain4a',</text:p>
          </table:table-cell>
        </table:table-row>
        <table:table-row table:style-name="ro13">
          <table:table-cell office:value-type="string">
            <text:p>blackwater_mountain5</text:p>
          </table:table-cell>
          <table:table-cell office:value-type="string">
            <text:p>tmx</text:p>
          </table:table-cell>
          <table:table-cell table:formula="of:=&quot;'&quot;&amp;[.A58]&amp;&quot;',&quot;" office:value-type="string" office:string-value="'blackwater_mountain5',">
            <text:p>'blackwater_mountain5',</text:p>
          </table:table-cell>
        </table:table-row>
        <table:table-row table:style-name="ro13">
          <table:table-cell office:value-type="string">
            <text:p>blackwater_mountain50</text:p>
          </table:table-cell>
          <table:table-cell office:value-type="string">
            <text:p>tmx</text:p>
          </table:table-cell>
          <table:table-cell table:formula="of:=&quot;'&quot;&amp;[.A59]&amp;&quot;',&quot;" office:value-type="string" office:string-value="'blackwater_mountain50',">
            <text:p>'blackwater_mountain50',</text:p>
          </table:table-cell>
        </table:table-row>
        <table:table-row table:style-name="ro13">
          <table:table-cell office:value-type="string">
            <text:p>blackwater_mountain51</text:p>
          </table:table-cell>
          <table:table-cell office:value-type="string">
            <text:p>tmx</text:p>
          </table:table-cell>
          <table:table-cell table:formula="of:=&quot;'&quot;&amp;[.A60]&amp;&quot;',&quot;" office:value-type="string" office:string-value="'blackwater_mountain51',">
            <text:p>'blackwater_mountain51',</text:p>
          </table:table-cell>
        </table:table-row>
        <table:table-row table:style-name="ro13">
          <table:table-cell office:value-type="string">
            <text:p>blackwater_mountain52</text:p>
          </table:table-cell>
          <table:table-cell office:value-type="string">
            <text:p>tmx</text:p>
          </table:table-cell>
          <table:table-cell table:formula="of:=&quot;'&quot;&amp;[.A61]&amp;&quot;',&quot;" office:value-type="string" office:string-value="'blackwater_mountain52',">
            <text:p>'blackwater_mountain52',</text:p>
          </table:table-cell>
        </table:table-row>
        <table:table-row table:style-name="ro13">
          <table:table-cell office:value-type="string">
            <text:p>blackwater_mountain53</text:p>
          </table:table-cell>
          <table:table-cell office:value-type="string">
            <text:p>tmx</text:p>
          </table:table-cell>
          <table:table-cell table:formula="of:=&quot;'&quot;&amp;[.A62]&amp;&quot;',&quot;" office:value-type="string" office:string-value="'blackwater_mountain53',">
            <text:p>'blackwater_mountain53',</text:p>
          </table:table-cell>
        </table:table-row>
        <table:table-row table:style-name="ro13">
          <table:table-cell office:value-type="string">
            <text:p>blackwater_mountain54</text:p>
          </table:table-cell>
          <table:table-cell office:value-type="string">
            <text:p>tmx</text:p>
          </table:table-cell>
          <table:table-cell table:formula="of:=&quot;'&quot;&amp;[.A63]&amp;&quot;',&quot;" office:value-type="string" office:string-value="'blackwater_mountain54',">
            <text:p>'blackwater_mountain54',</text:p>
          </table:table-cell>
        </table:table-row>
        <table:table-row table:style-name="ro13">
          <table:table-cell office:value-type="string">
            <text:p>blackwater_mountain5a</text:p>
          </table:table-cell>
          <table:table-cell office:value-type="string">
            <text:p>tmx</text:p>
          </table:table-cell>
          <table:table-cell table:formula="of:=&quot;'&quot;&amp;[.A64]&amp;&quot;',&quot;" office:value-type="string" office:string-value="'blackwater_mountain5a',">
            <text:p>'blackwater_mountain5a',</text:p>
          </table:table-cell>
        </table:table-row>
        <table:table-row table:style-name="ro13">
          <table:table-cell office:value-type="string">
            <text:p>blackwater_mountain5c</text:p>
          </table:table-cell>
          <table:table-cell office:value-type="string">
            <text:p>tmx</text:p>
          </table:table-cell>
          <table:table-cell table:formula="of:=&quot;'&quot;&amp;[.A65]&amp;&quot;',&quot;" office:value-type="string" office:string-value="'blackwater_mountain5c',">
            <text:p>'blackwater_mountain5c',</text:p>
          </table:table-cell>
        </table:table-row>
        <table:table-row table:style-name="ro13">
          <table:table-cell office:value-type="string">
            <text:p>blackwater_mountain6</text:p>
          </table:table-cell>
          <table:table-cell office:value-type="string">
            <text:p>tmx</text:p>
          </table:table-cell>
          <table:table-cell table:formula="of:=&quot;'&quot;&amp;[.A66]&amp;&quot;',&quot;" office:value-type="string" office:string-value="'blackwater_mountain6',">
            <text:p>'blackwater_mountain6',</text:p>
          </table:table-cell>
        </table:table-row>
        <table:table-row table:style-name="ro13">
          <table:table-cell office:value-type="string">
            <text:p>blackwater_mountain7</text:p>
          </table:table-cell>
          <table:table-cell office:value-type="string">
            <text:p>tmx</text:p>
          </table:table-cell>
          <table:table-cell table:formula="of:=&quot;'&quot;&amp;[.A67]&amp;&quot;',&quot;" office:value-type="string" office:string-value="'blackwater_mountain7',">
            <text:p>'blackwater_mountain7',</text:p>
          </table:table-cell>
        </table:table-row>
        <table:table-row table:style-name="ro13">
          <table:table-cell office:value-type="string">
            <text:p>blackwater_mountain7a</text:p>
          </table:table-cell>
          <table:table-cell office:value-type="string">
            <text:p>tmx</text:p>
          </table:table-cell>
          <table:table-cell table:formula="of:=&quot;'&quot;&amp;[.A68]&amp;&quot;',&quot;" office:value-type="string" office:string-value="'blackwater_mountain7a',">
            <text:p>'blackwater_mountain7a',</text:p>
          </table:table-cell>
        </table:table-row>
        <table:table-row table:style-name="ro13">
          <table:table-cell office:value-type="string">
            <text:p>blackwater_mountain8</text:p>
          </table:table-cell>
          <table:table-cell office:value-type="string">
            <text:p>tmx</text:p>
          </table:table-cell>
          <table:table-cell table:formula="of:=&quot;'&quot;&amp;[.A69]&amp;&quot;',&quot;" office:value-type="string" office:string-value="'blackwater_mountain8',">
            <text:p>'blackwater_mountain8',</text:p>
          </table:table-cell>
        </table:table-row>
        <table:table-row table:style-name="ro13">
          <table:table-cell office:value-type="string">
            <text:p>blackwater_mountain9</text:p>
          </table:table-cell>
          <table:table-cell office:value-type="string">
            <text:p>tmx</text:p>
          </table:table-cell>
          <table:table-cell table:formula="of:=&quot;'&quot;&amp;[.A70]&amp;&quot;',&quot;" office:value-type="string" office:string-value="'blackwater_mountain9',">
            <text:p>'blackwater_mountain9',</text:p>
          </table:table-cell>
        </table:table-row>
        <table:table-row table:style-name="ro13">
          <table:table-cell office:value-type="string">
            <text:p>catacombs1</text:p>
          </table:table-cell>
          <table:table-cell office:value-type="string">
            <text:p>tmx</text:p>
          </table:table-cell>
          <table:table-cell table:formula="of:=&quot;'&quot;&amp;[.A71]&amp;&quot;',&quot;" office:value-type="string" office:string-value="'catacombs1',">
            <text:p>'catacombs1',</text:p>
          </table:table-cell>
        </table:table-row>
        <table:table-row table:style-name="ro13">
          <table:table-cell office:value-type="string">
            <text:p>catacombs2</text:p>
          </table:table-cell>
          <table:table-cell office:value-type="string">
            <text:p>tmx</text:p>
          </table:table-cell>
          <table:table-cell table:formula="of:=&quot;'&quot;&amp;[.A72]&amp;&quot;',&quot;" office:value-type="string" office:string-value="'catacombs2',">
            <text:p>'catacombs2',</text:p>
          </table:table-cell>
        </table:table-row>
        <table:table-row table:style-name="ro13">
          <table:table-cell office:value-type="string">
            <text:p>catacombs3</text:p>
          </table:table-cell>
          <table:table-cell office:value-type="string">
            <text:p>tmx</text:p>
          </table:table-cell>
          <table:table-cell table:formula="of:=&quot;'&quot;&amp;[.A73]&amp;&quot;',&quot;" office:value-type="string" office:string-value="'catacombs3',">
            <text:p>'catacombs3',</text:p>
          </table:table-cell>
        </table:table-row>
        <table:table-row table:style-name="ro13">
          <table:table-cell office:value-type="string">
            <text:p>catacombs4</text:p>
          </table:table-cell>
          <table:table-cell office:value-type="string">
            <text:p>tmx</text:p>
          </table:table-cell>
          <table:table-cell table:formula="of:=&quot;'&quot;&amp;[.A74]&amp;&quot;',&quot;" office:value-type="string" office:string-value="'catacombs4',">
            <text:p>'catacombs4',</text:p>
          </table:table-cell>
        </table:table-row>
        <table:table-row table:style-name="ro13">
          <table:table-cell office:value-type="string">
            <text:p>clearing_level1</text:p>
          </table:table-cell>
          <table:table-cell office:value-type="string">
            <text:p>tmx</text:p>
          </table:table-cell>
          <table:table-cell table:formula="of:=&quot;'&quot;&amp;[.A75]&amp;&quot;',&quot;" office:value-type="string" office:string-value="'clearing_level1',">
            <text:p>'clearing_level1',</text:p>
          </table:table-cell>
        </table:table-row>
        <table:table-row table:style-name="ro13">
          <table:table-cell office:value-type="string">
            <text:p>clearing_level2</text:p>
          </table:table-cell>
          <table:table-cell office:value-type="string">
            <text:p>tmx</text:p>
          </table:table-cell>
          <table:table-cell table:formula="of:=&quot;'&quot;&amp;[.A76]&amp;&quot;',&quot;" office:value-type="string" office:string-value="'clearing_level2',">
            <text:p>'clearing_level2',</text:p>
          </table:table-cell>
        </table:table-row>
        <table:table-row table:style-name="ro13">
          <table:table-cell office:value-type="string">
            <text:p>crackshot_hideout1</text:p>
          </table:table-cell>
          <table:table-cell office:value-type="string">
            <text:p>tmx</text:p>
          </table:table-cell>
          <table:table-cell table:formula="of:=&quot;'&quot;&amp;[.A77]&amp;&quot;',&quot;" office:value-type="string" office:string-value="'crackshot_hideout1',">
            <text:p>'crackshot_hideout1',</text:p>
          </table:table-cell>
        </table:table-row>
        <table:table-row table:style-name="ro13">
          <table:table-cell office:value-type="string">
            <text:p>crackshot_hideout2</text:p>
          </table:table-cell>
          <table:table-cell office:value-type="string">
            <text:p>tmx</text:p>
          </table:table-cell>
          <table:table-cell table:formula="of:=&quot;'&quot;&amp;[.A78]&amp;&quot;',&quot;" office:value-type="string" office:string-value="'crackshot_hideout2',">
            <text:p>'crackshot_hideout2',</text:p>
          </table:table-cell>
        </table:table-row>
        <table:table-row table:style-name="ro13">
          <table:table-cell office:value-type="string">
            <text:p>crackshot_hideout3</text:p>
          </table:table-cell>
          <table:table-cell office:value-type="string">
            <text:p>tmx</text:p>
          </table:table-cell>
          <table:table-cell table:formula="of:=&quot;'&quot;&amp;[.A79]&amp;&quot;',&quot;" office:value-type="string" office:string-value="'crackshot_hideout3',">
            <text:p>'crackshot_hideout3',</text:p>
          </table:table-cell>
        </table:table-row>
        <table:table-row table:style-name="ro13">
          <table:table-cell office:value-type="string">
            <text:p>crossglen</text:p>
          </table:table-cell>
          <table:table-cell office:value-type="string">
            <text:p>tmx</text:p>
          </table:table-cell>
          <table:table-cell table:formula="of:=&quot;'&quot;&amp;[.A80]&amp;&quot;',&quot;" office:value-type="string" office:string-value="'crossglen',">
            <text:p>'crossglen',</text:p>
          </table:table-cell>
        </table:table-row>
        <table:table-row table:style-name="ro13">
          <table:table-cell office:value-type="string">
            <text:p>crossglen_cave</text:p>
          </table:table-cell>
          <table:table-cell office:value-type="string">
            <text:p>tmx</text:p>
          </table:table-cell>
          <table:table-cell table:formula="of:=&quot;'&quot;&amp;[.A81]&amp;&quot;',&quot;" office:value-type="string" office:string-value="'crossglen_cave',">
            <text:p>'crossglen_cave',</text:p>
          </table:table-cell>
        </table:table-row>
        <table:table-row table:style-name="ro13">
          <table:table-cell office:value-type="string">
            <text:p>crossglen_farmhouse</text:p>
          </table:table-cell>
          <table:table-cell office:value-type="string">
            <text:p>tmx</text:p>
          </table:table-cell>
          <table:table-cell table:formula="of:=&quot;'&quot;&amp;[.A82]&amp;&quot;',&quot;" office:value-type="string" office:string-value="'crossglen_farmhouse',">
            <text:p>'crossglen_farmhouse',</text:p>
          </table:table-cell>
        </table:table-row>
        <table:table-row table:style-name="ro13">
          <table:table-cell office:value-type="string">
            <text:p>crossglen_farmhouse_basement</text:p>
          </table:table-cell>
          <table:table-cell office:value-type="string">
            <text:p>tmx</text:p>
          </table:table-cell>
          <table:table-cell table:formula="of:=&quot;'&quot;&amp;[.A83]&amp;&quot;',&quot;" office:value-type="string" office:string-value="'crossglen_farmhouse_basement',">
            <text:p>'crossglen_farmhouse_basement',</text:p>
          </table:table-cell>
        </table:table-row>
        <table:table-row table:style-name="ro13">
          <table:table-cell office:value-type="string">
            <text:p>crossglen_hall</text:p>
          </table:table-cell>
          <table:table-cell office:value-type="string">
            <text:p>tmx</text:p>
          </table:table-cell>
          <table:table-cell table:formula="of:=&quot;'&quot;&amp;[.A84]&amp;&quot;',&quot;" office:value-type="string" office:string-value="'crossglen_hall',">
            <text:p>'crossglen_hall',</text:p>
          </table:table-cell>
        </table:table-row>
        <table:table-row table:style-name="ro13">
          <table:table-cell office:value-type="string">
            <text:p>crossglen_smith</text:p>
          </table:table-cell>
          <table:table-cell office:value-type="string">
            <text:p>tmx</text:p>
          </table:table-cell>
          <table:table-cell table:formula="of:=&quot;'&quot;&amp;[.A85]&amp;&quot;',&quot;" office:value-type="string" office:string-value="'crossglen_smith',">
            <text:p>'crossglen_smith',</text:p>
          </table:table-cell>
        </table:table-row>
        <table:table-row table:style-name="ro13">
          <table:table-cell office:value-type="string">
            <text:p>crossroads</text:p>
          </table:table-cell>
          <table:table-cell office:value-type="string">
            <text:p>tmx</text:p>
          </table:table-cell>
          <table:table-cell table:formula="of:=&quot;'&quot;&amp;[.A86]&amp;&quot;',&quot;" office:value-type="string" office:string-value="'crossroads',">
            <text:p>'crossroads',</text:p>
          </table:table-cell>
        </table:table-row>
        <table:table-row table:style-name="ro13">
          <table:table-cell office:value-type="string">
            <text:p>debugmap</text:p>
          </table:table-cell>
          <table:table-cell office:value-type="string">
            <text:p>tmx</text:p>
          </table:table-cell>
          <table:table-cell table:formula="of:=&quot;'&quot;&amp;[.A87]&amp;&quot;',&quot;" office:value-type="string" office:string-value="'debugmap',">
            <text:p>'debugmap',</text:p>
          </table:table-cell>
        </table:table-row>
        <table:table-row table:style-name="ro13">
          <table:table-cell office:value-type="string">
            <text:p>elm_mine0</text:p>
          </table:table-cell>
          <table:table-cell office:value-type="string">
            <text:p>tmx</text:p>
          </table:table-cell>
          <table:table-cell table:formula="of:=&quot;'&quot;&amp;[.A88]&amp;&quot;',&quot;" office:value-type="string" office:string-value="'elm_mine0',">
            <text:p>'elm_mine0',</text:p>
          </table:table-cell>
        </table:table-row>
        <table:table-row table:style-name="ro13">
          <table:table-cell office:value-type="string">
            <text:p>elm_mine1</text:p>
          </table:table-cell>
          <table:table-cell office:value-type="string">
            <text:p>tmx</text:p>
          </table:table-cell>
          <table:table-cell table:formula="of:=&quot;'&quot;&amp;[.A89]&amp;&quot;',&quot;" office:value-type="string" office:string-value="'elm_mine1',">
            <text:p>'elm_mine1',</text:p>
          </table:table-cell>
        </table:table-row>
        <table:table-row table:style-name="ro13">
          <table:table-cell office:value-type="string">
            <text:p>fallhaven_alaun</text:p>
          </table:table-cell>
          <table:table-cell office:value-type="string">
            <text:p>tmx</text:p>
          </table:table-cell>
          <table:table-cell table:formula="of:=&quot;'&quot;&amp;[.A90]&amp;&quot;',&quot;" office:value-type="string" office:string-value="'fallhaven_alaun',">
            <text:p>'fallhaven_alaun',</text:p>
          </table:table-cell>
        </table:table-row>
        <table:table-row table:style-name="ro13">
          <table:table-cell office:value-type="string">
            <text:p>fallhaven_arcir</text:p>
          </table:table-cell>
          <table:table-cell office:value-type="string">
            <text:p>tmx</text:p>
          </table:table-cell>
          <table:table-cell table:formula="of:=&quot;'&quot;&amp;[.A91]&amp;&quot;',&quot;" office:value-type="string" office:string-value="'fallhaven_arcir',">
            <text:p>'fallhaven_arcir',</text:p>
          </table:table-cell>
        </table:table-row>
        <table:table-row table:style-name="ro13">
          <table:table-cell office:value-type="string">
            <text:p>fallhaven_arcir_basement</text:p>
          </table:table-cell>
          <table:table-cell office:value-type="string">
            <text:p>tmx</text:p>
          </table:table-cell>
          <table:table-cell table:formula="of:=&quot;'&quot;&amp;[.A92]&amp;&quot;',&quot;" office:value-type="string" office:string-value="'fallhaven_arcir_basement',">
            <text:p>'fallhaven_arcir_basement',</text:p>
          </table:table-cell>
        </table:table-row>
        <table:table-row table:style-name="ro13">
          <table:table-cell office:value-type="string">
            <text:p>fallhaven_athamyr</text:p>
          </table:table-cell>
          <table:table-cell office:value-type="string">
            <text:p>tmx</text:p>
          </table:table-cell>
          <table:table-cell table:formula="of:=&quot;'&quot;&amp;[.A93]&amp;&quot;',&quot;" office:value-type="string" office:string-value="'fallhaven_athamyr',">
            <text:p>'fallhaven_athamyr',</text:p>
          </table:table-cell>
        </table:table-row>
        <table:table-row table:style-name="ro13">
          <table:table-cell office:value-type="string">
            <text:p>fallhaven_barn</text:p>
          </table:table-cell>
          <table:table-cell office:value-type="string">
            <text:p>tmx</text:p>
          </table:table-cell>
          <table:table-cell table:formula="of:=&quot;'&quot;&amp;[.A94]&amp;&quot;',&quot;" office:value-type="string" office:string-value="'fallhaven_barn',">
            <text:p>'fallhaven_barn',</text:p>
          </table:table-cell>
        </table:table-row>
        <table:table-row table:style-name="ro13">
          <table:table-cell office:value-type="string">
            <text:p>fallhaven_church</text:p>
          </table:table-cell>
          <table:table-cell office:value-type="string">
            <text:p>tmx</text:p>
          </table:table-cell>
          <table:table-cell table:formula="of:=&quot;'&quot;&amp;[.A95]&amp;&quot;',&quot;" office:value-type="string" office:string-value="'fallhaven_church',">
            <text:p>'fallhaven_church',</text:p>
          </table:table-cell>
        </table:table-row>
        <table:table-row table:style-name="ro13">
          <table:table-cell office:value-type="string">
            <text:p>fallhaven_clothes</text:p>
          </table:table-cell>
          <table:table-cell office:value-type="string">
            <text:p>tmx</text:p>
          </table:table-cell>
          <table:table-cell table:formula="of:=&quot;'&quot;&amp;[.A96]&amp;&quot;',&quot;" office:value-type="string" office:string-value="'fallhaven_clothes',">
            <text:p>'fallhaven_clothes',</text:p>
          </table:table-cell>
        </table:table-row>
        <table:table-row table:style-name="ro13">
          <table:table-cell office:value-type="string">
            <text:p>fallhaven_derelict</text:p>
          </table:table-cell>
          <table:table-cell office:value-type="string">
            <text:p>tmx</text:p>
          </table:table-cell>
          <table:table-cell table:formula="of:=&quot;'&quot;&amp;[.A97]&amp;&quot;',&quot;" office:value-type="string" office:string-value="'fallhaven_derelict',">
            <text:p>'fallhaven_derelict',</text:p>
          </table:table-cell>
        </table:table-row>
        <table:table-row table:style-name="ro13">
          <table:table-cell office:value-type="string">
            <text:p>fallhaven_derelict2</text:p>
          </table:table-cell>
          <table:table-cell office:value-type="string">
            <text:p>tmx</text:p>
          </table:table-cell>
          <table:table-cell table:formula="of:=&quot;'&quot;&amp;[.A98]&amp;&quot;',&quot;" office:value-type="string" office:string-value="'fallhaven_derelict2',">
            <text:p>'fallhaven_derelict2',</text:p>
          </table:table-cell>
        </table:table-row>
        <table:table-row table:style-name="ro13">
          <table:table-cell office:value-type="string">
            <text:p>fallhaven_farmer</text:p>
          </table:table-cell>
          <table:table-cell office:value-type="string">
            <text:p>tmx</text:p>
          </table:table-cell>
          <table:table-cell table:formula="of:=&quot;'&quot;&amp;[.A99]&amp;&quot;',&quot;" office:value-type="string" office:string-value="'fallhaven_farmer',">
            <text:p>'fallhaven_farmer',</text:p>
          </table:table-cell>
        </table:table-row>
        <table:table-row table:style-name="ro13">
          <table:table-cell office:value-type="string">
            <text:p>fallhaven_gravedigger</text:p>
          </table:table-cell>
          <table:table-cell office:value-type="string">
            <text:p>tmx</text:p>
          </table:table-cell>
          <table:table-cell table:formula="of:=&quot;'&quot;&amp;[.A100]&amp;&quot;',&quot;" office:value-type="string" office:string-value="'fallhaven_gravedigger',">
            <text:p>'fallhaven_gravedigger',</text:p>
          </table:table-cell>
        </table:table-row>
        <table:table-row table:style-name="ro13">
          <table:table-cell office:value-type="string">
            <text:p>fallhaven_lumberjack</text:p>
          </table:table-cell>
          <table:table-cell office:value-type="string">
            <text:p>tmx</text:p>
          </table:table-cell>
          <table:table-cell table:formula="of:=&quot;'&quot;&amp;[.A101]&amp;&quot;',&quot;" office:value-type="string" office:string-value="'fallhaven_lumberjack',">
            <text:p>'fallhaven_lumberjack',</text:p>
          </table:table-cell>
        </table:table-row>
        <table:table-row table:style-name="ro13">
          <table:table-cell office:value-type="string">
            <text:p>fallhaven_ne</text:p>
          </table:table-cell>
          <table:table-cell office:value-type="string">
            <text:p>tmx</text:p>
          </table:table-cell>
          <table:table-cell table:formula="of:=&quot;'&quot;&amp;[.A102]&amp;&quot;',&quot;" office:value-type="string" office:string-value="'fallhaven_ne',">
            <text:p>'fallhaven_ne',</text:p>
          </table:table-cell>
        </table:table-row>
        <table:table-row table:style-name="ro13">
          <table:table-cell office:value-type="string">
            <text:p>fallhaven_nocmar</text:p>
          </table:table-cell>
          <table:table-cell office:value-type="string">
            <text:p>tmx</text:p>
          </table:table-cell>
          <table:table-cell table:formula="of:=&quot;'&quot;&amp;[.A103]&amp;&quot;',&quot;" office:value-type="string" office:string-value="'fallhaven_nocmar',">
            <text:p>'fallhaven_nocmar',</text:p>
          </table:table-cell>
        </table:table-row>
        <table:table-row table:style-name="ro13">
          <table:table-cell office:value-type="string">
            <text:p>fallhaven_nw</text:p>
          </table:table-cell>
          <table:table-cell office:value-type="string">
            <text:p>tmx</text:p>
          </table:table-cell>
          <table:table-cell table:formula="of:=&quot;'&quot;&amp;[.A104]&amp;&quot;',&quot;" office:value-type="string" office:string-value="'fallhaven_nw',">
            <text:p>'fallhaven_nw',</text:p>
          </table:table-cell>
        </table:table-row>
        <table:table-row table:style-name="ro13">
          <table:table-cell office:value-type="string">
            <text:p>fallhaven_potions</text:p>
          </table:table-cell>
          <table:table-cell office:value-type="string">
            <text:p>tmx</text:p>
          </table:table-cell>
          <table:table-cell table:formula="of:=&quot;'&quot;&amp;[.A105]&amp;&quot;',&quot;" office:value-type="string" office:string-value="'fallhaven_potions',">
            <text:p>'fallhaven_potions',</text:p>
          </table:table-cell>
        </table:table-row>
        <table:table-row table:style-name="ro13">
          <table:table-cell office:value-type="string">
            <text:p>fallhaven_prison</text:p>
          </table:table-cell>
          <table:table-cell office:value-type="string">
            <text:p>tmx</text:p>
          </table:table-cell>
          <table:table-cell table:formula="of:=&quot;'&quot;&amp;[.A106]&amp;&quot;',&quot;" office:value-type="string" office:string-value="'fallhaven_prison',">
            <text:p>'fallhaven_prison',</text:p>
          </table:table-cell>
        </table:table-row>
        <table:table-row table:style-name="ro13">
          <table:table-cell office:value-type="string">
            <text:p>fallhaven_rigmor</text:p>
          </table:table-cell>
          <table:table-cell office:value-type="string">
            <text:p>tmx</text:p>
          </table:table-cell>
          <table:table-cell table:formula="of:=&quot;'&quot;&amp;[.A107]&amp;&quot;',&quot;" office:value-type="string" office:string-value="'fallhaven_rigmor',">
            <text:p>'fallhaven_rigmor',</text:p>
          </table:table-cell>
        </table:table-row>
        <table:table-row table:style-name="ro13">
          <table:table-cell office:value-type="string">
            <text:p>fallhaven_se</text:p>
          </table:table-cell>
          <table:table-cell office:value-type="string">
            <text:p>tmx</text:p>
          </table:table-cell>
          <table:table-cell table:formula="of:=&quot;'&quot;&amp;[.A108]&amp;&quot;',&quot;" office:value-type="string" office:string-value="'fallhaven_se',">
            <text:p>'fallhaven_se',</text:p>
          </table:table-cell>
        </table:table-row>
        <table:table-row table:style-name="ro13">
          <table:table-cell office:value-type="string">
            <text:p>fallhaven_storage</text:p>
          </table:table-cell>
          <table:table-cell office:value-type="string">
            <text:p>tmx</text:p>
          </table:table-cell>
          <table:table-cell table:formula="of:=&quot;'&quot;&amp;[.A109]&amp;&quot;',&quot;" office:value-type="string" office:string-value="'fallhaven_storage',">
            <text:p>'fallhaven_storage',</text:p>
          </table:table-cell>
        </table:table-row>
        <table:table-row table:style-name="ro13">
          <table:table-cell office:value-type="string">
            <text:p>fallhaven_sw</text:p>
          </table:table-cell>
          <table:table-cell office:value-type="string">
            <text:p>tmx</text:p>
          </table:table-cell>
          <table:table-cell table:formula="of:=&quot;'&quot;&amp;[.A110]&amp;&quot;',&quot;" office:value-type="string" office:string-value="'fallhaven_sw',">
            <text:p>'fallhaven_sw',</text:p>
          </table:table-cell>
        </table:table-row>
        <table:table-row table:style-name="ro13">
          <table:table-cell office:value-type="string">
            <text:p>fallhaven_tavern</text:p>
          </table:table-cell>
          <table:table-cell office:value-type="string">
            <text:p>tmx</text:p>
          </table:table-cell>
          <table:table-cell table:formula="of:=&quot;'&quot;&amp;[.A111]&amp;&quot;',&quot;" office:value-type="string" office:string-value="'fallhaven_tavern',">
            <text:p>'fallhaven_tavern',</text:p>
          </table:table-cell>
        </table:table-row>
        <table:table-row table:style-name="ro13">
          <table:table-cell office:value-type="string">
            <text:p>fields0</text:p>
          </table:table-cell>
          <table:table-cell office:value-type="string">
            <text:p>tmx</text:p>
          </table:table-cell>
          <table:table-cell table:formula="of:=&quot;'&quot;&amp;[.A112]&amp;&quot;',&quot;" office:value-type="string" office:string-value="'fields0',">
            <text:p>'fields0',</text:p>
          </table:table-cell>
        </table:table-row>
        <table:table-row table:style-name="ro13">
          <table:table-cell office:value-type="string">
            <text:p>fields1</text:p>
          </table:table-cell>
          <table:table-cell office:value-type="string">
            <text:p>tmx</text:p>
          </table:table-cell>
          <table:table-cell table:formula="of:=&quot;'&quot;&amp;[.A113]&amp;&quot;',&quot;" office:value-type="string" office:string-value="'fields1',">
            <text:p>'fields1',</text:p>
          </table:table-cell>
        </table:table-row>
        <table:table-row table:style-name="ro13">
          <table:table-cell office:value-type="string">
            <text:p>fields10</text:p>
          </table:table-cell>
          <table:table-cell office:value-type="string">
            <text:p>tmx</text:p>
          </table:table-cell>
          <table:table-cell table:formula="of:=&quot;'&quot;&amp;[.A114]&amp;&quot;',&quot;" office:value-type="string" office:string-value="'fields10',">
            <text:p>'fields10',</text:p>
          </table:table-cell>
        </table:table-row>
        <table:table-row table:style-name="ro13">
          <table:table-cell office:value-type="string">
            <text:p>fields11</text:p>
          </table:table-cell>
          <table:table-cell office:value-type="string">
            <text:p>tmx</text:p>
          </table:table-cell>
          <table:table-cell table:formula="of:=&quot;'&quot;&amp;[.A115]&amp;&quot;',&quot;" office:value-type="string" office:string-value="'fields11',">
            <text:p>'fields11',</text:p>
          </table:table-cell>
        </table:table-row>
        <table:table-row table:style-name="ro13">
          <table:table-cell office:value-type="string">
            <text:p>fields11b</text:p>
          </table:table-cell>
          <table:table-cell office:value-type="string">
            <text:p>tmx</text:p>
          </table:table-cell>
          <table:table-cell table:formula="of:=&quot;'&quot;&amp;[.A116]&amp;&quot;',&quot;" office:value-type="string" office:string-value="'fields11b',">
            <text:p>'fields11b',</text:p>
          </table:table-cell>
        </table:table-row>
        <table:table-row table:style-name="ro13">
          <table:table-cell office:value-type="string">
            <text:p>fields12</text:p>
          </table:table-cell>
          <table:table-cell office:value-type="string">
            <text:p>tmx</text:p>
          </table:table-cell>
          <table:table-cell table:formula="of:=&quot;'&quot;&amp;[.A117]&amp;&quot;',&quot;" office:value-type="string" office:string-value="'fields12',">
            <text:p>'fields12',</text:p>
          </table:table-cell>
        </table:table-row>
        <table:table-row table:style-name="ro13">
          <table:table-cell office:value-type="string">
            <text:p>fields2</text:p>
          </table:table-cell>
          <table:table-cell office:value-type="string">
            <text:p>tmx</text:p>
          </table:table-cell>
          <table:table-cell table:formula="of:=&quot;'&quot;&amp;[.A118]&amp;&quot;',&quot;" office:value-type="string" office:string-value="'fields2',">
            <text:p>'fields2',</text:p>
          </table:table-cell>
        </table:table-row>
        <table:table-row table:style-name="ro13">
          <table:table-cell office:value-type="string">
            <text:p>fields3</text:p>
          </table:table-cell>
          <table:table-cell office:value-type="string">
            <text:p>tmx</text:p>
          </table:table-cell>
          <table:table-cell table:formula="of:=&quot;'&quot;&amp;[.A119]&amp;&quot;',&quot;" office:value-type="string" office:string-value="'fields3',">
            <text:p>'fields3',</text:p>
          </table:table-cell>
        </table:table-row>
        <table:table-row table:style-name="ro13">
          <table:table-cell office:value-type="string">
            <text:p>fields4</text:p>
          </table:table-cell>
          <table:table-cell office:value-type="string">
            <text:p>tmx</text:p>
          </table:table-cell>
          <table:table-cell table:formula="of:=&quot;'&quot;&amp;[.A120]&amp;&quot;',&quot;" office:value-type="string" office:string-value="'fields4',">
            <text:p>'fields4',</text:p>
          </table:table-cell>
        </table:table-row>
        <table:table-row table:style-name="ro13">
          <table:table-cell office:value-type="string">
            <text:p>fields5</text:p>
          </table:table-cell>
          <table:table-cell office:value-type="string">
            <text:p>tmx</text:p>
          </table:table-cell>
          <table:table-cell table:formula="of:=&quot;'&quot;&amp;[.A121]&amp;&quot;',&quot;" office:value-type="string" office:string-value="'fields5',">
            <text:p>'fields5',</text:p>
          </table:table-cell>
        </table:table-row>
        <table:table-row table:style-name="ro13">
          <table:table-cell office:value-type="string">
            <text:p>fields6</text:p>
          </table:table-cell>
          <table:table-cell office:value-type="string">
            <text:p>tmx</text:p>
          </table:table-cell>
          <table:table-cell table:formula="of:=&quot;'&quot;&amp;[.A122]&amp;&quot;',&quot;" office:value-type="string" office:string-value="'fields6',">
            <text:p>'fields6',</text:p>
          </table:table-cell>
        </table:table-row>
        <table:table-row table:style-name="ro13">
          <table:table-cell office:value-type="string">
            <text:p>fields7</text:p>
          </table:table-cell>
          <table:table-cell office:value-type="string">
            <text:p>tmx</text:p>
          </table:table-cell>
          <table:table-cell table:formula="of:=&quot;'&quot;&amp;[.A123]&amp;&quot;',&quot;" office:value-type="string" office:string-value="'fields7',">
            <text:p>'fields7',</text:p>
          </table:table-cell>
        </table:table-row>
        <table:table-row table:style-name="ro13">
          <table:table-cell office:value-type="string">
            <text:p>fields8</text:p>
          </table:table-cell>
          <table:table-cell office:value-type="string">
            <text:p>tmx</text:p>
          </table:table-cell>
          <table:table-cell table:formula="of:=&quot;'&quot;&amp;[.A124]&amp;&quot;',&quot;" office:value-type="string" office:string-value="'fields8',">
            <text:p>'fields8',</text:p>
          </table:table-cell>
        </table:table-row>
        <table:table-row table:style-name="ro13">
          <table:table-cell office:value-type="string">
            <text:p>fields9</text:p>
          </table:table-cell>
          <table:table-cell office:value-type="string">
            <text:p>tmx</text:p>
          </table:table-cell>
          <table:table-cell table:formula="of:=&quot;'&quot;&amp;[.A125]&amp;&quot;',&quot;" office:value-type="string" office:string-value="'fields9',">
            <text:p>'fields9',</text:p>
          </table:table-cell>
        </table:table-row>
        <table:table-row table:style-name="ro13">
          <table:table-cell office:value-type="string">
            <text:p>flagstone_inner</text:p>
          </table:table-cell>
          <table:table-cell office:value-type="string">
            <text:p>tmx</text:p>
          </table:table-cell>
          <table:table-cell table:formula="of:=&quot;'&quot;&amp;[.A126]&amp;&quot;',&quot;" office:value-type="string" office:string-value="'flagstone_inner',">
            <text:p>'flagstone_inner',</text:p>
          </table:table-cell>
        </table:table-row>
        <table:table-row table:style-name="ro13">
          <table:table-cell office:value-type="string">
            <text:p>flagstone_upper</text:p>
          </table:table-cell>
          <table:table-cell office:value-type="string">
            <text:p>tmx</text:p>
          </table:table-cell>
          <table:table-cell table:formula="of:=&quot;'&quot;&amp;[.A127]&amp;&quot;',&quot;" office:value-type="string" office:string-value="'flagstone_upper',">
            <text:p>'flagstone_upper',</text:p>
          </table:table-cell>
        </table:table-row>
        <table:table-row table:style-name="ro13">
          <table:table-cell office:value-type="string">
            <text:p>flagstone0</text:p>
          </table:table-cell>
          <table:table-cell office:value-type="string">
            <text:p>tmx</text:p>
          </table:table-cell>
          <table:table-cell table:formula="of:=&quot;'&quot;&amp;[.A128]&amp;&quot;',&quot;" office:value-type="string" office:string-value="'flagstone0',">
            <text:p>'flagstone0',</text:p>
          </table:table-cell>
        </table:table-row>
        <table:table-row table:style-name="ro13">
          <table:table-cell office:value-type="string">
            <text:p>flagstone1</text:p>
          </table:table-cell>
          <table:table-cell office:value-type="string">
            <text:p>tmx</text:p>
          </table:table-cell>
          <table:table-cell table:formula="of:=&quot;'&quot;&amp;[.A129]&amp;&quot;',&quot;" office:value-type="string" office:string-value="'flagstone1',">
            <text:p>'flagstone1',</text:p>
          </table:table-cell>
        </table:table-row>
        <table:table-row table:style-name="ro13">
          <table:table-cell office:value-type="string">
            <text:p>flagstone2</text:p>
          </table:table-cell>
          <table:table-cell office:value-type="string">
            <text:p>tmx</text:p>
          </table:table-cell>
          <table:table-cell table:formula="of:=&quot;'&quot;&amp;[.A130]&amp;&quot;',&quot;" office:value-type="string" office:string-value="'flagstone2',">
            <text:p>'flagstone2',</text:p>
          </table:table-cell>
        </table:table-row>
        <table:table-row table:style-name="ro13">
          <table:table-cell office:value-type="string">
            <text:p>flagstone3</text:p>
          </table:table-cell>
          <table:table-cell office:value-type="string">
            <text:p>tmx</text:p>
          </table:table-cell>
          <table:table-cell table:formula="of:=&quot;'&quot;&amp;[.A131]&amp;&quot;',&quot;" office:value-type="string" office:string-value="'flagstone3',">
            <text:p>'flagstone3',</text:p>
          </table:table-cell>
        </table:table-row>
        <table:table-row table:style-name="ro13">
          <table:table-cell office:value-type="string">
            <text:p>flagstone4</text:p>
          </table:table-cell>
          <table:table-cell office:value-type="string">
            <text:p>tmx</text:p>
          </table:table-cell>
          <table:table-cell table:formula="of:=&quot;'&quot;&amp;[.A132]&amp;&quot;',&quot;" office:value-type="string" office:string-value="'flagstone4',">
            <text:p>'flagstone4',</text:p>
          </table:table-cell>
        </table:table-row>
        <table:table-row table:style-name="ro13">
          <table:table-cell office:value-type="string">
            <text:p>foaming_flask</text:p>
          </table:table-cell>
          <table:table-cell office:value-type="string">
            <text:p>tmx</text:p>
          </table:table-cell>
          <table:table-cell table:formula="of:=&quot;'&quot;&amp;[.A133]&amp;&quot;',&quot;" office:value-type="string" office:string-value="'foaming_flask',">
            <text:p>'foaming_flask',</text:p>
          </table:table-cell>
        </table:table-row>
        <table:table-row table:style-name="ro13">
          <table:table-cell office:value-type="string">
            <text:p>gapfiller1</text:p>
          </table:table-cell>
          <table:table-cell office:value-type="string">
            <text:p>tmx</text:p>
          </table:table-cell>
          <table:table-cell table:formula="of:=&quot;'&quot;&amp;[.A134]&amp;&quot;',&quot;" office:value-type="string" office:string-value="'gapfiller1',">
            <text:p>'gapfiller1',</text:p>
          </table:table-cell>
        </table:table-row>
        <table:table-row table:style-name="ro13">
          <table:table-cell office:value-type="string">
            <text:p>gapfiller2</text:p>
          </table:table-cell>
          <table:table-cell office:value-type="string">
            <text:p>tmx</text:p>
          </table:table-cell>
          <table:table-cell table:formula="of:=&quot;'&quot;&amp;[.A135]&amp;&quot;',&quot;" office:value-type="string" office:string-value="'gapfiller2',">
            <text:p>'gapfiller2',</text:p>
          </table:table-cell>
        </table:table-row>
        <table:table-row table:style-name="ro13">
          <table:table-cell office:value-type="string">
            <text:p>gapfiller3</text:p>
          </table:table-cell>
          <table:table-cell office:value-type="string">
            <text:p>tmx</text:p>
          </table:table-cell>
          <table:table-cell table:formula="of:=&quot;'&quot;&amp;[.A136]&amp;&quot;',&quot;" office:value-type="string" office:string-value="'gapfiller3',">
            <text:p>'gapfiller3',</text:p>
          </table:table-cell>
        </table:table-row>
        <table:table-row table:style-name="ro13">
          <table:table-cell office:value-type="string">
            <text:p>gapfiller4</text:p>
          </table:table-cell>
          <table:table-cell office:value-type="string">
            <text:p>tmx</text:p>
          </table:table-cell>
          <table:table-cell table:formula="of:=&quot;'&quot;&amp;[.A137]&amp;&quot;',&quot;" office:value-type="string" office:string-value="'gapfiller4',">
            <text:p>'gapfiller4',</text:p>
          </table:table-cell>
        </table:table-row>
        <table:table-row table:style-name="ro13">
          <table:table-cell office:value-type="string">
            <text:p>gargoylecave1</text:p>
          </table:table-cell>
          <table:table-cell office:value-type="string">
            <text:p>tmx</text:p>
          </table:table-cell>
          <table:table-cell table:formula="of:=&quot;'&quot;&amp;[.A138]&amp;&quot;',&quot;" office:value-type="string" office:string-value="'gargoylecave1',">
            <text:p>'gargoylecave1',</text:p>
          </table:table-cell>
        </table:table-row>
        <table:table-row table:style-name="ro13">
          <table:table-cell office:value-type="string">
            <text:p>gargoylecave2</text:p>
          </table:table-cell>
          <table:table-cell office:value-type="string">
            <text:p>tmx</text:p>
          </table:table-cell>
          <table:table-cell table:formula="of:=&quot;'&quot;&amp;[.A139]&amp;&quot;',&quot;" office:value-type="string" office:string-value="'gargoylecave2',">
            <text:p>'gargoylecave2',</text:p>
          </table:table-cell>
        </table:table-row>
        <table:table-row table:style-name="ro13">
          <table:table-cell office:value-type="string">
            <text:p>gargoylecave3</text:p>
          </table:table-cell>
          <table:table-cell office:value-type="string">
            <text:p>tmx</text:p>
          </table:table-cell>
          <table:table-cell table:formula="of:=&quot;'&quot;&amp;[.A140]&amp;&quot;',&quot;" office:value-type="string" office:string-value="'gargoylecave3',">
            <text:p>'gargoylecave3',</text:p>
          </table:table-cell>
        </table:table-row>
        <table:table-row table:style-name="ro13">
          <table:table-cell office:value-type="string">
            <text:p>gargoylecave4</text:p>
          </table:table-cell>
          <table:table-cell office:value-type="string">
            <text:p>tmx</text:p>
          </table:table-cell>
          <table:table-cell table:formula="of:=&quot;'&quot;&amp;[.A141]&amp;&quot;',&quot;" office:value-type="string" office:string-value="'gargoylecave4',">
            <text:p>'gargoylecave4',</text:p>
          </table:table-cell>
        </table:table-row>
        <table:table-row table:style-name="ro13">
          <table:table-cell office:value-type="string">
            <text:p>graveyard0</text:p>
          </table:table-cell>
          <table:table-cell office:value-type="string">
            <text:p>tmx</text:p>
          </table:table-cell>
          <table:table-cell table:formula="of:=&quot;'&quot;&amp;[.A142]&amp;&quot;',&quot;" office:value-type="string" office:string-value="'graveyard0',">
            <text:p>'graveyard0',</text:p>
          </table:table-cell>
        </table:table-row>
        <table:table-row table:style-name="ro13">
          <table:table-cell office:value-type="string">
            <text:p>graveyard1</text:p>
          </table:table-cell>
          <table:table-cell office:value-type="string">
            <text:p>tmx</text:p>
          </table:table-cell>
          <table:table-cell table:formula="of:=&quot;'&quot;&amp;[.A143]&amp;&quot;',&quot;" office:value-type="string" office:string-value="'graveyard1',">
            <text:p>'graveyard1',</text:p>
          </table:table-cell>
        </table:table-row>
        <table:table-row table:style-name="ro13">
          <table:table-cell office:value-type="string">
            <text:p>guildbrig1</text:p>
          </table:table-cell>
          <table:table-cell office:value-type="string">
            <text:p>tmx</text:p>
          </table:table-cell>
          <table:table-cell table:formula="of:=&quot;'&quot;&amp;[.A144]&amp;&quot;',&quot;" office:value-type="string" office:string-value="'guildbrig1',">
            <text:p>'guildbrig1',</text:p>
          </table:table-cell>
        </table:table-row>
        <table:table-row table:style-name="ro13">
          <table:table-cell office:value-type="string">
            <text:p>guildbrig2</text:p>
          </table:table-cell>
          <table:table-cell office:value-type="string">
            <text:p>tmx</text:p>
          </table:table-cell>
          <table:table-cell table:formula="of:=&quot;'&quot;&amp;[.A145]&amp;&quot;',&quot;" office:value-type="string" office:string-value="'guildbrig2',">
            <text:p>'guildbrig2',</text:p>
          </table:table-cell>
        </table:table-row>
        <table:table-row table:style-name="ro13">
          <table:table-cell office:value-type="string">
            <text:p>guynmart</text:p>
          </table:table-cell>
          <table:table-cell office:value-type="string">
            <text:p>tmx</text:p>
          </table:table-cell>
          <table:table-cell table:formula="of:=&quot;'&quot;&amp;[.A146]&amp;&quot;',&quot;" office:value-type="string" office:string-value="'guynmart',">
            <text:p>'guynmart',</text:p>
          </table:table-cell>
        </table:table-row>
        <table:table-row table:style-name="ro13">
          <table:table-cell office:value-type="string">
            <text:p>guynmart_farmhouse</text:p>
          </table:table-cell>
          <table:table-cell office:value-type="string">
            <text:p>tmx</text:p>
          </table:table-cell>
          <table:table-cell table:formula="of:=&quot;'&quot;&amp;[.A147]&amp;&quot;',&quot;" office:value-type="string" office:string-value="'guynmart_farmhouse',">
            <text:p>'guynmart_farmhouse',</text:p>
          </table:table-cell>
        </table:table-row>
        <table:table-row table:style-name="ro13">
          <table:table-cell office:value-type="string">
            <text:p>guynmart_gate_2</text:p>
          </table:table-cell>
          <table:table-cell office:value-type="string">
            <text:p>tmx</text:p>
          </table:table-cell>
          <table:table-cell table:formula="of:=&quot;'&quot;&amp;[.A148]&amp;&quot;',&quot;" office:value-type="string" office:string-value="'guynmart_gate_2',">
            <text:p>'guynmart_gate_2',</text:p>
          </table:table-cell>
        </table:table-row>
        <table:table-row table:style-name="ro13">
          <table:table-cell office:value-type="string">
            <text:p>guynmart_main_0</text:p>
          </table:table-cell>
          <table:table-cell office:value-type="string">
            <text:p>tmx</text:p>
          </table:table-cell>
          <table:table-cell table:formula="of:=&quot;'&quot;&amp;[.A149]&amp;&quot;',&quot;" office:value-type="string" office:string-value="'guynmart_main_0',">
            <text:p>'guynmart_main_0',</text:p>
          </table:table-cell>
        </table:table-row>
        <table:table-row table:style-name="ro13">
          <table:table-cell office:value-type="string">
            <text:p>guynmart_main_1</text:p>
          </table:table-cell>
          <table:table-cell office:value-type="string">
            <text:p>tmx</text:p>
          </table:table-cell>
          <table:table-cell table:formula="of:=&quot;'&quot;&amp;[.A150]&amp;&quot;',&quot;" office:value-type="string" office:string-value="'guynmart_main_1',">
            <text:p>'guynmart_main_1',</text:p>
          </table:table-cell>
        </table:table-row>
        <table:table-row table:style-name="ro13">
          <table:table-cell office:value-type="string">
            <text:p>guynmart_main_2</text:p>
          </table:table-cell>
          <table:table-cell office:value-type="string">
            <text:p>tmx</text:p>
          </table:table-cell>
          <table:table-cell table:formula="of:=&quot;'&quot;&amp;[.A151]&amp;&quot;',&quot;" office:value-type="string" office:string-value="'guynmart_main_2',">
            <text:p>'guynmart_main_2',</text:p>
          </table:table-cell>
        </table:table-row>
        <table:table-row table:style-name="ro13">
          <table:table-cell office:value-type="string">
            <text:p>guynmart_main_3</text:p>
          </table:table-cell>
          <table:table-cell office:value-type="string">
            <text:p>tmx</text:p>
          </table:table-cell>
          <table:table-cell table:formula="of:=&quot;'&quot;&amp;[.A152]&amp;&quot;',&quot;" office:value-type="string" office:string-value="'guynmart_main_3',">
            <text:p>'guynmart_main_3',</text:p>
          </table:table-cell>
        </table:table-row>
        <table:table-row table:style-name="ro13">
          <table:table-cell office:value-type="string">
            <text:p>guynmart_passage</text:p>
          </table:table-cell>
          <table:table-cell office:value-type="string">
            <text:p>tmx</text:p>
          </table:table-cell>
          <table:table-cell table:formula="of:=&quot;'&quot;&amp;[.A153]&amp;&quot;',&quot;" office:value-type="string" office:string-value="'guynmart_passage',">
            <text:p>'guynmart_passage',</text:p>
          </table:table-cell>
        </table:table-row>
        <table:table-row table:style-name="ro13">
          <table:table-cell office:value-type="string">
            <text:p>guynmart_tower_0</text:p>
          </table:table-cell>
          <table:table-cell office:value-type="string">
            <text:p>tmx</text:p>
          </table:table-cell>
          <table:table-cell table:formula="of:=&quot;'&quot;&amp;[.A154]&amp;&quot;',&quot;" office:value-type="string" office:string-value="'guynmart_tower_0',">
            <text:p>'guynmart_tower_0',</text:p>
          </table:table-cell>
        </table:table-row>
        <table:table-row table:style-name="ro13">
          <table:table-cell office:value-type="string">
            <text:p>guynmart_tower_1</text:p>
          </table:table-cell>
          <table:table-cell office:value-type="string">
            <text:p>tmx</text:p>
          </table:table-cell>
          <table:table-cell table:formula="of:=&quot;'&quot;&amp;[.A155]&amp;&quot;',&quot;" office:value-type="string" office:string-value="'guynmart_tower_1',">
            <text:p>'guynmart_tower_1',</text:p>
          </table:table-cell>
        </table:table-row>
        <table:table-row table:style-name="ro13">
          <table:table-cell office:value-type="string">
            <text:p>guynmart_tower_2</text:p>
          </table:table-cell>
          <table:table-cell office:value-type="string">
            <text:p>tmx</text:p>
          </table:table-cell>
          <table:table-cell table:formula="of:=&quot;'&quot;&amp;[.A156]&amp;&quot;',&quot;" office:value-type="string" office:string-value="'guynmart_tower_2',">
            <text:p>'guynmart_tower_2',</text:p>
          </table:table-cell>
        </table:table-row>
        <table:table-row table:style-name="ro13">
          <table:table-cell office:value-type="string">
            <text:p>guynmart_tower_3</text:p>
          </table:table-cell>
          <table:table-cell office:value-type="string">
            <text:p>tmx</text:p>
          </table:table-cell>
          <table:table-cell table:formula="of:=&quot;'&quot;&amp;[.A157]&amp;&quot;',&quot;" office:value-type="string" office:string-value="'guynmart_tower_3',">
            <text:p>'guynmart_tower_3',</text:p>
          </table:table-cell>
        </table:table-row>
        <table:table-row table:style-name="ro13">
          <table:table-cell office:value-type="string">
            <text:p>guynmart_tower_4</text:p>
          </table:table-cell>
          <table:table-cell office:value-type="string">
            <text:p>tmx</text:p>
          </table:table-cell>
          <table:table-cell table:formula="of:=&quot;'&quot;&amp;[.A158]&amp;&quot;',&quot;" office:value-type="string" office:string-value="'guynmart_tower_4',">
            <text:p>'guynmart_tower_4',</text:p>
          </table:table-cell>
        </table:table-row>
        <table:table-row table:style-name="ro13">
          <table:table-cell office:value-type="string">
            <text:p>guynmart_wood_1</text:p>
          </table:table-cell>
          <table:table-cell office:value-type="string">
            <text:p>tmx</text:p>
          </table:table-cell>
          <table:table-cell table:formula="of:=&quot;'&quot;&amp;[.A159]&amp;&quot;',&quot;" office:value-type="string" office:string-value="'guynmart_wood_1',">
            <text:p>'guynmart_wood_1',</text:p>
          </table:table-cell>
        </table:table-row>
        <table:table-row table:style-name="ro13">
          <table:table-cell office:value-type="string">
            <text:p>guynmart_wood_10</text:p>
          </table:table-cell>
          <table:table-cell office:value-type="string">
            <text:p>tmx</text:p>
          </table:table-cell>
          <table:table-cell table:formula="of:=&quot;'&quot;&amp;[.A160]&amp;&quot;',&quot;" office:value-type="string" office:string-value="'guynmart_wood_10',">
            <text:p>'guynmart_wood_10',</text:p>
          </table:table-cell>
        </table:table-row>
        <table:table-row table:style-name="ro13">
          <table:table-cell office:value-type="string">
            <text:p>guynmart_wood_11</text:p>
          </table:table-cell>
          <table:table-cell office:value-type="string">
            <text:p>tmx</text:p>
          </table:table-cell>
          <table:table-cell table:formula="of:=&quot;'&quot;&amp;[.A161]&amp;&quot;',&quot;" office:value-type="string" office:string-value="'guynmart_wood_11',">
            <text:p>'guynmart_wood_11',</text:p>
          </table:table-cell>
        </table:table-row>
        <table:table-row table:style-name="ro13">
          <table:table-cell office:value-type="string">
            <text:p>guynmart_wood_12</text:p>
          </table:table-cell>
          <table:table-cell office:value-type="string">
            <text:p>tmx</text:p>
          </table:table-cell>
          <table:table-cell table:formula="of:=&quot;'&quot;&amp;[.A162]&amp;&quot;',&quot;" office:value-type="string" office:string-value="'guynmart_wood_12',">
            <text:p>'guynmart_wood_12',</text:p>
          </table:table-cell>
        </table:table-row>
        <table:table-row table:style-name="ro13">
          <table:table-cell office:value-type="string">
            <text:p>guynmart_wood_13</text:p>
          </table:table-cell>
          <table:table-cell office:value-type="string">
            <text:p>tmx</text:p>
          </table:table-cell>
          <table:table-cell table:formula="of:=&quot;'&quot;&amp;[.A163]&amp;&quot;',&quot;" office:value-type="string" office:string-value="'guynmart_wood_13',">
            <text:p>'guynmart_wood_13',</text:p>
          </table:table-cell>
        </table:table-row>
        <table:table-row table:style-name="ro13">
          <table:table-cell office:value-type="string">
            <text:p>guynmart_wood_14</text:p>
          </table:table-cell>
          <table:table-cell office:value-type="string">
            <text:p>tmx</text:p>
          </table:table-cell>
          <table:table-cell table:formula="of:=&quot;'&quot;&amp;[.A164]&amp;&quot;',&quot;" office:value-type="string" office:string-value="'guynmart_wood_14',">
            <text:p>'guynmart_wood_14',</text:p>
          </table:table-cell>
        </table:table-row>
        <table:table-row table:style-name="ro13">
          <table:table-cell office:value-type="string">
            <text:p>guynmart_wood_2</text:p>
          </table:table-cell>
          <table:table-cell office:value-type="string">
            <text:p>tmx</text:p>
          </table:table-cell>
          <table:table-cell table:formula="of:=&quot;'&quot;&amp;[.A165]&amp;&quot;',&quot;" office:value-type="string" office:string-value="'guynmart_wood_2',">
            <text:p>'guynmart_wood_2',</text:p>
          </table:table-cell>
        </table:table-row>
        <table:table-row table:style-name="ro13">
          <table:table-cell office:value-type="string">
            <text:p>guynmart_wood_3</text:p>
          </table:table-cell>
          <table:table-cell office:value-type="string">
            <text:p>tmx</text:p>
          </table:table-cell>
          <table:table-cell table:formula="of:=&quot;'&quot;&amp;[.A166]&amp;&quot;',&quot;" office:value-type="string" office:string-value="'guynmart_wood_3',">
            <text:p>'guynmart_wood_3',</text:p>
          </table:table-cell>
        </table:table-row>
        <table:table-row table:style-name="ro13">
          <table:table-cell office:value-type="string">
            <text:p>guynmart_wood_3_hole</text:p>
          </table:table-cell>
          <table:table-cell office:value-type="string">
            <text:p>tmx</text:p>
          </table:table-cell>
          <table:table-cell table:formula="of:=&quot;'&quot;&amp;[.A167]&amp;&quot;',&quot;" office:value-type="string" office:string-value="'guynmart_wood_3_hole',">
            <text:p>'guynmart_wood_3_hole',</text:p>
          </table:table-cell>
        </table:table-row>
        <table:table-row table:style-name="ro13">
          <table:table-cell office:value-type="string">
            <text:p>guynmart_wood_4</text:p>
          </table:table-cell>
          <table:table-cell office:value-type="string">
            <text:p>tmx</text:p>
          </table:table-cell>
          <table:table-cell table:formula="of:=&quot;'&quot;&amp;[.A168]&amp;&quot;',&quot;" office:value-type="string" office:string-value="'guynmart_wood_4',">
            <text:p>'guynmart_wood_4',</text:p>
          </table:table-cell>
        </table:table-row>
        <table:table-row table:style-name="ro13">
          <table:table-cell office:value-type="string">
            <text:p>guynmart_wood_5</text:p>
          </table:table-cell>
          <table:table-cell office:value-type="string">
            <text:p>tmx</text:p>
          </table:table-cell>
          <table:table-cell table:formula="of:=&quot;'&quot;&amp;[.A169]&amp;&quot;',&quot;" office:value-type="string" office:string-value="'guynmart_wood_5',">
            <text:p>'guynmart_wood_5',</text:p>
          </table:table-cell>
        </table:table-row>
        <table:table-row table:style-name="ro13">
          <table:table-cell office:value-type="string">
            <text:p>guynmart_wood_6</text:p>
          </table:table-cell>
          <table:table-cell office:value-type="string">
            <text:p>tmx</text:p>
          </table:table-cell>
          <table:table-cell table:formula="of:=&quot;'&quot;&amp;[.A170]&amp;&quot;',&quot;" office:value-type="string" office:string-value="'guynmart_wood_6',">
            <text:p>'guynmart_wood_6',</text:p>
          </table:table-cell>
        </table:table-row>
        <table:table-row table:style-name="ro13">
          <table:table-cell office:value-type="string">
            <text:p>guynmart_wood_7</text:p>
          </table:table-cell>
          <table:table-cell office:value-type="string">
            <text:p>tmx</text:p>
          </table:table-cell>
          <table:table-cell table:formula="of:=&quot;'&quot;&amp;[.A171]&amp;&quot;',&quot;" office:value-type="string" office:string-value="'guynmart_wood_7',">
            <text:p>'guynmart_wood_7',</text:p>
          </table:table-cell>
        </table:table-row>
        <table:table-row table:style-name="ro13">
          <table:table-cell office:value-type="string">
            <text:p>guynmart_wood_8</text:p>
          </table:table-cell>
          <table:table-cell office:value-type="string">
            <text:p>tmx</text:p>
          </table:table-cell>
          <table:table-cell table:formula="of:=&quot;'&quot;&amp;[.A172]&amp;&quot;',&quot;" office:value-type="string" office:string-value="'guynmart_wood_8',">
            <text:p>'guynmart_wood_8',</text:p>
          </table:table-cell>
        </table:table-row>
        <table:table-row table:style-name="ro13">
          <table:table-cell office:value-type="string">
            <text:p>guynmart_wood_9</text:p>
          </table:table-cell>
          <table:table-cell office:value-type="string">
            <text:p>tmx</text:p>
          </table:table-cell>
          <table:table-cell table:formula="of:=&quot;'&quot;&amp;[.A173]&amp;&quot;',&quot;" office:value-type="string" office:string-value="'guynmart_wood_9',">
            <text:p>'guynmart_wood_9',</text:p>
          </table:table-cell>
        </table:table-row>
        <table:table-row table:style-name="ro13">
          <table:table-cell office:value-type="string">
            <text:p>hauntedhouse1</text:p>
          </table:table-cell>
          <table:table-cell office:value-type="string">
            <text:p>tmx</text:p>
          </table:table-cell>
          <table:table-cell table:formula="of:=&quot;'&quot;&amp;[.A174]&amp;&quot;',&quot;" office:value-type="string" office:string-value="'hauntedhouse1',">
            <text:p>'hauntedhouse1',</text:p>
          </table:table-cell>
        </table:table-row>
        <table:table-row table:style-name="ro13">
          <table:table-cell office:value-type="string">
            <text:p>hauntedhouse2</text:p>
          </table:table-cell>
          <table:table-cell office:value-type="string">
            <text:p>tmx</text:p>
          </table:table-cell>
          <table:table-cell table:formula="of:=&quot;'&quot;&amp;[.A175]&amp;&quot;',&quot;" office:value-type="string" office:string-value="'hauntedhouse2',">
            <text:p>'hauntedhouse2',</text:p>
          </table:table-cell>
        </table:table-row>
        <table:table-row table:style-name="ro13">
          <table:table-cell office:value-type="string">
            <text:p>hauntedhouse3</text:p>
          </table:table-cell>
          <table:table-cell office:value-type="string">
            <text:p>tmx</text:p>
          </table:table-cell>
          <table:table-cell table:formula="of:=&quot;'&quot;&amp;[.A176]&amp;&quot;',&quot;" office:value-type="string" office:string-value="'hauntedhouse3',">
            <text:p>'hauntedhouse3',</text:p>
          </table:table-cell>
        </table:table-row>
        <table:table-row table:style-name="ro13">
          <table:table-cell office:value-type="string">
            <text:p>hauntedhouse4</text:p>
          </table:table-cell>
          <table:table-cell office:value-type="string">
            <text:p>tmx</text:p>
          </table:table-cell>
          <table:table-cell table:formula="of:=&quot;'&quot;&amp;[.A177]&amp;&quot;',&quot;" office:value-type="string" office:string-value="'hauntedhouse4',">
            <text:p>'hauntedhouse4',</text:p>
          </table:table-cell>
        </table:table-row>
        <table:table-row table:style-name="ro13">
          <table:table-cell office:value-type="string">
            <text:p>home</text:p>
          </table:table-cell>
          <table:table-cell office:value-type="string">
            <text:p>tmx</text:p>
          </table:table-cell>
          <table:table-cell table:formula="of:=&quot;'&quot;&amp;[.A178]&amp;&quot;',&quot;" office:value-type="string" office:string-value="'home',">
            <text:p>'home',</text:p>
          </table:table-cell>
        </table:table-row>
        <table:table-row table:style-name="ro13">
          <table:table-cell office:value-type="string">
            <text:p>houseatcrossroads0</text:p>
          </table:table-cell>
          <table:table-cell office:value-type="string">
            <text:p>tmx</text:p>
          </table:table-cell>
          <table:table-cell table:formula="of:=&quot;'&quot;&amp;[.A179]&amp;&quot;',&quot;" office:value-type="string" office:string-value="'houseatcrossroads0',">
            <text:p>'houseatcrossroads0',</text:p>
          </table:table-cell>
        </table:table-row>
        <table:table-row table:style-name="ro13">
          <table:table-cell office:value-type="string">
            <text:p>houseatcrossroads1</text:p>
          </table:table-cell>
          <table:table-cell office:value-type="string">
            <text:p>tmx</text:p>
          </table:table-cell>
          <table:table-cell table:formula="of:=&quot;'&quot;&amp;[.A180]&amp;&quot;',&quot;" office:value-type="string" office:string-value="'houseatcrossroads1',">
            <text:p>'houseatcrossroads1',</text:p>
          </table:table-cell>
        </table:table-row>
        <table:table-row table:style-name="ro13">
          <table:table-cell office:value-type="string">
            <text:p>houseatcrossroads2</text:p>
          </table:table-cell>
          <table:table-cell office:value-type="string">
            <text:p>tmx</text:p>
          </table:table-cell>
          <table:table-cell table:formula="of:=&quot;'&quot;&amp;[.A181]&amp;&quot;',&quot;" office:value-type="string" office:string-value="'houseatcrossroads2',">
            <text:p>'houseatcrossroads2',</text:p>
          </table:table-cell>
        </table:table-row>
        <table:table-row table:style-name="ro13">
          <table:table-cell office:value-type="string">
            <text:p>houseatcrossroads3</text:p>
          </table:table-cell>
          <table:table-cell office:value-type="string">
            <text:p>tmx</text:p>
          </table:table-cell>
          <table:table-cell table:formula="of:=&quot;'&quot;&amp;[.A182]&amp;&quot;',&quot;" office:value-type="string" office:string-value="'houseatcrossroads3',">
            <text:p>'houseatcrossroads3',</text:p>
          </table:table-cell>
        </table:table-row>
        <table:table-row table:style-name="ro13">
          <table:table-cell office:value-type="string">
            <text:p>houseatcrossroads4</text:p>
          </table:table-cell>
          <table:table-cell office:value-type="string">
            <text:p>tmx</text:p>
          </table:table-cell>
          <table:table-cell table:formula="of:=&quot;'&quot;&amp;[.A183]&amp;&quot;',&quot;" office:value-type="string" office:string-value="'houseatcrossroads4',">
            <text:p>'houseatcrossroads4',</text:p>
          </table:table-cell>
        </table:table-row>
        <table:table-row table:style-name="ro13">
          <table:table-cell office:value-type="string">
            <text:p>houseatcrossroads5</text:p>
          </table:table-cell>
          <table:table-cell office:value-type="string">
            <text:p>tmx</text:p>
          </table:table-cell>
          <table:table-cell table:formula="of:=&quot;'&quot;&amp;[.A184]&amp;&quot;',&quot;" office:value-type="string" office:string-value="'houseatcrossroads5',">
            <text:p>'houseatcrossroads5',</text:p>
          </table:table-cell>
        </table:table-row>
        <table:table-row table:style-name="ro13">
          <table:table-cell office:value-type="string">
            <text:p>jan_pitcave1</text:p>
          </table:table-cell>
          <table:table-cell office:value-type="string">
            <text:p>tmx</text:p>
          </table:table-cell>
          <table:table-cell table:formula="of:=&quot;'&quot;&amp;[.A185]&amp;&quot;',&quot;" office:value-type="string" office:string-value="'jan_pitcave1',">
            <text:p>'jan_pitcave1',</text:p>
          </table:table-cell>
        </table:table-row>
        <table:table-row table:style-name="ro13">
          <table:table-cell office:value-type="string">
            <text:p>jan_pitcave2</text:p>
          </table:table-cell>
          <table:table-cell office:value-type="string">
            <text:p>tmx</text:p>
          </table:table-cell>
          <table:table-cell table:formula="of:=&quot;'&quot;&amp;[.A186]&amp;&quot;',&quot;" office:value-type="string" office:string-value="'jan_pitcave2',">
            <text:p>'jan_pitcave2',</text:p>
          </table:table-cell>
        </table:table-row>
        <table:table-row table:style-name="ro13">
          <table:table-cell office:value-type="string">
            <text:p>jan_pitcave3</text:p>
          </table:table-cell>
          <table:table-cell office:value-type="string">
            <text:p>tmx</text:p>
          </table:table-cell>
          <table:table-cell table:formula="of:=&quot;'&quot;&amp;[.A187]&amp;&quot;',&quot;" office:value-type="string" office:string-value="'jan_pitcave3',">
            <text:p>'jan_pitcave3',</text:p>
          </table:table-cell>
        </table:table-row>
        <table:table-row table:style-name="ro13">
          <table:table-cell office:value-type="string">
            <text:p>lakecave0</text:p>
          </table:table-cell>
          <table:table-cell office:value-type="string">
            <text:p>tmx</text:p>
          </table:table-cell>
          <table:table-cell table:formula="of:=&quot;'&quot;&amp;[.A188]&amp;&quot;',&quot;" office:value-type="string" office:string-value="'lakecave0',">
            <text:p>'lakecave0',</text:p>
          </table:table-cell>
        </table:table-row>
        <table:table-row table:style-name="ro13">
          <table:table-cell office:value-type="string">
            <text:p>lakecave1</text:p>
          </table:table-cell>
          <table:table-cell office:value-type="string">
            <text:p>tmx</text:p>
          </table:table-cell>
          <table:table-cell table:formula="of:=&quot;'&quot;&amp;[.A189]&amp;&quot;',&quot;" office:value-type="string" office:string-value="'lakecave1',">
            <text:p>'lakecave1',</text:p>
          </table:table-cell>
        </table:table-row>
        <table:table-row table:style-name="ro13">
          <table:table-cell office:value-type="string">
            <text:p>lakecave2</text:p>
          </table:table-cell>
          <table:table-cell office:value-type="string">
            <text:p>tmx</text:p>
          </table:table-cell>
          <table:table-cell table:formula="of:=&quot;'&quot;&amp;[.A190]&amp;&quot;',&quot;" office:value-type="string" office:string-value="'lakecave2',">
            <text:p>'lakecave2',</text:p>
          </table:table-cell>
        </table:table-row>
        <table:table-row table:style-name="ro13">
          <table:table-cell office:value-type="string">
            <text:p>lodar0</text:p>
          </table:table-cell>
          <table:table-cell office:value-type="string">
            <text:p>tmx</text:p>
          </table:table-cell>
          <table:table-cell table:formula="of:=&quot;'&quot;&amp;[.A191]&amp;&quot;',&quot;" office:value-type="string" office:string-value="'lodar0',">
            <text:p>'lodar0',</text:p>
          </table:table-cell>
        </table:table-row>
        <table:table-row table:style-name="ro13">
          <table:table-cell office:value-type="string">
            <text:p>lodar1</text:p>
          </table:table-cell>
          <table:table-cell office:value-type="string">
            <text:p>tmx</text:p>
          </table:table-cell>
          <table:table-cell table:formula="of:=&quot;'&quot;&amp;[.A192]&amp;&quot;',&quot;" office:value-type="string" office:string-value="'lodar1',">
            <text:p>'lodar1',</text:p>
          </table:table-cell>
        </table:table-row>
        <table:table-row table:style-name="ro13">
          <table:table-cell office:value-type="string">
            <text:p>lodar10</text:p>
          </table:table-cell>
          <table:table-cell office:value-type="string">
            <text:p>tmx</text:p>
          </table:table-cell>
          <table:table-cell table:formula="of:=&quot;'&quot;&amp;[.A193]&amp;&quot;',&quot;" office:value-type="string" office:string-value="'lodar10',">
            <text:p>'lodar10',</text:p>
          </table:table-cell>
        </table:table-row>
        <table:table-row table:style-name="ro13">
          <table:table-cell office:value-type="string">
            <text:p>lodar11</text:p>
          </table:table-cell>
          <table:table-cell office:value-type="string">
            <text:p>tmx</text:p>
          </table:table-cell>
          <table:table-cell table:formula="of:=&quot;'&quot;&amp;[.A194]&amp;&quot;',&quot;" office:value-type="string" office:string-value="'lodar11',">
            <text:p>'lodar11',</text:p>
          </table:table-cell>
        </table:table-row>
        <table:table-row table:style-name="ro13">
          <table:table-cell office:value-type="string">
            <text:p>lodar12</text:p>
          </table:table-cell>
          <table:table-cell office:value-type="string">
            <text:p>tmx</text:p>
          </table:table-cell>
          <table:table-cell table:formula="of:=&quot;'&quot;&amp;[.A195]&amp;&quot;',&quot;" office:value-type="string" office:string-value="'lodar12',">
            <text:p>'lodar12',</text:p>
          </table:table-cell>
        </table:table-row>
        <table:table-row table:style-name="ro13">
          <table:table-cell office:value-type="string">
            <text:p>lodar12cave0</text:p>
          </table:table-cell>
          <table:table-cell office:value-type="string">
            <text:p>tmx</text:p>
          </table:table-cell>
          <table:table-cell table:formula="of:=&quot;'&quot;&amp;[.A196]&amp;&quot;',&quot;" office:value-type="string" office:string-value="'lodar12cave0',">
            <text:p>'lodar12cave0',</text:p>
          </table:table-cell>
        </table:table-row>
        <table:table-row table:style-name="ro13">
          <table:table-cell office:value-type="string">
            <text:p>lodar12cave1</text:p>
          </table:table-cell>
          <table:table-cell office:value-type="string">
            <text:p>tmx</text:p>
          </table:table-cell>
          <table:table-cell table:formula="of:=&quot;'&quot;&amp;[.A197]&amp;&quot;',&quot;" office:value-type="string" office:string-value="'lodar12cave1',">
            <text:p>'lodar12cave1',</text:p>
          </table:table-cell>
        </table:table-row>
        <table:table-row table:style-name="ro13">
          <table:table-cell office:value-type="string">
            <text:p>lodar13</text:p>
          </table:table-cell>
          <table:table-cell office:value-type="string">
            <text:p>tmx</text:p>
          </table:table-cell>
          <table:table-cell table:formula="of:=&quot;'&quot;&amp;[.A198]&amp;&quot;',&quot;" office:value-type="string" office:string-value="'lodar13',">
            <text:p>'lodar13',</text:p>
          </table:table-cell>
        </table:table-row>
        <table:table-row table:style-name="ro13">
          <table:table-cell office:value-type="string">
            <text:p>lodar14</text:p>
          </table:table-cell>
          <table:table-cell office:value-type="string">
            <text:p>tmx</text:p>
          </table:table-cell>
          <table:table-cell table:formula="of:=&quot;'&quot;&amp;[.A199]&amp;&quot;',&quot;" office:value-type="string" office:string-value="'lodar14',">
            <text:p>'lodar14',</text:p>
          </table:table-cell>
        </table:table-row>
        <table:table-row table:style-name="ro13">
          <table:table-cell office:value-type="string">
            <text:p>lodar15</text:p>
          </table:table-cell>
          <table:table-cell office:value-type="string">
            <text:p>tmx</text:p>
          </table:table-cell>
          <table:table-cell table:formula="of:=&quot;'&quot;&amp;[.A200]&amp;&quot;',&quot;" office:value-type="string" office:string-value="'lodar15',">
            <text:p>'lodar15',</text:p>
          </table:table-cell>
        </table:table-row>
        <table:table-row table:style-name="ro13">
          <table:table-cell office:value-type="string">
            <text:p>lodar16</text:p>
          </table:table-cell>
          <table:table-cell office:value-type="string">
            <text:p>tmx</text:p>
          </table:table-cell>
          <table:table-cell table:formula="of:=&quot;'&quot;&amp;[.A201]&amp;&quot;',&quot;" office:value-type="string" office:string-value="'lodar16',">
            <text:p>'lodar16',</text:p>
          </table:table-cell>
        </table:table-row>
        <table:table-row table:style-name="ro13">
          <table:table-cell office:value-type="string">
            <text:p>lodar17</text:p>
          </table:table-cell>
          <table:table-cell office:value-type="string">
            <text:p>tmx</text:p>
          </table:table-cell>
          <table:table-cell table:formula="of:=&quot;'&quot;&amp;[.A202]&amp;&quot;',&quot;" office:value-type="string" office:string-value="'lodar17',">
            <text:p>'lodar17',</text:p>
          </table:table-cell>
        </table:table-row>
        <table:table-row table:style-name="ro13">
          <table:table-cell office:value-type="string">
            <text:p>lodar18</text:p>
          </table:table-cell>
          <table:table-cell office:value-type="string">
            <text:p>tmx</text:p>
          </table:table-cell>
          <table:table-cell table:formula="of:=&quot;'&quot;&amp;[.A203]&amp;&quot;',&quot;" office:value-type="string" office:string-value="'lodar18',">
            <text:p>'lodar18',</text:p>
          </table:table-cell>
        </table:table-row>
        <table:table-row table:style-name="ro13">
          <table:table-cell office:value-type="string">
            <text:p>lodar19</text:p>
          </table:table-cell>
          <table:table-cell office:value-type="string">
            <text:p>tmx</text:p>
          </table:table-cell>
          <table:table-cell table:formula="of:=&quot;'&quot;&amp;[.A204]&amp;&quot;',&quot;" office:value-type="string" office:string-value="'lodar19',">
            <text:p>'lodar19',</text:p>
          </table:table-cell>
        </table:table-row>
        <table:table-row table:style-name="ro13">
          <table:table-cell office:value-type="string">
            <text:p>lodar1cave0</text:p>
          </table:table-cell>
          <table:table-cell office:value-type="string">
            <text:p>tmx</text:p>
          </table:table-cell>
          <table:table-cell table:formula="of:=&quot;'&quot;&amp;[.A205]&amp;&quot;',&quot;" office:value-type="string" office:string-value="'lodar1cave0',">
            <text:p>'lodar1cave0',</text:p>
          </table:table-cell>
        </table:table-row>
        <table:table-row table:style-name="ro13">
          <table:table-cell office:value-type="string">
            <text:p>lodar2</text:p>
          </table:table-cell>
          <table:table-cell office:value-type="string">
            <text:p>tmx</text:p>
          </table:table-cell>
          <table:table-cell table:formula="of:=&quot;'&quot;&amp;[.A206]&amp;&quot;',&quot;" office:value-type="string" office:string-value="'lodar2',">
            <text:p>'lodar2',</text:p>
          </table:table-cell>
        </table:table-row>
        <table:table-row table:style-name="ro13">
          <table:table-cell office:value-type="string">
            <text:p>lodar20</text:p>
          </table:table-cell>
          <table:table-cell office:value-type="string">
            <text:p>tmx</text:p>
          </table:table-cell>
          <table:table-cell table:formula="of:=&quot;'&quot;&amp;[.A207]&amp;&quot;',&quot;" office:value-type="string" office:string-value="'lodar20',">
            <text:p>'lodar20',</text:p>
          </table:table-cell>
        </table:table-row>
        <table:table-row table:style-name="ro13">
          <table:table-cell office:value-type="string">
            <text:p>lodar21</text:p>
          </table:table-cell>
          <table:table-cell office:value-type="string">
            <text:p>tmx</text:p>
          </table:table-cell>
          <table:table-cell table:formula="of:=&quot;'&quot;&amp;[.A208]&amp;&quot;',&quot;" office:value-type="string" office:string-value="'lodar21',">
            <text:p>'lodar21',</text:p>
          </table:table-cell>
        </table:table-row>
        <table:table-row table:style-name="ro13">
          <table:table-cell office:value-type="string">
            <text:p>lodar3</text:p>
          </table:table-cell>
          <table:table-cell office:value-type="string">
            <text:p>tmx</text:p>
          </table:table-cell>
          <table:table-cell table:formula="of:=&quot;'&quot;&amp;[.A209]&amp;&quot;',&quot;" office:value-type="string" office:string-value="'lodar3',">
            <text:p>'lodar3',</text:p>
          </table:table-cell>
        </table:table-row>
        <table:table-row table:style-name="ro13">
          <table:table-cell office:value-type="string">
            <text:p>lodar4</text:p>
          </table:table-cell>
          <table:table-cell office:value-type="string">
            <text:p>tmx</text:p>
          </table:table-cell>
          <table:table-cell table:formula="of:=&quot;'&quot;&amp;[.A210]&amp;&quot;',&quot;" office:value-type="string" office:string-value="'lodar4',">
            <text:p>'lodar4',</text:p>
          </table:table-cell>
        </table:table-row>
        <table:table-row table:style-name="ro13">
          <table:table-cell office:value-type="string">
            <text:p>lodar5</text:p>
          </table:table-cell>
          <table:table-cell office:value-type="string">
            <text:p>tmx</text:p>
          </table:table-cell>
          <table:table-cell table:formula="of:=&quot;'&quot;&amp;[.A211]&amp;&quot;',&quot;" office:value-type="string" office:string-value="'lodar5',">
            <text:p>'lodar5',</text:p>
          </table:table-cell>
        </table:table-row>
        <table:table-row table:style-name="ro13">
          <table:table-cell office:value-type="string">
            <text:p>lodar5cave0</text:p>
          </table:table-cell>
          <table:table-cell office:value-type="string">
            <text:p>tmx</text:p>
          </table:table-cell>
          <table:table-cell table:formula="of:=&quot;'&quot;&amp;[.A212]&amp;&quot;',&quot;" office:value-type="string" office:string-value="'lodar5cave0',">
            <text:p>'lodar5cave0',</text:p>
          </table:table-cell>
        </table:table-row>
        <table:table-row table:style-name="ro13">
          <table:table-cell office:value-type="string">
            <text:p>lodar5cave1</text:p>
          </table:table-cell>
          <table:table-cell office:value-type="string">
            <text:p>tmx</text:p>
          </table:table-cell>
          <table:table-cell table:formula="of:=&quot;'&quot;&amp;[.A213]&amp;&quot;',&quot;" office:value-type="string" office:string-value="'lodar5cave1',">
            <text:p>'lodar5cave1',</text:p>
          </table:table-cell>
        </table:table-row>
        <table:table-row table:style-name="ro13">
          <table:table-cell office:value-type="string">
            <text:p>lodar5cave2</text:p>
          </table:table-cell>
          <table:table-cell office:value-type="string">
            <text:p>tmx</text:p>
          </table:table-cell>
          <table:table-cell table:formula="of:=&quot;'&quot;&amp;[.A214]&amp;&quot;',&quot;" office:value-type="string" office:string-value="'lodar5cave2',">
            <text:p>'lodar5cave2',</text:p>
          </table:table-cell>
        </table:table-row>
        <table:table-row table:style-name="ro13">
          <table:table-cell office:value-type="string">
            <text:p>lodar6</text:p>
          </table:table-cell>
          <table:table-cell office:value-type="string">
            <text:p>tmx</text:p>
          </table:table-cell>
          <table:table-cell table:formula="of:=&quot;'&quot;&amp;[.A215]&amp;&quot;',&quot;" office:value-type="string" office:string-value="'lodar6',">
            <text:p>'lodar6',</text:p>
          </table:table-cell>
        </table:table-row>
        <table:table-row table:style-name="ro13">
          <table:table-cell office:value-type="string">
            <text:p>lodar7</text:p>
          </table:table-cell>
          <table:table-cell office:value-type="string">
            <text:p>tmx</text:p>
          </table:table-cell>
          <table:table-cell table:formula="of:=&quot;'&quot;&amp;[.A216]&amp;&quot;',&quot;" office:value-type="string" office:string-value="'lodar7',">
            <text:p>'lodar7',</text:p>
          </table:table-cell>
        </table:table-row>
        <table:table-row table:style-name="ro13">
          <table:table-cell office:value-type="string">
            <text:p>lodar8</text:p>
          </table:table-cell>
          <table:table-cell office:value-type="string">
            <text:p>tmx</text:p>
          </table:table-cell>
          <table:table-cell table:formula="of:=&quot;'&quot;&amp;[.A217]&amp;&quot;',&quot;" office:value-type="string" office:string-value="'lodar8',">
            <text:p>'lodar8',</text:p>
          </table:table-cell>
        </table:table-row>
        <table:table-row table:style-name="ro13">
          <table:table-cell office:value-type="string">
            <text:p>lodar8cave0</text:p>
          </table:table-cell>
          <table:table-cell office:value-type="string">
            <text:p>tmx</text:p>
          </table:table-cell>
          <table:table-cell table:formula="of:=&quot;'&quot;&amp;[.A218]&amp;&quot;',&quot;" office:value-type="string" office:string-value="'lodar8cave0',">
            <text:p>'lodar8cave0',</text:p>
          </table:table-cell>
        </table:table-row>
        <table:table-row table:style-name="ro13">
          <table:table-cell office:value-type="string">
            <text:p>lodar9</text:p>
          </table:table-cell>
          <table:table-cell office:value-type="string">
            <text:p>tmx</text:p>
          </table:table-cell>
          <table:table-cell table:formula="of:=&quot;'&quot;&amp;[.A219]&amp;&quot;',&quot;" office:value-type="string" office:string-value="'lodar9',">
            <text:p>'lodar9',</text:p>
          </table:table-cell>
        </table:table-row>
        <table:table-row table:style-name="ro13">
          <table:table-cell office:value-type="string">
            <text:p>lodarcave0</text:p>
          </table:table-cell>
          <table:table-cell office:value-type="string">
            <text:p>tmx</text:p>
          </table:table-cell>
          <table:table-cell table:formula="of:=&quot;'&quot;&amp;[.A220]&amp;&quot;',&quot;" office:value-type="string" office:string-value="'lodarcave0',">
            <text:p>'lodarcave0',</text:p>
          </table:table-cell>
        </table:table-row>
        <table:table-row table:style-name="ro13">
          <table:table-cell office:value-type="string">
            <text:p>lodarcave1</text:p>
          </table:table-cell>
          <table:table-cell office:value-type="string">
            <text:p>tmx</text:p>
          </table:table-cell>
          <table:table-cell table:formula="of:=&quot;'&quot;&amp;[.A221]&amp;&quot;',&quot;" office:value-type="string" office:string-value="'lodarcave1',">
            <text:p>'lodarcave1',</text:p>
          </table:table-cell>
        </table:table-row>
        <table:table-row table:style-name="ro13">
          <table:table-cell office:value-type="string">
            <text:p>lodarcave2</text:p>
          </table:table-cell>
          <table:table-cell office:value-type="string">
            <text:p>tmx</text:p>
          </table:table-cell>
          <table:table-cell table:formula="of:=&quot;'&quot;&amp;[.A222]&amp;&quot;',&quot;" office:value-type="string" office:string-value="'lodarcave2',">
            <text:p>'lodarcave2',</text:p>
          </table:table-cell>
        </table:table-row>
        <table:table-row table:style-name="ro13">
          <table:table-cell office:value-type="string">
            <text:p>lodarcave3</text:p>
          </table:table-cell>
          <table:table-cell office:value-type="string">
            <text:p>tmx</text:p>
          </table:table-cell>
          <table:table-cell table:formula="of:=&quot;'&quot;&amp;[.A223]&amp;&quot;',&quot;" office:value-type="string" office:string-value="'lodarcave3',">
            <text:p>'lodarcave3',</text:p>
          </table:table-cell>
        </table:table-row>
        <table:table-row table:style-name="ro13">
          <table:table-cell office:value-type="string">
            <text:p>lodarcave4</text:p>
          </table:table-cell>
          <table:table-cell office:value-type="string">
            <text:p>tmx</text:p>
          </table:table-cell>
          <table:table-cell table:formula="of:=&quot;'&quot;&amp;[.A224]&amp;&quot;',&quot;" office:value-type="string" office:string-value="'lodarcave4',">
            <text:p>'lodarcave4',</text:p>
          </table:table-cell>
        </table:table-row>
        <table:table-row table:style-name="ro13">
          <table:table-cell office:value-type="string">
            <text:p>lodarcave4a</text:p>
          </table:table-cell>
          <table:table-cell office:value-type="string">
            <text:p>tmx</text:p>
          </table:table-cell>
          <table:table-cell table:formula="of:=&quot;'&quot;&amp;[.A225]&amp;&quot;',&quot;" office:value-type="string" office:string-value="'lodarcave4a',">
            <text:p>'lodarcave4a',</text:p>
          </table:table-cell>
        </table:table-row>
        <table:table-row table:style-name="ro13">
          <table:table-cell office:value-type="string">
            <text:p>lodarcave5</text:p>
          </table:table-cell>
          <table:table-cell office:value-type="string">
            <text:p>tmx</text:p>
          </table:table-cell>
          <table:table-cell table:formula="of:=&quot;'&quot;&amp;[.A226]&amp;&quot;',&quot;" office:value-type="string" office:string-value="'lodarcave5',">
            <text:p>'lodarcave5',</text:p>
          </table:table-cell>
        </table:table-row>
        <table:table-row table:style-name="ro13">
          <table:table-cell office:value-type="string">
            <text:p>lodarcave6</text:p>
          </table:table-cell>
          <table:table-cell office:value-type="string">
            <text:p>tmx</text:p>
          </table:table-cell>
          <table:table-cell table:formula="of:=&quot;'&quot;&amp;[.A227]&amp;&quot;',&quot;" office:value-type="string" office:string-value="'lodarcave6',">
            <text:p>'lodarcave6',</text:p>
          </table:table-cell>
        </table:table-row>
        <table:table-row table:style-name="ro13">
          <table:table-cell office:value-type="string">
            <text:p>lodarcave7</text:p>
          </table:table-cell>
          <table:table-cell office:value-type="string">
            <text:p>tmx</text:p>
          </table:table-cell>
          <table:table-cell table:formula="of:=&quot;'&quot;&amp;[.A228]&amp;&quot;',&quot;" office:value-type="string" office:string-value="'lodarcave7',">
            <text:p>'lodarcave7',</text:p>
          </table:table-cell>
        </table:table-row>
        <table:table-row table:style-name="ro13">
          <table:table-cell office:value-type="string">
            <text:p>lodarhouse0</text:p>
          </table:table-cell>
          <table:table-cell office:value-type="string">
            <text:p>tmx</text:p>
          </table:table-cell>
          <table:table-cell table:formula="of:=&quot;'&quot;&amp;[.A229]&amp;&quot;',&quot;" office:value-type="string" office:string-value="'lodarhouse0',">
            <text:p>'lodarhouse0',</text:p>
          </table:table-cell>
        </table:table-row>
        <table:table-row table:style-name="ro13">
          <table:table-cell office:value-type="string">
            <text:p>lodarhouse1</text:p>
          </table:table-cell>
          <table:table-cell office:value-type="string">
            <text:p>tmx</text:p>
          </table:table-cell>
          <table:table-cell table:formula="of:=&quot;'&quot;&amp;[.A230]&amp;&quot;',&quot;" office:value-type="string" office:string-value="'lodarhouse1',">
            <text:p>'lodarhouse1',</text:p>
          </table:table-cell>
        </table:table-row>
        <table:table-row table:style-name="ro13">
          <table:table-cell office:value-type="string">
            <text:p>loneford1</text:p>
          </table:table-cell>
          <table:table-cell office:value-type="string">
            <text:p>tmx</text:p>
          </table:table-cell>
          <table:table-cell table:formula="of:=&quot;'&quot;&amp;[.A231]&amp;&quot;',&quot;" office:value-type="string" office:string-value="'loneford1',">
            <text:p>'loneford1',</text:p>
          </table:table-cell>
        </table:table-row>
        <table:table-row table:style-name="ro13">
          <table:table-cell office:value-type="string">
            <text:p>loneford10</text:p>
          </table:table-cell>
          <table:table-cell office:value-type="string">
            <text:p>tmx</text:p>
          </table:table-cell>
          <table:table-cell table:formula="of:=&quot;'&quot;&amp;[.A232]&amp;&quot;',&quot;" office:value-type="string" office:string-value="'loneford10',">
            <text:p>'loneford10',</text:p>
          </table:table-cell>
        </table:table-row>
        <table:table-row table:style-name="ro13">
          <table:table-cell office:value-type="string">
            <text:p>loneford11</text:p>
          </table:table-cell>
          <table:table-cell office:value-type="string">
            <text:p>tmx</text:p>
          </table:table-cell>
          <table:table-cell table:formula="of:=&quot;'&quot;&amp;[.A233]&amp;&quot;',&quot;" office:value-type="string" office:string-value="'loneford11',">
            <text:p>'loneford11',</text:p>
          </table:table-cell>
        </table:table-row>
        <table:table-row table:style-name="ro13">
          <table:table-cell office:value-type="string">
            <text:p>loneford12</text:p>
          </table:table-cell>
          <table:table-cell office:value-type="string">
            <text:p>tmx</text:p>
          </table:table-cell>
          <table:table-cell table:formula="of:=&quot;'&quot;&amp;[.A234]&amp;&quot;',&quot;" office:value-type="string" office:string-value="'loneford12',">
            <text:p>'loneford12',</text:p>
          </table:table-cell>
        </table:table-row>
        <table:table-row table:style-name="ro13">
          <table:table-cell office:value-type="string">
            <text:p>loneford13</text:p>
          </table:table-cell>
          <table:table-cell office:value-type="string">
            <text:p>tmx</text:p>
          </table:table-cell>
          <table:table-cell table:formula="of:=&quot;'&quot;&amp;[.A235]&amp;&quot;',&quot;" office:value-type="string" office:string-value="'loneford13',">
            <text:p>'loneford13',</text:p>
          </table:table-cell>
        </table:table-row>
        <table:table-row table:style-name="ro13">
          <table:table-cell office:value-type="string">
            <text:p>loneford14</text:p>
          </table:table-cell>
          <table:table-cell office:value-type="string">
            <text:p>tmx</text:p>
          </table:table-cell>
          <table:table-cell table:formula="of:=&quot;'&quot;&amp;[.A236]&amp;&quot;',&quot;" office:value-type="string" office:string-value="'loneford14',">
            <text:p>'loneford14',</text:p>
          </table:table-cell>
        </table:table-row>
        <table:table-row table:style-name="ro13">
          <table:table-cell office:value-type="string">
            <text:p>loneford15</text:p>
          </table:table-cell>
          <table:table-cell office:value-type="string">
            <text:p>tmx</text:p>
          </table:table-cell>
          <table:table-cell table:formula="of:=&quot;'&quot;&amp;[.A237]&amp;&quot;',&quot;" office:value-type="string" office:string-value="'loneford15',">
            <text:p>'loneford15',</text:p>
          </table:table-cell>
        </table:table-row>
        <table:table-row table:style-name="ro13">
          <table:table-cell office:value-type="string">
            <text:p>loneford16</text:p>
          </table:table-cell>
          <table:table-cell office:value-type="string">
            <text:p>tmx</text:p>
          </table:table-cell>
          <table:table-cell table:formula="of:=&quot;'&quot;&amp;[.A238]&amp;&quot;',&quot;" office:value-type="string" office:string-value="'loneford16',">
            <text:p>'loneford16',</text:p>
          </table:table-cell>
        </table:table-row>
        <table:table-row table:style-name="ro13">
          <table:table-cell office:value-type="string">
            <text:p>loneford17</text:p>
          </table:table-cell>
          <table:table-cell office:value-type="string">
            <text:p>tmx</text:p>
          </table:table-cell>
          <table:table-cell table:formula="of:=&quot;'&quot;&amp;[.A239]&amp;&quot;',&quot;" office:value-type="string" office:string-value="'loneford17',">
            <text:p>'loneford17',</text:p>
          </table:table-cell>
        </table:table-row>
        <table:table-row table:style-name="ro13">
          <table:table-cell office:value-type="string">
            <text:p>loneford2</text:p>
          </table:table-cell>
          <table:table-cell office:value-type="string">
            <text:p>tmx</text:p>
          </table:table-cell>
          <table:table-cell table:formula="of:=&quot;'&quot;&amp;[.A240]&amp;&quot;',&quot;" office:value-type="string" office:string-value="'loneford2',">
            <text:p>'loneford2',</text:p>
          </table:table-cell>
        </table:table-row>
        <table:table-row table:style-name="ro13">
          <table:table-cell office:value-type="string">
            <text:p>loneford3</text:p>
          </table:table-cell>
          <table:table-cell office:value-type="string">
            <text:p>tmx</text:p>
          </table:table-cell>
          <table:table-cell table:formula="of:=&quot;'&quot;&amp;[.A241]&amp;&quot;',&quot;" office:value-type="string" office:string-value="'loneford3',">
            <text:p>'loneford3',</text:p>
          </table:table-cell>
        </table:table-row>
        <table:table-row table:style-name="ro13">
          <table:table-cell office:value-type="string">
            <text:p>loneford4</text:p>
          </table:table-cell>
          <table:table-cell office:value-type="string">
            <text:p>tmx</text:p>
          </table:table-cell>
          <table:table-cell table:formula="of:=&quot;'&quot;&amp;[.A242]&amp;&quot;',&quot;" office:value-type="string" office:string-value="'loneford4',">
            <text:p>'loneford4',</text:p>
          </table:table-cell>
        </table:table-row>
        <table:table-row table:style-name="ro13">
          <table:table-cell office:value-type="string">
            <text:p>loneford5</text:p>
          </table:table-cell>
          <table:table-cell office:value-type="string">
            <text:p>tmx</text:p>
          </table:table-cell>
          <table:table-cell table:formula="of:=&quot;'&quot;&amp;[.A243]&amp;&quot;',&quot;" office:value-type="string" office:string-value="'loneford5',">
            <text:p>'loneford5',</text:p>
          </table:table-cell>
        </table:table-row>
        <table:table-row table:style-name="ro13">
          <table:table-cell office:value-type="string">
            <text:p>loneford6</text:p>
          </table:table-cell>
          <table:table-cell office:value-type="string">
            <text:p>tmx</text:p>
          </table:table-cell>
          <table:table-cell table:formula="of:=&quot;'&quot;&amp;[.A244]&amp;&quot;',&quot;" office:value-type="string" office:string-value="'loneford6',">
            <text:p>'loneford6',</text:p>
          </table:table-cell>
        </table:table-row>
        <table:table-row table:style-name="ro13">
          <table:table-cell office:value-type="string">
            <text:p>loneford7</text:p>
          </table:table-cell>
          <table:table-cell office:value-type="string">
            <text:p>tmx</text:p>
          </table:table-cell>
          <table:table-cell table:formula="of:=&quot;'&quot;&amp;[.A245]&amp;&quot;',&quot;" office:value-type="string" office:string-value="'loneford7',">
            <text:p>'loneford7',</text:p>
          </table:table-cell>
        </table:table-row>
        <table:table-row table:style-name="ro13">
          <table:table-cell office:value-type="string">
            <text:p>loneford8</text:p>
          </table:table-cell>
          <table:table-cell office:value-type="string">
            <text:p>tmx</text:p>
          </table:table-cell>
          <table:table-cell table:formula="of:=&quot;'&quot;&amp;[.A246]&amp;&quot;',&quot;" office:value-type="string" office:string-value="'loneford8',">
            <text:p>'loneford8',</text:p>
          </table:table-cell>
        </table:table-row>
        <table:table-row table:style-name="ro13">
          <table:table-cell office:value-type="string">
            <text:p>loneford9</text:p>
          </table:table-cell>
          <table:table-cell office:value-type="string">
            <text:p>tmx</text:p>
          </table:table-cell>
          <table:table-cell table:formula="of:=&quot;'&quot;&amp;[.A247]&amp;&quot;',&quot;" office:value-type="string" office:string-value="'loneford9',">
            <text:p>'loneford9',</text:p>
          </table:table-cell>
        </table:table-row>
        <table:table-row table:style-name="ro13">
          <table:table-cell office:value-type="string">
            <text:p>lonelyhouse0</text:p>
          </table:table-cell>
          <table:table-cell office:value-type="string">
            <text:p>tmx</text:p>
          </table:table-cell>
          <table:table-cell table:formula="of:=&quot;'&quot;&amp;[.A248]&amp;&quot;',&quot;" office:value-type="string" office:string-value="'lonelyhouse0',">
            <text:p>'lonelyhouse0',</text:p>
          </table:table-cell>
        </table:table-row>
        <table:table-row table:style-name="ro13">
          <table:table-cell office:value-type="string">
            <text:p>lonelyhouse1</text:p>
          </table:table-cell>
          <table:table-cell office:value-type="string">
            <text:p>tmx</text:p>
          </table:table-cell>
          <table:table-cell table:formula="of:=&quot;'&quot;&amp;[.A249]&amp;&quot;',&quot;" office:value-type="string" office:string-value="'lonelyhouse1',">
            <text:p>'lonelyhouse1',</text:p>
          </table:table-cell>
        </table:table-row>
        <table:table-row table:style-name="ro13">
          <table:table-cell office:value-type="string">
            <text:p>lookout_lower</text:p>
          </table:table-cell>
          <table:table-cell office:value-type="string">
            <text:p>tmx</text:p>
          </table:table-cell>
          <table:table-cell table:formula="of:=&quot;'&quot;&amp;[.A250]&amp;&quot;',&quot;" office:value-type="string" office:string-value="'lookout_lower',">
            <text:p>'lookout_lower',</text:p>
          </table:table-cell>
        </table:table-row>
        <table:table-row table:style-name="ro13">
          <table:table-cell office:value-type="string">
            <text:p>lookout_upper</text:p>
          </table:table-cell>
          <table:table-cell office:value-type="string">
            <text:p>tmx</text:p>
          </table:table-cell>
          <table:table-cell table:formula="of:=&quot;'&quot;&amp;[.A251]&amp;&quot;',&quot;" office:value-type="string" office:string-value="'lookout_upper',">
            <text:p>'lookout_upper',</text:p>
          </table:table-cell>
        </table:table-row>
        <table:table-row table:style-name="ro13">
          <table:table-cell office:value-type="string">
            <text:p>lostmine0</text:p>
          </table:table-cell>
          <table:table-cell office:value-type="string">
            <text:p>tmx</text:p>
          </table:table-cell>
          <table:table-cell table:formula="of:=&quot;'&quot;&amp;[.A252]&amp;&quot;',&quot;" office:value-type="string" office:string-value="'lostmine0',">
            <text:p>'lostmine0',</text:p>
          </table:table-cell>
        </table:table-row>
        <table:table-row table:style-name="ro13">
          <table:table-cell office:value-type="string">
            <text:p>lostmine1</text:p>
          </table:table-cell>
          <table:table-cell office:value-type="string">
            <text:p>tmx</text:p>
          </table:table-cell>
          <table:table-cell table:formula="of:=&quot;'&quot;&amp;[.A253]&amp;&quot;',&quot;" office:value-type="string" office:string-value="'lostmine1',">
            <text:p>'lostmine1',</text:p>
          </table:table-cell>
        </table:table-row>
        <table:table-row table:style-name="ro13">
          <table:table-cell office:value-type="string">
            <text:p>lostmine10</text:p>
          </table:table-cell>
          <table:table-cell office:value-type="string">
            <text:p>tmx</text:p>
          </table:table-cell>
          <table:table-cell table:formula="of:=&quot;'&quot;&amp;[.A254]&amp;&quot;',&quot;" office:value-type="string" office:string-value="'lostmine10',">
            <text:p>'lostmine10',</text:p>
          </table:table-cell>
        </table:table-row>
        <table:table-row table:style-name="ro13">
          <table:table-cell office:value-type="string">
            <text:p>lostmine11</text:p>
          </table:table-cell>
          <table:table-cell office:value-type="string">
            <text:p>tmx</text:p>
          </table:table-cell>
          <table:table-cell table:formula="of:=&quot;'&quot;&amp;[.A255]&amp;&quot;',&quot;" office:value-type="string" office:string-value="'lostmine11',">
            <text:p>'lostmine11',</text:p>
          </table:table-cell>
        </table:table-row>
        <table:table-row table:style-name="ro13">
          <table:table-cell office:value-type="string">
            <text:p>lostmine1a</text:p>
          </table:table-cell>
          <table:table-cell office:value-type="string">
            <text:p>tmx</text:p>
          </table:table-cell>
          <table:table-cell table:formula="of:=&quot;'&quot;&amp;[.A256]&amp;&quot;',&quot;" office:value-type="string" office:string-value="'lostmine1a',">
            <text:p>'lostmine1a',</text:p>
          </table:table-cell>
        </table:table-row>
        <table:table-row table:style-name="ro13">
          <table:table-cell office:value-type="string">
            <text:p>lostmine2</text:p>
          </table:table-cell>
          <table:table-cell office:value-type="string">
            <text:p>tmx</text:p>
          </table:table-cell>
          <table:table-cell table:formula="of:=&quot;'&quot;&amp;[.A257]&amp;&quot;',&quot;" office:value-type="string" office:string-value="'lostmine2',">
            <text:p>'lostmine2',</text:p>
          </table:table-cell>
        </table:table-row>
        <table:table-row table:style-name="ro13">
          <table:table-cell office:value-type="string">
            <text:p>lostmine2a</text:p>
          </table:table-cell>
          <table:table-cell office:value-type="string">
            <text:p>tmx</text:p>
          </table:table-cell>
          <table:table-cell table:formula="of:=&quot;'&quot;&amp;[.A258]&amp;&quot;',&quot;" office:value-type="string" office:string-value="'lostmine2a',">
            <text:p>'lostmine2a',</text:p>
          </table:table-cell>
        </table:table-row>
        <table:table-row table:style-name="ro13">
          <table:table-cell office:value-type="string">
            <text:p>lostmine3</text:p>
          </table:table-cell>
          <table:table-cell office:value-type="string">
            <text:p>tmx</text:p>
          </table:table-cell>
          <table:table-cell table:formula="of:=&quot;'&quot;&amp;[.A259]&amp;&quot;',&quot;" office:value-type="string" office:string-value="'lostmine3',">
            <text:p>'lostmine3',</text:p>
          </table:table-cell>
        </table:table-row>
        <table:table-row table:style-name="ro13">
          <table:table-cell office:value-type="string">
            <text:p>lostmine4</text:p>
          </table:table-cell>
          <table:table-cell office:value-type="string">
            <text:p>tmx</text:p>
          </table:table-cell>
          <table:table-cell table:formula="of:=&quot;'&quot;&amp;[.A260]&amp;&quot;',&quot;" office:value-type="string" office:string-value="'lostmine4',">
            <text:p>'lostmine4',</text:p>
          </table:table-cell>
        </table:table-row>
        <table:table-row table:style-name="ro13">
          <table:table-cell office:value-type="string">
            <text:p>lostmine5</text:p>
          </table:table-cell>
          <table:table-cell office:value-type="string">
            <text:p>tmx</text:p>
          </table:table-cell>
          <table:table-cell table:formula="of:=&quot;'&quot;&amp;[.A261]&amp;&quot;',&quot;" office:value-type="string" office:string-value="'lostmine5',">
            <text:p>'lostmine5',</text:p>
          </table:table-cell>
        </table:table-row>
        <table:table-row table:style-name="ro13">
          <table:table-cell office:value-type="string">
            <text:p>lostmine6</text:p>
          </table:table-cell>
          <table:table-cell office:value-type="string">
            <text:p>tmx</text:p>
          </table:table-cell>
          <table:table-cell table:formula="of:=&quot;'&quot;&amp;[.A262]&amp;&quot;',&quot;" office:value-type="string" office:string-value="'lostmine6',">
            <text:p>'lostmine6',</text:p>
          </table:table-cell>
        </table:table-row>
        <table:table-row table:style-name="ro13">
          <table:table-cell office:value-type="string">
            <text:p>lostmine7</text:p>
          </table:table-cell>
          <table:table-cell office:value-type="string">
            <text:p>tmx</text:p>
          </table:table-cell>
          <table:table-cell table:formula="of:=&quot;'&quot;&amp;[.A263]&amp;&quot;',&quot;" office:value-type="string" office:string-value="'lostmine7',">
            <text:p>'lostmine7',</text:p>
          </table:table-cell>
        </table:table-row>
        <table:table-row table:style-name="ro13">
          <table:table-cell office:value-type="string">
            <text:p>lostmine8</text:p>
          </table:table-cell>
          <table:table-cell office:value-type="string">
            <text:p>tmx</text:p>
          </table:table-cell>
          <table:table-cell table:formula="of:=&quot;'&quot;&amp;[.A264]&amp;&quot;',&quot;" office:value-type="string" office:string-value="'lostmine8',">
            <text:p>'lostmine8',</text:p>
          </table:table-cell>
        </table:table-row>
        <table:table-row table:style-name="ro13">
          <table:table-cell office:value-type="string">
            <text:p>lostmine9</text:p>
          </table:table-cell>
          <table:table-cell office:value-type="string">
            <text:p>tmx</text:p>
          </table:table-cell>
          <table:table-cell table:formula="of:=&quot;'&quot;&amp;[.A265]&amp;&quot;',&quot;" office:value-type="string" office:string-value="'lostmine9',">
            <text:p>'lostmine9',</text:p>
          </table:table-cell>
        </table:table-row>
        <table:table-row table:style-name="ro13">
          <table:table-cell office:value-type="string">
            <text:p>minerhouse0</text:p>
          </table:table-cell>
          <table:table-cell office:value-type="string">
            <text:p>tmx</text:p>
          </table:table-cell>
          <table:table-cell table:formula="of:=&quot;'&quot;&amp;[.A266]&amp;&quot;',&quot;" office:value-type="string" office:string-value="'minerhouse0',">
            <text:p>'minerhouse0',</text:p>
          </table:table-cell>
        </table:table-row>
        <table:table-row table:style-name="ro13">
          <table:table-cell office:value-type="string">
            <text:p>minerhouse1</text:p>
          </table:table-cell>
          <table:table-cell office:value-type="string">
            <text:p>tmx</text:p>
          </table:table-cell>
          <table:table-cell table:formula="of:=&quot;'&quot;&amp;[.A267]&amp;&quot;',&quot;" office:value-type="string" office:string-value="'minerhouse1',">
            <text:p>'minerhouse1',</text:p>
          </table:table-cell>
        </table:table-row>
        <table:table-row table:style-name="ro13">
          <table:table-cell office:value-type="string">
            <text:p>minerhouse2</text:p>
          </table:table-cell>
          <table:table-cell office:value-type="string">
            <text:p>tmx</text:p>
          </table:table-cell>
          <table:table-cell table:formula="of:=&quot;'&quot;&amp;[.A268]&amp;&quot;',&quot;" office:value-type="string" office:string-value="'minerhouse2',">
            <text:p>'minerhouse2',</text:p>
          </table:table-cell>
        </table:table-row>
        <table:table-row table:style-name="ro13">
          <table:table-cell office:value-type="string">
            <text:p>minerhouse3</text:p>
          </table:table-cell>
          <table:table-cell office:value-type="string">
            <text:p>tmx</text:p>
          </table:table-cell>
          <table:table-cell table:formula="of:=&quot;'&quot;&amp;[.A269]&amp;&quot;',&quot;" office:value-type="string" office:string-value="'minerhouse3',">
            <text:p>'minerhouse3',</text:p>
          </table:table-cell>
        </table:table-row>
        <table:table-row table:style-name="ro13">
          <table:table-cell office:value-type="string">
            <text:p>minerhouse4</text:p>
          </table:table-cell>
          <table:table-cell office:value-type="string">
            <text:p>tmx</text:p>
          </table:table-cell>
          <table:table-cell table:formula="of:=&quot;'&quot;&amp;[.A270]&amp;&quot;',&quot;" office:value-type="string" office:string-value="'minerhouse4',">
            <text:p>'minerhouse4',</text:p>
          </table:table-cell>
        </table:table-row>
        <table:table-row table:style-name="ro13">
          <table:table-cell office:value-type="string">
            <text:p>minerhouse5</text:p>
          </table:table-cell>
          <table:table-cell office:value-type="string">
            <text:p>tmx</text:p>
          </table:table-cell>
          <table:table-cell table:formula="of:=&quot;'&quot;&amp;[.A271]&amp;&quot;',&quot;" office:value-type="string" office:string-value="'minerhouse5',">
            <text:p>'minerhouse5',</text:p>
          </table:table-cell>
        </table:table-row>
        <table:table-row table:style-name="ro13">
          <table:table-cell office:value-type="string">
            <text:p>minerhouse6</text:p>
          </table:table-cell>
          <table:table-cell office:value-type="string">
            <text:p>tmx</text:p>
          </table:table-cell>
          <table:table-cell table:formula="of:=&quot;'&quot;&amp;[.A272]&amp;&quot;',&quot;" office:value-type="string" office:string-value="'minerhouse6',">
            <text:p>'minerhouse6',</text:p>
          </table:table-cell>
        </table:table-row>
        <table:table-row table:style-name="ro13">
          <table:table-cell office:value-type="string">
            <text:p>minerhouse7</text:p>
          </table:table-cell>
          <table:table-cell office:value-type="string">
            <text:p>tmx</text:p>
          </table:table-cell>
          <table:table-cell table:formula="of:=&quot;'&quot;&amp;[.A273]&amp;&quot;',&quot;" office:value-type="string" office:string-value="'minerhouse7',">
            <text:p>'minerhouse7',</text:p>
          </table:table-cell>
        </table:table-row>
        <table:table-row table:style-name="ro13">
          <table:table-cell office:value-type="string">
            <text:p>minerhouse8</text:p>
          </table:table-cell>
          <table:table-cell office:value-type="string">
            <text:p>tmx</text:p>
          </table:table-cell>
          <table:table-cell table:formula="of:=&quot;'&quot;&amp;[.A274]&amp;&quot;',&quot;" office:value-type="string" office:string-value="'minerhouse8',">
            <text:p>'minerhouse8',</text:p>
          </table:table-cell>
        </table:table-row>
        <table:table-row table:style-name="ro13">
          <table:table-cell office:value-type="string">
            <text:p>minerhouse9</text:p>
          </table:table-cell>
          <table:table-cell office:value-type="string">
            <text:p>tmx</text:p>
          </table:table-cell>
          <table:table-cell table:formula="of:=&quot;'&quot;&amp;[.A275]&amp;&quot;',&quot;" office:value-type="string" office:string-value="'minerhouse9',">
            <text:p>'minerhouse9',</text:p>
          </table:table-cell>
        </table:table-row>
        <table:table-row table:style-name="ro13">
          <table:table-cell office:value-type="string">
            <text:p>mountaincave0</text:p>
          </table:table-cell>
          <table:table-cell office:value-type="string">
            <text:p>tmx</text:p>
          </table:table-cell>
          <table:table-cell table:formula="of:=&quot;'&quot;&amp;[.A276]&amp;&quot;',&quot;" office:value-type="string" office:string-value="'mountaincave0',">
            <text:p>'mountaincave0',</text:p>
          </table:table-cell>
        </table:table-row>
        <table:table-row table:style-name="ro13">
          <table:table-cell office:value-type="string">
            <text:p>mountaincave1</text:p>
          </table:table-cell>
          <table:table-cell office:value-type="string">
            <text:p>tmx</text:p>
          </table:table-cell>
          <table:table-cell table:formula="of:=&quot;'&quot;&amp;[.A277]&amp;&quot;',&quot;" office:value-type="string" office:string-value="'mountaincave1',">
            <text:p>'mountaincave1',</text:p>
          </table:table-cell>
        </table:table-row>
        <table:table-row table:style-name="ro13">
          <table:table-cell office:value-type="string">
            <text:p>mountaincave2</text:p>
          </table:table-cell>
          <table:table-cell office:value-type="string">
            <text:p>tmx</text:p>
          </table:table-cell>
          <table:table-cell table:formula="of:=&quot;'&quot;&amp;[.A278]&amp;&quot;',&quot;" office:value-type="string" office:string-value="'mountaincave2',">
            <text:p>'mountaincave2',</text:p>
          </table:table-cell>
        </table:table-row>
        <table:table-row table:style-name="ro13">
          <table:table-cell office:value-type="string">
            <text:p>mountaincave3</text:p>
          </table:table-cell>
          <table:table-cell office:value-type="string">
            <text:p>tmx</text:p>
          </table:table-cell>
          <table:table-cell table:formula="of:=&quot;'&quot;&amp;[.A279]&amp;&quot;',&quot;" office:value-type="string" office:string-value="'mountaincave3',">
            <text:p>'mountaincave3',</text:p>
          </table:table-cell>
        </table:table-row>
        <table:table-row table:style-name="ro13">
          <table:table-cell office:value-type="string">
            <text:p>mountainlake0</text:p>
          </table:table-cell>
          <table:table-cell office:value-type="string">
            <text:p>tmx</text:p>
          </table:table-cell>
          <table:table-cell table:formula="of:=&quot;'&quot;&amp;[.A280]&amp;&quot;',&quot;" office:value-type="string" office:string-value="'mountainlake0',">
            <text:p>'mountainlake0',</text:p>
          </table:table-cell>
        </table:table-row>
        <table:table-row table:style-name="ro13">
          <table:table-cell office:value-type="string">
            <text:p>mountainlake1</text:p>
          </table:table-cell>
          <table:table-cell office:value-type="string">
            <text:p>tmx</text:p>
          </table:table-cell>
          <table:table-cell table:formula="of:=&quot;'&quot;&amp;[.A281]&amp;&quot;',&quot;" office:value-type="string" office:string-value="'mountainlake1',">
            <text:p>'mountainlake1',</text:p>
          </table:table-cell>
        </table:table-row>
        <table:table-row table:style-name="ro13">
          <table:table-cell office:value-type="string">
            <text:p>mountainlake10</text:p>
          </table:table-cell>
          <table:table-cell office:value-type="string">
            <text:p>tmx</text:p>
          </table:table-cell>
          <table:table-cell table:formula="of:=&quot;'&quot;&amp;[.A282]&amp;&quot;',&quot;" office:value-type="string" office:string-value="'mountainlake10',">
            <text:p>'mountainlake10',</text:p>
          </table:table-cell>
        </table:table-row>
        <table:table-row table:style-name="ro13">
          <table:table-cell office:value-type="string">
            <text:p>mountainlake10a</text:p>
          </table:table-cell>
          <table:table-cell office:value-type="string">
            <text:p>tmx</text:p>
          </table:table-cell>
          <table:table-cell table:formula="of:=&quot;'&quot;&amp;[.A283]&amp;&quot;',&quot;" office:value-type="string" office:string-value="'mountainlake10a',">
            <text:p>'mountainlake10a',</text:p>
          </table:table-cell>
        </table:table-row>
        <table:table-row table:style-name="ro13">
          <table:table-cell office:value-type="string">
            <text:p>mountainlake11</text:p>
          </table:table-cell>
          <table:table-cell office:value-type="string">
            <text:p>tmx</text:p>
          </table:table-cell>
          <table:table-cell table:formula="of:=&quot;'&quot;&amp;[.A284]&amp;&quot;',&quot;" office:value-type="string" office:string-value="'mountainlake11',">
            <text:p>'mountainlake11',</text:p>
          </table:table-cell>
        </table:table-row>
        <table:table-row table:style-name="ro13">
          <table:table-cell office:value-type="string">
            <text:p>mountainlake12</text:p>
          </table:table-cell>
          <table:table-cell office:value-type="string">
            <text:p>tmx</text:p>
          </table:table-cell>
          <table:table-cell table:formula="of:=&quot;'&quot;&amp;[.A285]&amp;&quot;',&quot;" office:value-type="string" office:string-value="'mountainlake12',">
            <text:p>'mountainlake12',</text:p>
          </table:table-cell>
        </table:table-row>
        <table:table-row table:style-name="ro13">
          <table:table-cell office:value-type="string">
            <text:p>mountainlake13</text:p>
          </table:table-cell>
          <table:table-cell office:value-type="string">
            <text:p>tmx</text:p>
          </table:table-cell>
          <table:table-cell table:formula="of:=&quot;'&quot;&amp;[.A286]&amp;&quot;',&quot;" office:value-type="string" office:string-value="'mountainlake13',">
            <text:p>'mountainlake13',</text:p>
          </table:table-cell>
        </table:table-row>
        <table:table-row table:style-name="ro13">
          <table:table-cell office:value-type="string">
            <text:p>mountainlake13a</text:p>
          </table:table-cell>
          <table:table-cell office:value-type="string">
            <text:p>tmx</text:p>
          </table:table-cell>
          <table:table-cell table:formula="of:=&quot;'&quot;&amp;[.A287]&amp;&quot;',&quot;" office:value-type="string" office:string-value="'mountainlake13a',">
            <text:p>'mountainlake13a',</text:p>
          </table:table-cell>
        </table:table-row>
        <table:table-row table:style-name="ro13">
          <table:table-cell office:value-type="string">
            <text:p>mountainlake2</text:p>
          </table:table-cell>
          <table:table-cell office:value-type="string">
            <text:p>tmx</text:p>
          </table:table-cell>
          <table:table-cell table:formula="of:=&quot;'&quot;&amp;[.A288]&amp;&quot;',&quot;" office:value-type="string" office:string-value="'mountainlake2',">
            <text:p>'mountainlake2',</text:p>
          </table:table-cell>
        </table:table-row>
        <table:table-row table:style-name="ro13">
          <table:table-cell office:value-type="string">
            <text:p>mountainlake3</text:p>
          </table:table-cell>
          <table:table-cell office:value-type="string">
            <text:p>tmx</text:p>
          </table:table-cell>
          <table:table-cell table:formula="of:=&quot;'&quot;&amp;[.A289]&amp;&quot;',&quot;" office:value-type="string" office:string-value="'mountainlake3',">
            <text:p>'mountainlake3',</text:p>
          </table:table-cell>
        </table:table-row>
        <table:table-row table:style-name="ro13">
          <table:table-cell office:value-type="string">
            <text:p>mountainlake4</text:p>
          </table:table-cell>
          <table:table-cell office:value-type="string">
            <text:p>tmx</text:p>
          </table:table-cell>
          <table:table-cell table:formula="of:=&quot;'&quot;&amp;[.A290]&amp;&quot;',&quot;" office:value-type="string" office:string-value="'mountainlake4',">
            <text:p>'mountainlake4',</text:p>
          </table:table-cell>
        </table:table-row>
        <table:table-row table:style-name="ro13">
          <table:table-cell office:value-type="string">
            <text:p>mountainlake5</text:p>
          </table:table-cell>
          <table:table-cell office:value-type="string">
            <text:p>tmx</text:p>
          </table:table-cell>
          <table:table-cell table:formula="of:=&quot;'&quot;&amp;[.A291]&amp;&quot;',&quot;" office:value-type="string" office:string-value="'mountainlake5',">
            <text:p>'mountainlake5',</text:p>
          </table:table-cell>
        </table:table-row>
        <table:table-row table:style-name="ro13">
          <table:table-cell office:value-type="string">
            <text:p>mountainlake6</text:p>
          </table:table-cell>
          <table:table-cell office:value-type="string">
            <text:p>tmx</text:p>
          </table:table-cell>
          <table:table-cell table:formula="of:=&quot;'&quot;&amp;[.A292]&amp;&quot;',&quot;" office:value-type="string" office:string-value="'mountainlake6',">
            <text:p>'mountainlake6',</text:p>
          </table:table-cell>
        </table:table-row>
        <table:table-row table:style-name="ro13">
          <table:table-cell office:value-type="string">
            <text:p>mountainlake7</text:p>
          </table:table-cell>
          <table:table-cell office:value-type="string">
            <text:p>tmx</text:p>
          </table:table-cell>
          <table:table-cell table:formula="of:=&quot;'&quot;&amp;[.A293]&amp;&quot;',&quot;" office:value-type="string" office:string-value="'mountainlake7',">
            <text:p>'mountainlake7',</text:p>
          </table:table-cell>
        </table:table-row>
        <table:table-row table:style-name="ro13">
          <table:table-cell office:value-type="string">
            <text:p>mountainlake8</text:p>
          </table:table-cell>
          <table:table-cell office:value-type="string">
            <text:p>tmx</text:p>
          </table:table-cell>
          <table:table-cell table:formula="of:=&quot;'&quot;&amp;[.A294]&amp;&quot;',&quot;" office:value-type="string" office:string-value="'mountainlake8',">
            <text:p>'mountainlake8',</text:p>
          </table:table-cell>
        </table:table-row>
        <table:table-row table:style-name="ro13">
          <table:table-cell office:value-type="string">
            <text:p>mountainlake9</text:p>
          </table:table-cell>
          <table:table-cell office:value-type="string">
            <text:p>tmx</text:p>
          </table:table-cell>
          <table:table-cell table:formula="of:=&quot;'&quot;&amp;[.A295]&amp;&quot;',&quot;" office:value-type="string" office:string-value="'mountainlake9',">
            <text:p>'mountainlake9',</text:p>
          </table:table-cell>
        </table:table-row>
        <table:table-row table:style-name="ro13">
          <table:table-cell office:value-type="string">
            <text:p>oldcave0</text:p>
          </table:table-cell>
          <table:table-cell office:value-type="string">
            <text:p>tmx</text:p>
          </table:table-cell>
          <table:table-cell table:formula="of:=&quot;'&quot;&amp;[.A296]&amp;&quot;',&quot;" office:value-type="string" office:string-value="'oldcave0',">
            <text:p>'oldcave0',</text:p>
          </table:table-cell>
        </table:table-row>
        <table:table-row table:style-name="ro13">
          <table:table-cell office:value-type="string">
            <text:p>oldcave1</text:p>
          </table:table-cell>
          <table:table-cell office:value-type="string">
            <text:p>tmx</text:p>
          </table:table-cell>
          <table:table-cell table:formula="of:=&quot;'&quot;&amp;[.A297]&amp;&quot;',&quot;" office:value-type="string" office:string-value="'oldcave1',">
            <text:p>'oldcave1',</text:p>
          </table:table-cell>
        </table:table-row>
        <table:table-row table:style-name="ro13">
          <table:table-cell office:value-type="string">
            <text:p>pwcave0</text:p>
          </table:table-cell>
          <table:table-cell office:value-type="string">
            <text:p>tmx</text:p>
          </table:table-cell>
          <table:table-cell table:formula="of:=&quot;'&quot;&amp;[.A298]&amp;&quot;',&quot;" office:value-type="string" office:string-value="'pwcave0',">
            <text:p>'pwcave0',</text:p>
          </table:table-cell>
        </table:table-row>
        <table:table-row table:style-name="ro13">
          <table:table-cell office:value-type="string">
            <text:p>pwcave1</text:p>
          </table:table-cell>
          <table:table-cell office:value-type="string">
            <text:p>tmx</text:p>
          </table:table-cell>
          <table:table-cell table:formula="of:=&quot;'&quot;&amp;[.A299]&amp;&quot;',&quot;" office:value-type="string" office:string-value="'pwcave1',">
            <text:p>'pwcave1',</text:p>
          </table:table-cell>
        </table:table-row>
        <table:table-row table:style-name="ro13">
          <table:table-cell office:value-type="string">
            <text:p>pwcave2</text:p>
          </table:table-cell>
          <table:table-cell office:value-type="string">
            <text:p>tmx</text:p>
          </table:table-cell>
          <table:table-cell table:formula="of:=&quot;'&quot;&amp;[.A300]&amp;&quot;',&quot;" office:value-type="string" office:string-value="'pwcave2',">
            <text:p>'pwcave2',</text:p>
          </table:table-cell>
        </table:table-row>
        <table:table-row table:style-name="ro13">
          <table:table-cell office:value-type="string">
            <text:p>pwcave2a</text:p>
          </table:table-cell>
          <table:table-cell office:value-type="string">
            <text:p>tmx</text:p>
          </table:table-cell>
          <table:table-cell table:formula="of:=&quot;'&quot;&amp;[.A301]&amp;&quot;',&quot;" office:value-type="string" office:string-value="'pwcave2a',">
            <text:p>'pwcave2a',</text:p>
          </table:table-cell>
        </table:table-row>
        <table:table-row table:style-name="ro13">
          <table:table-cell office:value-type="string">
            <text:p>pwcave3</text:p>
          </table:table-cell>
          <table:table-cell office:value-type="string">
            <text:p>tmx</text:p>
          </table:table-cell>
          <table:table-cell table:formula="of:=&quot;'&quot;&amp;[.A302]&amp;&quot;',&quot;" office:value-type="string" office:string-value="'pwcave3',">
            <text:p>'pwcave3',</text:p>
          </table:table-cell>
        </table:table-row>
        <table:table-row table:style-name="ro13">
          <table:table-cell office:value-type="string">
            <text:p>pwcave4</text:p>
          </table:table-cell>
          <table:table-cell office:value-type="string">
            <text:p>tmx</text:p>
          </table:table-cell>
          <table:table-cell table:formula="of:=&quot;'&quot;&amp;[.A303]&amp;&quot;',&quot;" office:value-type="string" office:string-value="'pwcave4',">
            <text:p>'pwcave4',</text:p>
          </table:table-cell>
        </table:table-row>
        <table:table-row table:style-name="ro13">
          <table:table-cell office:value-type="string">
            <text:p>remgard_armour</text:p>
          </table:table-cell>
          <table:table-cell office:value-type="string">
            <text:p>tmx</text:p>
          </table:table-cell>
          <table:table-cell table:formula="of:=&quot;'&quot;&amp;[.A304]&amp;&quot;',&quot;" office:value-type="string" office:string-value="'remgard_armour',">
            <text:p>'remgard_armour',</text:p>
          </table:table-cell>
        </table:table-row>
        <table:table-row table:style-name="ro13">
          <table:table-cell office:value-type="string">
            <text:p>remgard_barn</text:p>
          </table:table-cell>
          <table:table-cell office:value-type="string">
            <text:p>tmx</text:p>
          </table:table-cell>
          <table:table-cell table:formula="of:=&quot;'&quot;&amp;[.A305]&amp;&quot;',&quot;" office:value-type="string" office:string-value="'remgard_barn',">
            <text:p>'remgard_barn',</text:p>
          </table:table-cell>
        </table:table-row>
        <table:table-row table:style-name="ro13">
          <table:table-cell office:value-type="string">
            <text:p>remgard_church</text:p>
          </table:table-cell>
          <table:table-cell office:value-type="string">
            <text:p>tmx</text:p>
          </table:table-cell>
          <table:table-cell table:formula="of:=&quot;'&quot;&amp;[.A306]&amp;&quot;',&quot;" office:value-type="string" office:string-value="'remgard_church',">
            <text:p>'remgard_church',</text:p>
          </table:table-cell>
        </table:table-row>
        <table:table-row table:style-name="ro13">
          <table:table-cell office:value-type="string">
            <text:p>remgard_clothes</text:p>
          </table:table-cell>
          <table:table-cell office:value-type="string">
            <text:p>tmx</text:p>
          </table:table-cell>
          <table:table-cell table:formula="of:=&quot;'&quot;&amp;[.A307]&amp;&quot;',&quot;" office:value-type="string" office:string-value="'remgard_clothes',">
            <text:p>'remgard_clothes',</text:p>
          </table:table-cell>
        </table:table-row>
        <table:table-row table:style-name="ro13">
          <table:table-cell office:value-type="string">
            <text:p>remgard_farmer1</text:p>
          </table:table-cell>
          <table:table-cell office:value-type="string">
            <text:p>tmx</text:p>
          </table:table-cell>
          <table:table-cell table:formula="of:=&quot;'&quot;&amp;[.A308]&amp;&quot;',&quot;" office:value-type="string" office:string-value="'remgard_farmer1',">
            <text:p>'remgard_farmer1',</text:p>
          </table:table-cell>
        </table:table-row>
        <table:table-row table:style-name="ro13">
          <table:table-cell office:value-type="string">
            <text:p>remgard_farmer2</text:p>
          </table:table-cell>
          <table:table-cell office:value-type="string">
            <text:p>tmx</text:p>
          </table:table-cell>
          <table:table-cell table:formula="of:=&quot;'&quot;&amp;[.A309]&amp;&quot;',&quot;" office:value-type="string" office:string-value="'remgard_farmer2',">
            <text:p>'remgard_farmer2',</text:p>
          </table:table-cell>
        </table:table-row>
        <table:table-row table:style-name="ro13">
          <table:table-cell office:value-type="string">
            <text:p>remgard_farmer3</text:p>
          </table:table-cell>
          <table:table-cell office:value-type="string">
            <text:p>tmx</text:p>
          </table:table-cell>
          <table:table-cell table:formula="of:=&quot;'&quot;&amp;[.A310]&amp;&quot;',&quot;" office:value-type="string" office:string-value="'remgard_farmer3',">
            <text:p>'remgard_farmer3',</text:p>
          </table:table-cell>
        </table:table-row>
        <table:table-row table:style-name="ro13">
          <table:table-cell office:value-type="string">
            <text:p>remgard_prison</text:p>
          </table:table-cell>
          <table:table-cell office:value-type="string">
            <text:p>tmx</text:p>
          </table:table-cell>
          <table:table-cell table:formula="of:=&quot;'&quot;&amp;[.A311]&amp;&quot;',&quot;" office:value-type="string" office:string-value="'remgard_prison',">
            <text:p>'remgard_prison',</text:p>
          </table:table-cell>
        </table:table-row>
        <table:table-row table:style-name="ro13">
          <table:table-cell office:value-type="string">
            <text:p>remgard_school</text:p>
          </table:table-cell>
          <table:table-cell office:value-type="string">
            <text:p>tmx</text:p>
          </table:table-cell>
          <table:table-cell table:formula="of:=&quot;'&quot;&amp;[.A312]&amp;&quot;',&quot;" office:value-type="string" office:string-value="'remgard_school',">
            <text:p>'remgard_school',</text:p>
          </table:table-cell>
        </table:table-row>
        <table:table-row table:style-name="ro13">
          <table:table-cell office:value-type="string">
            <text:p>remgard_tavern0</text:p>
          </table:table-cell>
          <table:table-cell office:value-type="string">
            <text:p>tmx</text:p>
          </table:table-cell>
          <table:table-cell table:formula="of:=&quot;'&quot;&amp;[.A313]&amp;&quot;',&quot;" office:value-type="string" office:string-value="'remgard_tavern0',">
            <text:p>'remgard_tavern0',</text:p>
          </table:table-cell>
        </table:table-row>
        <table:table-row table:style-name="ro13">
          <table:table-cell office:value-type="string">
            <text:p>remgard_tavern1</text:p>
          </table:table-cell>
          <table:table-cell office:value-type="string">
            <text:p>tmx</text:p>
          </table:table-cell>
          <table:table-cell table:formula="of:=&quot;'&quot;&amp;[.A314]&amp;&quot;',&quot;" office:value-type="string" office:string-value="'remgard_tavern1',">
            <text:p>'remgard_tavern1',</text:p>
          </table:table-cell>
        </table:table-row>
        <table:table-row table:style-name="ro13">
          <table:table-cell office:value-type="string">
            <text:p>remgard_villager1</text:p>
          </table:table-cell>
          <table:table-cell office:value-type="string">
            <text:p>tmx</text:p>
          </table:table-cell>
          <table:table-cell table:formula="of:=&quot;'&quot;&amp;[.A315]&amp;&quot;',&quot;" office:value-type="string" office:string-value="'remgard_villager1',">
            <text:p>'remgard_villager1',</text:p>
          </table:table-cell>
        </table:table-row>
        <table:table-row table:style-name="ro13">
          <table:table-cell office:value-type="string">
            <text:p>remgard_villager2</text:p>
          </table:table-cell>
          <table:table-cell office:value-type="string">
            <text:p>tmx</text:p>
          </table:table-cell>
          <table:table-cell table:formula="of:=&quot;'&quot;&amp;[.A316]&amp;&quot;',&quot;" office:value-type="string" office:string-value="'remgard_villager2',">
            <text:p>'remgard_villager2',</text:p>
          </table:table-cell>
        </table:table-row>
        <table:table-row table:style-name="ro13">
          <table:table-cell office:value-type="string">
            <text:p>remgard_villager3</text:p>
          </table:table-cell>
          <table:table-cell office:value-type="string">
            <text:p>tmx</text:p>
          </table:table-cell>
          <table:table-cell table:formula="of:=&quot;'&quot;&amp;[.A317]&amp;&quot;',&quot;" office:value-type="string" office:string-value="'remgard_villager3',">
            <text:p>'remgard_villager3',</text:p>
          </table:table-cell>
        </table:table-row>
        <table:table-row table:style-name="ro13">
          <table:table-cell office:value-type="string">
            <text:p>remgard_villager4</text:p>
          </table:table-cell>
          <table:table-cell office:value-type="string">
            <text:p>tmx</text:p>
          </table:table-cell>
          <table:table-cell table:formula="of:=&quot;'&quot;&amp;[.A318]&amp;&quot;',&quot;" office:value-type="string" office:string-value="'remgard_villager4',">
            <text:p>'remgard_villager4',</text:p>
          </table:table-cell>
        </table:table-row>
        <table:table-row table:style-name="ro13">
          <table:table-cell office:value-type="string">
            <text:p>remgard_villager5</text:p>
          </table:table-cell>
          <table:table-cell office:value-type="string">
            <text:p>tmx</text:p>
          </table:table-cell>
          <table:table-cell table:formula="of:=&quot;'&quot;&amp;[.A319]&amp;&quot;',&quot;" office:value-type="string" office:string-value="'remgard_villager5',">
            <text:p>'remgard_villager5',</text:p>
          </table:table-cell>
        </table:table-row>
        <table:table-row table:style-name="ro13">
          <table:table-cell office:value-type="string">
            <text:p>remgard_weapon</text:p>
          </table:table-cell>
          <table:table-cell office:value-type="string">
            <text:p>tmx</text:p>
          </table:table-cell>
          <table:table-cell table:formula="of:=&quot;'&quot;&amp;[.A320]&amp;&quot;',&quot;" office:value-type="string" office:string-value="'remgard_weapon',">
            <text:p>'remgard_weapon',</text:p>
          </table:table-cell>
        </table:table-row>
        <table:table-row table:style-name="ro13">
          <table:table-cell office:value-type="string">
            <text:p>remgard0</text:p>
          </table:table-cell>
          <table:table-cell office:value-type="string">
            <text:p>tmx</text:p>
          </table:table-cell>
          <table:table-cell table:formula="of:=&quot;'&quot;&amp;[.A321]&amp;&quot;',&quot;" office:value-type="string" office:string-value="'remgard0',">
            <text:p>'remgard0',</text:p>
          </table:table-cell>
        </table:table-row>
        <table:table-row table:style-name="ro13">
          <table:table-cell office:value-type="string">
            <text:p>remgard1</text:p>
          </table:table-cell>
          <table:table-cell office:value-type="string">
            <text:p>tmx</text:p>
          </table:table-cell>
          <table:table-cell table:formula="of:=&quot;'&quot;&amp;[.A322]&amp;&quot;',&quot;" office:value-type="string" office:string-value="'remgard1',">
            <text:p>'remgard1',</text:p>
          </table:table-cell>
        </table:table-row>
        <table:table-row table:style-name="ro13">
          <table:table-cell office:value-type="string">
            <text:p>remgard2</text:p>
          </table:table-cell>
          <table:table-cell office:value-type="string">
            <text:p>tmx</text:p>
          </table:table-cell>
          <table:table-cell table:formula="of:=&quot;'&quot;&amp;[.A323]&amp;&quot;',&quot;" office:value-type="string" office:string-value="'remgard2',">
            <text:p>'remgard2',</text:p>
          </table:table-cell>
        </table:table-row>
        <table:table-row table:style-name="ro13">
          <table:table-cell office:value-type="string">
            <text:p>remgard3</text:p>
          </table:table-cell>
          <table:table-cell office:value-type="string">
            <text:p>tmx</text:p>
          </table:table-cell>
          <table:table-cell table:formula="of:=&quot;'&quot;&amp;[.A324]&amp;&quot;',&quot;" office:value-type="string" office:string-value="'remgard3',">
            <text:p>'remgard3',</text:p>
          </table:table-cell>
        </table:table-row>
        <table:table-row table:style-name="ro13">
          <table:table-cell office:value-type="string">
            <text:p>remgard4</text:p>
          </table:table-cell>
          <table:table-cell office:value-type="string">
            <text:p>tmx</text:p>
          </table:table-cell>
          <table:table-cell table:formula="of:=&quot;'&quot;&amp;[.A325]&amp;&quot;',&quot;" office:value-type="string" office:string-value="'remgard4',">
            <text:p>'remgard4',</text:p>
          </table:table-cell>
        </table:table-row>
        <table:table-row table:style-name="ro13">
          <table:table-cell office:value-type="string">
            <text:p>road1</text:p>
          </table:table-cell>
          <table:table-cell office:value-type="string">
            <text:p>tmx</text:p>
          </table:table-cell>
          <table:table-cell table:formula="of:=&quot;'&quot;&amp;[.A326]&amp;&quot;',&quot;" office:value-type="string" office:string-value="'road1',">
            <text:p>'road1',</text:p>
          </table:table-cell>
        </table:table-row>
        <table:table-row table:style-name="ro13">
          <table:table-cell office:value-type="string">
            <text:p>road2</text:p>
          </table:table-cell>
          <table:table-cell office:value-type="string">
            <text:p>tmx</text:p>
          </table:table-cell>
          <table:table-cell table:formula="of:=&quot;'&quot;&amp;[.A327]&amp;&quot;',&quot;" office:value-type="string" office:string-value="'road2',">
            <text:p>'road2',</text:p>
          </table:table-cell>
        </table:table-row>
        <table:table-row table:style-name="ro13">
          <table:table-cell office:value-type="string">
            <text:p>road3</text:p>
          </table:table-cell>
          <table:table-cell office:value-type="string">
            <text:p>tmx</text:p>
          </table:table-cell>
          <table:table-cell table:formula="of:=&quot;'&quot;&amp;[.A328]&amp;&quot;',&quot;" office:value-type="string" office:string-value="'road3',">
            <text:p>'road3',</text:p>
          </table:table-cell>
        </table:table-row>
        <table:table-row table:style-name="ro13">
          <table:table-cell office:value-type="string">
            <text:p>road4</text:p>
          </table:table-cell>
          <table:table-cell office:value-type="string">
            <text:p>tmx</text:p>
          </table:table-cell>
          <table:table-cell table:formula="of:=&quot;'&quot;&amp;[.A329]&amp;&quot;',&quot;" office:value-type="string" office:string-value="'road4',">
            <text:p>'road4',</text:p>
          </table:table-cell>
        </table:table-row>
        <table:table-row table:style-name="ro13">
          <table:table-cell office:value-type="string">
            <text:p>road4_gargoylecave</text:p>
          </table:table-cell>
          <table:table-cell office:value-type="string">
            <text:p>tmx</text:p>
          </table:table-cell>
          <table:table-cell table:formula="of:=&quot;'&quot;&amp;[.A330]&amp;&quot;',&quot;" office:value-type="string" office:string-value="'road4_gargoylecave',">
            <text:p>'road4_gargoylecave',</text:p>
          </table:table-cell>
        </table:table-row>
        <table:table-row table:style-name="ro13">
          <table:table-cell office:value-type="string">
            <text:p>road5</text:p>
          </table:table-cell>
          <table:table-cell office:value-type="string">
            <text:p>tmx</text:p>
          </table:table-cell>
          <table:table-cell table:formula="of:=&quot;'&quot;&amp;[.A331]&amp;&quot;',&quot;" office:value-type="string" office:string-value="'road5',">
            <text:p>'road5',</text:p>
          </table:table-cell>
        </table:table-row>
        <table:table-row table:style-name="ro13">
          <table:table-cell office:value-type="string">
            <text:p>road5_house</text:p>
          </table:table-cell>
          <table:table-cell office:value-type="string">
            <text:p>tmx</text:p>
          </table:table-cell>
          <table:table-cell table:formula="of:=&quot;'&quot;&amp;[.A332]&amp;&quot;',&quot;" office:value-type="string" office:string-value="'road5_house',">
            <text:p>'road5_house',</text:p>
          </table:table-cell>
        </table:table-row>
        <table:table-row table:style-name="ro13">
          <table:table-cell office:value-type="string">
            <text:p>roadbeforecrossroads</text:p>
          </table:table-cell>
          <table:table-cell office:value-type="string">
            <text:p>tmx</text:p>
          </table:table-cell>
          <table:table-cell table:formula="of:=&quot;'&quot;&amp;[.A333]&amp;&quot;',&quot;" office:value-type="string" office:string-value="'roadbeforecrossroads',">
            <text:p>'roadbeforecrossroads',</text:p>
          </table:table-cell>
        </table:table-row>
        <table:table-row table:style-name="ro13">
          <table:table-cell office:value-type="string">
            <text:p>roadbeforecrossroads1</text:p>
          </table:table-cell>
          <table:table-cell office:value-type="string">
            <text:p>tmx</text:p>
          </table:table-cell>
          <table:table-cell table:formula="of:=&quot;'&quot;&amp;[.A334]&amp;&quot;',&quot;" office:value-type="string" office:string-value="'roadbeforecrossroads1',">
            <text:p>'roadbeforecrossroads1',</text:p>
          </table:table-cell>
        </table:table-row>
        <table:table-row table:style-name="ro13">
          <table:table-cell office:value-type="string">
            <text:p>roadbeforecrossroads2</text:p>
          </table:table-cell>
          <table:table-cell office:value-type="string">
            <text:p>tmx</text:p>
          </table:table-cell>
          <table:table-cell table:formula="of:=&quot;'&quot;&amp;[.A335]&amp;&quot;',&quot;" office:value-type="string" office:string-value="'roadbeforecrossroads2',">
            <text:p>'roadbeforecrossroads2',</text:p>
          </table:table-cell>
        </table:table-row>
        <table:table-row table:style-name="ro13">
          <table:table-cell office:value-type="string">
            <text:p>roadbeforecrossroads3</text:p>
          </table:table-cell>
          <table:table-cell office:value-type="string">
            <text:p>tmx</text:p>
          </table:table-cell>
          <table:table-cell table:formula="of:=&quot;'&quot;&amp;[.A336]&amp;&quot;',&quot;" office:value-type="string" office:string-value="'roadbeforecrossroads3',">
            <text:p>'roadbeforecrossroads3',</text:p>
          </table:table-cell>
        </table:table-row>
        <table:table-row table:style-name="ro13">
          <table:table-cell office:value-type="string">
            <text:p>roadbeforecrossroads4</text:p>
          </table:table-cell>
          <table:table-cell office:value-type="string">
            <text:p>tmx</text:p>
          </table:table-cell>
          <table:table-cell table:formula="of:=&quot;'&quot;&amp;[.A337]&amp;&quot;',&quot;" office:value-type="string" office:string-value="'roadbeforecrossroads4',">
            <text:p>'roadbeforecrossroads4',</text:p>
          </table:table-cell>
        </table:table-row>
        <table:table-row table:style-name="ro13">
          <table:table-cell office:value-type="string">
            <text:p>roadbeforecrossroads5</text:p>
          </table:table-cell>
          <table:table-cell office:value-type="string">
            <text:p>tmx</text:p>
          </table:table-cell>
          <table:table-cell table:formula="of:=&quot;'&quot;&amp;[.A338]&amp;&quot;',&quot;" office:value-type="string" office:string-value="'roadbeforecrossroads5',">
            <text:p>'roadbeforecrossroads5',</text:p>
          </table:table-cell>
        </table:table-row>
        <table:table-row table:style-name="ro13">
          <table:table-cell office:value-type="string">
            <text:p>roadbeforecrossroads6</text:p>
          </table:table-cell>
          <table:table-cell office:value-type="string">
            <text:p>tmx</text:p>
          </table:table-cell>
          <table:table-cell table:formula="of:=&quot;'&quot;&amp;[.A339]&amp;&quot;',&quot;" office:value-type="string" office:string-value="'roadbeforecrossroads6',">
            <text:p>'roadbeforecrossroads6',</text:p>
          </table:table-cell>
        </table:table-row>
        <table:table-row table:style-name="ro13">
          <table:table-cell office:value-type="string">
            <text:p>roadbeforecrossroads7</text:p>
          </table:table-cell>
          <table:table-cell office:value-type="string">
            <text:p>tmx</text:p>
          </table:table-cell>
          <table:table-cell table:formula="of:=&quot;'&quot;&amp;[.A340]&amp;&quot;',&quot;" office:value-type="string" office:string-value="'roadbeforecrossroads7',">
            <text:p>'roadbeforecrossroads7',</text:p>
          </table:table-cell>
        </table:table-row>
        <table:table-row table:style-name="ro13">
          <table:table-cell office:value-type="string">
            <text:p>roadbeforecrossroads8</text:p>
          </table:table-cell>
          <table:table-cell office:value-type="string">
            <text:p>tmx</text:p>
          </table:table-cell>
          <table:table-cell table:formula="of:=&quot;'&quot;&amp;[.A341]&amp;&quot;',&quot;" office:value-type="string" office:string-value="'roadbeforecrossroads8',">
            <text:p>'roadbeforecrossroads8',</text:p>
          </table:table-cell>
        </table:table-row>
        <table:table-row table:style-name="ro13">
          <table:table-cell office:value-type="string">
            <text:p>roadbeforecrossroads9</text:p>
          </table:table-cell>
          <table:table-cell office:value-type="string">
            <text:p>tmx</text:p>
          </table:table-cell>
          <table:table-cell table:formula="of:=&quot;'&quot;&amp;[.A342]&amp;&quot;',&quot;" office:value-type="string" office:string-value="'roadbeforecrossroads9',">
            <text:p>'roadbeforecrossroads9',</text:p>
          </table:table-cell>
        </table:table-row>
        <table:table-row table:style-name="ro13">
          <table:table-cell office:value-type="string">
            <text:p>roadcave0</text:p>
          </table:table-cell>
          <table:table-cell office:value-type="string">
            <text:p>tmx</text:p>
          </table:table-cell>
          <table:table-cell table:formula="of:=&quot;'&quot;&amp;[.A343]&amp;&quot;',&quot;" office:value-type="string" office:string-value="'roadcave0',">
            <text:p>'roadcave0',</text:p>
          </table:table-cell>
        </table:table-row>
        <table:table-row table:style-name="ro13">
          <table:table-cell office:value-type="string">
            <text:p>roadcave1</text:p>
          </table:table-cell>
          <table:table-cell office:value-type="string">
            <text:p>tmx</text:p>
          </table:table-cell>
          <table:table-cell table:formula="of:=&quot;'&quot;&amp;[.A344]&amp;&quot;',&quot;" office:value-type="string" office:string-value="'roadcave1',">
            <text:p>'roadcave1',</text:p>
          </table:table-cell>
        </table:table-row>
        <table:table-row table:style-name="ro13">
          <table:table-cell office:value-type="string">
            <text:p>roadtocarntower0</text:p>
          </table:table-cell>
          <table:table-cell office:value-type="string">
            <text:p>tmx</text:p>
          </table:table-cell>
          <table:table-cell table:formula="of:=&quot;'&quot;&amp;[.A345]&amp;&quot;',&quot;" office:value-type="string" office:string-value="'roadtocarntower0',">
            <text:p>'roadtocarntower0',</text:p>
          </table:table-cell>
        </table:table-row>
        <table:table-row table:style-name="ro13">
          <table:table-cell office:value-type="string">
            <text:p>roadtocarntower1</text:p>
          </table:table-cell>
          <table:table-cell office:value-type="string">
            <text:p>tmx</text:p>
          </table:table-cell>
          <table:table-cell table:formula="of:=&quot;'&quot;&amp;[.A346]&amp;&quot;',&quot;" office:value-type="string" office:string-value="'roadtocarntower1',">
            <text:p>'roadtocarntower1',</text:p>
          </table:table-cell>
        </table:table-row>
        <table:table-row table:style-name="ro13">
          <table:table-cell office:value-type="string">
            <text:p>roadtocarntower2</text:p>
          </table:table-cell>
          <table:table-cell office:value-type="string">
            <text:p>tmx</text:p>
          </table:table-cell>
          <table:table-cell table:formula="of:=&quot;'&quot;&amp;[.A347]&amp;&quot;',&quot;" office:value-type="string" office:string-value="'roadtocarntower2',">
            <text:p>'roadtocarntower2',</text:p>
          </table:table-cell>
        </table:table-row>
        <table:table-row table:style-name="ro13">
          <table:table-cell office:value-type="string">
            <text:p>shortcut_lodar0</text:p>
          </table:table-cell>
          <table:table-cell office:value-type="string">
            <text:p>tmx</text:p>
          </table:table-cell>
          <table:table-cell table:formula="of:=&quot;'&quot;&amp;[.A348]&amp;&quot;',&quot;" office:value-type="string" office:string-value="'shortcut_lodar0',">
            <text:p>'shortcut_lodar0',</text:p>
          </table:table-cell>
        </table:table-row>
        <table:table-row table:style-name="ro13">
          <table:table-cell office:value-type="string">
            <text:p>shortcut_lodar1</text:p>
          </table:table-cell>
          <table:table-cell office:value-type="string">
            <text:p>tmx</text:p>
          </table:table-cell>
          <table:table-cell table:formula="of:=&quot;'&quot;&amp;[.A349]&amp;&quot;',&quot;" office:value-type="string" office:string-value="'shortcut_lodar1',">
            <text:p>'shortcut_lodar1',</text:p>
          </table:table-cell>
        </table:table-row>
        <table:table-row table:style-name="ro13">
          <table:table-cell office:value-type="string">
            <text:p>shortcut_lodar2</text:p>
          </table:table-cell>
          <table:table-cell office:value-type="string">
            <text:p>tmx</text:p>
          </table:table-cell>
          <table:table-cell table:formula="of:=&quot;'&quot;&amp;[.A350]&amp;&quot;',&quot;" office:value-type="string" office:string-value="'shortcut_lodar2',">
            <text:p>'shortcut_lodar2',</text:p>
          </table:table-cell>
        </table:table-row>
        <table:table-row table:style-name="ro13">
          <table:table-cell office:value-type="string">
            <text:p>shortcut_lodar3</text:p>
          </table:table-cell>
          <table:table-cell office:value-type="string">
            <text:p>tmx</text:p>
          </table:table-cell>
          <table:table-cell table:formula="of:=&quot;'&quot;&amp;[.A351]&amp;&quot;',&quot;" office:value-type="string" office:string-value="'shortcut_lodar3',">
            <text:p>'shortcut_lodar3',</text:p>
          </table:table-cell>
        </table:table-row>
        <table:table-row table:style-name="ro13">
          <table:table-cell office:value-type="string">
            <text:p>shortcut_lodar4</text:p>
          </table:table-cell>
          <table:table-cell office:value-type="string">
            <text:p>tmx</text:p>
          </table:table-cell>
          <table:table-cell table:formula="of:=&quot;'&quot;&amp;[.A352]&amp;&quot;',&quot;" office:value-type="string" office:string-value="'shortcut_lodar4',">
            <text:p>'shortcut_lodar4',</text:p>
          </table:table-cell>
        </table:table-row>
        <table:table-row table:style-name="ro13">
          <table:table-cell office:value-type="string">
            <text:p>snakecave1</text:p>
          </table:table-cell>
          <table:table-cell office:value-type="string">
            <text:p>tmx</text:p>
          </table:table-cell>
          <table:table-cell table:formula="of:=&quot;'&quot;&amp;[.A353]&amp;&quot;',&quot;" office:value-type="string" office:string-value="'snakecave1',">
            <text:p>'snakecave1',</text:p>
          </table:table-cell>
        </table:table-row>
        <table:table-row table:style-name="ro13">
          <table:table-cell office:value-type="string">
            <text:p>snakecave2</text:p>
          </table:table-cell>
          <table:table-cell office:value-type="string">
            <text:p>tmx</text:p>
          </table:table-cell>
          <table:table-cell table:formula="of:=&quot;'&quot;&amp;[.A354]&amp;&quot;',&quot;" office:value-type="string" office:string-value="'snakecave2',">
            <text:p>'snakecave2',</text:p>
          </table:table-cell>
        </table:table-row>
        <table:table-row table:style-name="ro13">
          <table:table-cell office:value-type="string">
            <text:p>snakecave3</text:p>
          </table:table-cell>
          <table:table-cell office:value-type="string">
            <text:p>tmx</text:p>
          </table:table-cell>
          <table:table-cell table:formula="of:=&quot;'&quot;&amp;[.A355]&amp;&quot;',&quot;" office:value-type="string" office:string-value="'snakecave3',">
            <text:p>'snakecave3',</text:p>
          </table:table-cell>
        </table:table-row>
        <table:table-row table:style-name="ro13">
          <table:table-cell office:value-type="string">
            <text:p>stoutford_armorer</text:p>
          </table:table-cell>
          <table:table-cell office:value-type="string">
            <text:p>tmx</text:p>
          </table:table-cell>
          <table:table-cell table:formula="of:=&quot;'&quot;&amp;[.A356]&amp;&quot;',&quot;" office:value-type="string" office:string-value="'stoutford_armorer',">
            <text:p>'stoutford_armorer',</text:p>
          </table:table-cell>
        </table:table-row>
        <table:table-row table:style-name="ro13">
          <table:table-cell office:value-type="string">
            <text:p>stoutford_castle_barrack0</text:p>
          </table:table-cell>
          <table:table-cell office:value-type="string">
            <text:p>tmx</text:p>
          </table:table-cell>
          <table:table-cell table:formula="of:=&quot;'&quot;&amp;[.A357]&amp;&quot;',&quot;" office:value-type="string" office:string-value="'stoutford_castle_barrack0',">
            <text:p>'stoutford_castle_barrack0',</text:p>
          </table:table-cell>
        </table:table-row>
        <table:table-row table:style-name="ro13">
          <table:table-cell office:value-type="string">
            <text:p>stoutford_castle_barrack1</text:p>
          </table:table-cell>
          <table:table-cell office:value-type="string">
            <text:p>tmx</text:p>
          </table:table-cell>
          <table:table-cell table:formula="of:=&quot;'&quot;&amp;[.A358]&amp;&quot;',&quot;" office:value-type="string" office:string-value="'stoutford_castle_barrack1',">
            <text:p>'stoutford_castle_barrack1',</text:p>
          </table:table-cell>
        </table:table-row>
        <table:table-row table:style-name="ro13">
          <table:table-cell office:value-type="string">
            <text:p>stoutford_castle_barrack2</text:p>
          </table:table-cell>
          <table:table-cell office:value-type="string">
            <text:p>tmx</text:p>
          </table:table-cell>
          <table:table-cell table:formula="of:=&quot;'&quot;&amp;[.A359]&amp;&quot;',&quot;" office:value-type="string" office:string-value="'stoutford_castle_barrack2',">
            <text:p>'stoutford_castle_barrack2',</text:p>
          </table:table-cell>
        </table:table-row>
        <table:table-row table:style-name="ro13">
          <table:table-cell office:value-type="string">
            <text:p>stoutford_castle_shed</text:p>
          </table:table-cell>
          <table:table-cell office:value-type="string">
            <text:p>tmx</text:p>
          </table:table-cell>
          <table:table-cell table:formula="of:=&quot;'&quot;&amp;[.A360]&amp;&quot;',&quot;" office:value-type="string" office:string-value="'stoutford_castle_shed',">
            <text:p>'stoutford_castle_shed',</text:p>
          </table:table-cell>
        </table:table-row>
        <table:table-row table:style-name="ro13">
          <table:table-cell office:value-type="string">
            <text:p>stoutford_castle_shop</text:p>
          </table:table-cell>
          <table:table-cell office:value-type="string">
            <text:p>tmx</text:p>
          </table:table-cell>
          <table:table-cell table:formula="of:=&quot;'&quot;&amp;[.A361]&amp;&quot;',&quot;" office:value-type="string" office:string-value="'stoutford_castle_shop',">
            <text:p>'stoutford_castle_shop',</text:p>
          </table:table-cell>
        </table:table-row>
        <table:table-row table:style-name="ro13">
          <table:table-cell office:value-type="string">
            <text:p>stoutford_castle_stable</text:p>
          </table:table-cell>
          <table:table-cell office:value-type="string">
            <text:p>tmx</text:p>
          </table:table-cell>
          <table:table-cell table:formula="of:=&quot;'&quot;&amp;[.A362]&amp;&quot;',&quot;" office:value-type="string" office:string-value="'stoutford_castle_stable',">
            <text:p>'stoutford_castle_stable',</text:p>
          </table:table-cell>
        </table:table-row>
        <table:table-row table:style-name="ro13">
          <table:table-cell office:value-type="string">
            <text:p>stoutford_castle_tower0</text:p>
          </table:table-cell>
          <table:table-cell office:value-type="string">
            <text:p>tmx</text:p>
          </table:table-cell>
          <table:table-cell table:formula="of:=&quot;'&quot;&amp;[.A363]&amp;&quot;',&quot;" office:value-type="string" office:string-value="'stoutford_castle_tower0',">
            <text:p>'stoutford_castle_tower0',</text:p>
          </table:table-cell>
        </table:table-row>
        <table:table-row table:style-name="ro13">
          <table:table-cell office:value-type="string">
            <text:p>stoutford_castle_tower1</text:p>
          </table:table-cell>
          <table:table-cell office:value-type="string">
            <text:p>tmx</text:p>
          </table:table-cell>
          <table:table-cell table:formula="of:=&quot;'&quot;&amp;[.A364]&amp;&quot;',&quot;" office:value-type="string" office:string-value="'stoutford_castle_tower1',">
            <text:p>'stoutford_castle_tower1',</text:p>
          </table:table-cell>
        </table:table-row>
        <table:table-row table:style-name="ro13">
          <table:table-cell office:value-type="string">
            <text:p>stoutford_castle0</text:p>
          </table:table-cell>
          <table:table-cell office:value-type="string">
            <text:p>tmx</text:p>
          </table:table-cell>
          <table:table-cell table:formula="of:=&quot;'&quot;&amp;[.A365]&amp;&quot;',&quot;" office:value-type="string" office:string-value="'stoutford_castle0',">
            <text:p>'stoutford_castle0',</text:p>
          </table:table-cell>
        </table:table-row>
        <table:table-row table:style-name="ro13">
          <table:table-cell office:value-type="string">
            <text:p>stoutford_castle1</text:p>
          </table:table-cell>
          <table:table-cell office:value-type="string">
            <text:p>tmx</text:p>
          </table:table-cell>
          <table:table-cell table:formula="of:=&quot;'&quot;&amp;[.A366]&amp;&quot;',&quot;" office:value-type="string" office:string-value="'stoutford_castle1',">
            <text:p>'stoutford_castle1',</text:p>
          </table:table-cell>
        </table:table-row>
        <table:table-row table:style-name="ro13">
          <table:table-cell office:value-type="string">
            <text:p>stoutford_castle2</text:p>
          </table:table-cell>
          <table:table-cell office:value-type="string">
            <text:p>tmx</text:p>
          </table:table-cell>
          <table:table-cell table:formula="of:=&quot;'&quot;&amp;[.A367]&amp;&quot;',&quot;" office:value-type="string" office:string-value="'stoutford_castle2',">
            <text:p>'stoutford_castle2',</text:p>
          </table:table-cell>
        </table:table-row>
        <table:table-row table:style-name="ro13">
          <table:table-cell office:value-type="string">
            <text:p>stoutford_cellar</text:p>
          </table:table-cell>
          <table:table-cell office:value-type="string">
            <text:p>tmx</text:p>
          </table:table-cell>
          <table:table-cell table:formula="of:=&quot;'&quot;&amp;[.A368]&amp;&quot;',&quot;" office:value-type="string" office:string-value="'stoutford_cellar',">
            <text:p>'stoutford_cellar',</text:p>
          </table:table-cell>
        </table:table-row>
        <table:table-row table:style-name="ro13">
          <table:table-cell office:value-type="string">
            <text:p>stoutford_cellar2</text:p>
          </table:table-cell>
          <table:table-cell office:value-type="string">
            <text:p>tmx</text:p>
          </table:table-cell>
          <table:table-cell table:formula="of:=&quot;'&quot;&amp;[.A369]&amp;&quot;',&quot;" office:value-type="string" office:string-value="'stoutford_cellar2',">
            <text:p>'stoutford_cellar2',</text:p>
          </table:table-cell>
        </table:table-row>
        <table:table-row table:style-name="ro13">
          <table:table-cell office:value-type="string">
            <text:p>stoutford_church</text:p>
          </table:table-cell>
          <table:table-cell office:value-type="string">
            <text:p>tmx</text:p>
          </table:table-cell>
          <table:table-cell table:formula="of:=&quot;'&quot;&amp;[.A370]&amp;&quot;',&quot;" office:value-type="string" office:string-value="'stoutford_church',">
            <text:p>'stoutford_church',</text:p>
          </table:table-cell>
        </table:table-row>
        <table:table-row table:style-name="ro13">
          <table:table-cell office:value-type="string">
            <text:p>stoutford_cottage1</text:p>
          </table:table-cell>
          <table:table-cell office:value-type="string">
            <text:p>tmx</text:p>
          </table:table-cell>
          <table:table-cell table:formula="of:=&quot;'&quot;&amp;[.A371]&amp;&quot;',&quot;" office:value-type="string" office:string-value="'stoutford_cottage1',">
            <text:p>'stoutford_cottage1',</text:p>
          </table:table-cell>
        </table:table-row>
        <table:table-row table:style-name="ro13">
          <table:table-cell office:value-type="string">
            <text:p>stoutford_cottage2</text:p>
          </table:table-cell>
          <table:table-cell office:value-type="string">
            <text:p>tmx</text:p>
          </table:table-cell>
          <table:table-cell table:formula="of:=&quot;'&quot;&amp;[.A372]&amp;&quot;',&quot;" office:value-type="string" office:string-value="'stoutford_cottage2',">
            <text:p>'stoutford_cottage2',</text:p>
          </table:table-cell>
        </table:table-row>
        <table:table-row table:style-name="ro13">
          <table:table-cell office:value-type="string">
            <text:p>stoutford_derelict</text:p>
          </table:table-cell>
          <table:table-cell office:value-type="string">
            <text:p>tmx</text:p>
          </table:table-cell>
          <table:table-cell table:formula="of:=&quot;'&quot;&amp;[.A373]&amp;&quot;',&quot;" office:value-type="string" office:string-value="'stoutford_derelict',">
            <text:p>'stoutford_derelict',</text:p>
          </table:table-cell>
        </table:table-row>
        <table:table-row table:style-name="ro13">
          <table:table-cell office:value-type="string">
            <text:p>stoutford_farmhouse1</text:p>
          </table:table-cell>
          <table:table-cell office:value-type="string">
            <text:p>tmx</text:p>
          </table:table-cell>
          <table:table-cell table:formula="of:=&quot;'&quot;&amp;[.A374]&amp;&quot;',&quot;" office:value-type="string" office:string-value="'stoutford_farmhouse1',">
            <text:p>'stoutford_farmhouse1',</text:p>
          </table:table-cell>
        </table:table-row>
        <table:table-row table:style-name="ro13">
          <table:table-cell office:value-type="string">
            <text:p>stoutford_farmhouse2</text:p>
          </table:table-cell>
          <table:table-cell office:value-type="string">
            <text:p>tmx</text:p>
          </table:table-cell>
          <table:table-cell table:formula="of:=&quot;'&quot;&amp;[.A375]&amp;&quot;',&quot;" office:value-type="string" office:string-value="'stoutford_farmhouse2',">
            <text:p>'stoutford_farmhouse2',</text:p>
          </table:table-cell>
        </table:table-row>
        <table:table-row table:style-name="ro13">
          <table:table-cell office:value-type="string">
            <text:p>stoutford_farmhouse3</text:p>
          </table:table-cell>
          <table:table-cell office:value-type="string">
            <text:p>tmx</text:p>
          </table:table-cell>
          <table:table-cell table:formula="of:=&quot;'&quot;&amp;[.A376]&amp;&quot;',&quot;" office:value-type="string" office:string-value="'stoutford_farmhouse3',">
            <text:p>'stoutford_farmhouse3',</text:p>
          </table:table-cell>
        </table:table-row>
        <table:table-row table:style-name="ro13">
          <table:table-cell office:value-type="string">
            <text:p>stoutford_gate</text:p>
          </table:table-cell>
          <table:table-cell office:value-type="string">
            <text:p>tmx</text:p>
          </table:table-cell>
          <table:table-cell table:formula="of:=&quot;'&quot;&amp;[.A377]&amp;&quot;',&quot;" office:value-type="string" office:string-value="'stoutford_gate',">
            <text:p>'stoutford_gate',</text:p>
          </table:table-cell>
        </table:table-row>
        <table:table-row table:style-name="ro13">
          <table:table-cell office:value-type="string">
            <text:p>stoutford_ne</text:p>
          </table:table-cell>
          <table:table-cell office:value-type="string">
            <text:p>tmx</text:p>
          </table:table-cell>
          <table:table-cell table:formula="of:=&quot;'&quot;&amp;[.A378]&amp;&quot;',&quot;" office:value-type="string" office:string-value="'stoutford_ne',">
            <text:p>'stoutford_ne',</text:p>
          </table:table-cell>
        </table:table-row>
        <table:table-row table:style-name="ro13">
          <table:table-cell office:value-type="string">
            <text:p>stoutford_nw</text:p>
          </table:table-cell>
          <table:table-cell office:value-type="string">
            <text:p>tmx</text:p>
          </table:table-cell>
          <table:table-cell table:formula="of:=&quot;'&quot;&amp;[.A379]&amp;&quot;',&quot;" office:value-type="string" office:string-value="'stoutford_nw',">
            <text:p>'stoutford_nw',</text:p>
          </table:table-cell>
        </table:table-row>
        <table:table-row table:style-name="ro13">
          <table:table-cell office:value-type="string">
            <text:p>stoutford_potion</text:p>
          </table:table-cell>
          <table:table-cell office:value-type="string">
            <text:p>tmx</text:p>
          </table:table-cell>
          <table:table-cell table:formula="of:=&quot;'&quot;&amp;[.A380]&amp;&quot;',&quot;" office:value-type="string" office:string-value="'stoutford_potion',">
            <text:p>'stoutford_potion',</text:p>
          </table:table-cell>
        </table:table-row>
        <table:table-row table:style-name="ro13">
          <table:table-cell office:value-type="string">
            <text:p>stoutford_se</text:p>
          </table:table-cell>
          <table:table-cell office:value-type="string">
            <text:p>tmx</text:p>
          </table:table-cell>
          <table:table-cell table:formula="of:=&quot;'&quot;&amp;[.A381]&amp;&quot;',&quot;" office:value-type="string" office:string-value="'stoutford_se',">
            <text:p>'stoutford_se',</text:p>
          </table:table-cell>
        </table:table-row>
        <table:table-row table:style-name="ro13">
          <table:table-cell office:value-type="string">
            <text:p>stoutford_smith</text:p>
          </table:table-cell>
          <table:table-cell office:value-type="string">
            <text:p>tmx</text:p>
          </table:table-cell>
          <table:table-cell table:formula="of:=&quot;'&quot;&amp;[.A382]&amp;&quot;',&quot;" office:value-type="string" office:string-value="'stoutford_smith',">
            <text:p>'stoutford_smith',</text:p>
          </table:table-cell>
        </table:table-row>
        <table:table-row table:style-name="ro13">
          <table:table-cell office:value-type="string">
            <text:p>stoutford_smith_basement</text:p>
          </table:table-cell>
          <table:table-cell office:value-type="string">
            <text:p>tmx</text:p>
          </table:table-cell>
          <table:table-cell table:formula="of:=&quot;'&quot;&amp;[.A383]&amp;&quot;',&quot;" office:value-type="string" office:string-value="'stoutford_smith_basement',">
            <text:p>'stoutford_smith_basement',</text:p>
          </table:table-cell>
        </table:table-row>
        <table:table-row table:style-name="ro13">
          <table:table-cell office:value-type="string">
            <text:p>stoutford_sw</text:p>
          </table:table-cell>
          <table:table-cell office:value-type="string">
            <text:p>tmx</text:p>
          </table:table-cell>
          <table:table-cell table:formula="of:=&quot;'&quot;&amp;[.A384]&amp;&quot;',&quot;" office:value-type="string" office:string-value="'stoutford_sw',">
            <text:p>'stoutford_sw',</text:p>
          </table:table-cell>
        </table:table-row>
        <table:table-row table:style-name="ro13">
          <table:table-cell office:value-type="string">
            <text:p>stoutford_tavern</text:p>
          </table:table-cell>
          <table:table-cell office:value-type="string">
            <text:p>tmx</text:p>
          </table:table-cell>
          <table:table-cell table:formula="of:=&quot;'&quot;&amp;[.A385]&amp;&quot;',&quot;" office:value-type="string" office:string-value="'stoutford_tavern',">
            <text:p>'stoutford_tavern',</text:p>
          </table:table-cell>
        </table:table-row>
        <table:table-row table:style-name="ro13">
          <table:table-cell office:value-type="string">
            <text:p>stoutford_tower0</text:p>
          </table:table-cell>
          <table:table-cell office:value-type="string">
            <text:p>tmx</text:p>
          </table:table-cell>
          <table:table-cell table:formula="of:=&quot;'&quot;&amp;[.A386]&amp;&quot;',&quot;" office:value-type="string" office:string-value="'stoutford_tower0',">
            <text:p>'stoutford_tower0',</text:p>
          </table:table-cell>
        </table:table-row>
        <table:table-row table:style-name="ro13">
          <table:table-cell office:value-type="string">
            <text:p>stoutford_tower1</text:p>
          </table:table-cell>
          <table:table-cell office:value-type="string">
            <text:p>tmx</text:p>
          </table:table-cell>
          <table:table-cell table:formula="of:=&quot;'&quot;&amp;[.A387]&amp;&quot;',&quot;" office:value-type="string" office:string-value="'stoutford_tower1',">
            <text:p>'stoutford_tower1',</text:p>
          </table:table-cell>
        </table:table-row>
        <table:table-row table:style-name="ro13">
          <table:table-cell office:value-type="string">
            <text:p>stoutford_tower2</text:p>
          </table:table-cell>
          <table:table-cell office:value-type="string">
            <text:p>tmx</text:p>
          </table:table-cell>
          <table:table-cell table:formula="of:=&quot;'&quot;&amp;[.A388]&amp;&quot;',&quot;" office:value-type="string" office:string-value="'stoutford_tower2',">
            <text:p>'stoutford_tower2',</text:p>
          </table:table-cell>
        </table:table-row>
        <table:table-row table:style-name="ro13">
          <table:table-cell office:value-type="string">
            <text:p>stoutford_tower3</text:p>
          </table:table-cell>
          <table:table-cell office:value-type="string">
            <text:p>tmx</text:p>
          </table:table-cell>
          <table:table-cell table:formula="of:=&quot;'&quot;&amp;[.A389]&amp;&quot;',&quot;" office:value-type="string" office:string-value="'stoutford_tower3',">
            <text:p>'stoutford_tower3',</text:p>
          </table:table-cell>
        </table:table-row>
        <table:table-row table:style-name="ro13">
          <table:table-cell office:value-type="string">
            <text:p>stoutford_tower4</text:p>
          </table:table-cell>
          <table:table-cell office:value-type="string">
            <text:p>tmx</text:p>
          </table:table-cell>
          <table:table-cell table:formula="of:=&quot;'&quot;&amp;[.A390]&amp;&quot;',&quot;" office:value-type="string" office:string-value="'stoutford_tower4',">
            <text:p>'stoutford_tower4',</text:p>
          </table:table-cell>
        </table:table-row>
        <table:table-row table:style-name="ro13">
          <table:table-cell office:value-type="string">
            <text:p>template</text:p>
          </table:table-cell>
          <table:table-cell office:value-type="string">
            <text:p>tmx</text:p>
          </table:table-cell>
          <table:table-cell table:formula="of:=&quot;'&quot;&amp;[.A391]&amp;&quot;',&quot;" office:value-type="string" office:string-value="'template',">
            <text:p>'template',</text:p>
          </table:table-cell>
        </table:table-row>
        <table:table-row table:style-name="ro13">
          <table:table-cell office:value-type="string">
            <text:p>tradehouse0</text:p>
          </table:table-cell>
          <table:table-cell office:value-type="string">
            <text:p>tmx</text:p>
          </table:table-cell>
          <table:table-cell table:formula="of:=&quot;'&quot;&amp;[.A392]&amp;&quot;',&quot;" office:value-type="string" office:string-value="'tradehouse0',">
            <text:p>'tradehouse0',</text:p>
          </table:table-cell>
        </table:table-row>
        <table:table-row table:style-name="ro13">
          <table:table-cell office:value-type="string">
            <text:p>tradehouse0a</text:p>
          </table:table-cell>
          <table:table-cell office:value-type="string">
            <text:p>tmx</text:p>
          </table:table-cell>
          <table:table-cell table:formula="of:=&quot;'&quot;&amp;[.A393]&amp;&quot;',&quot;" office:value-type="string" office:string-value="'tradehouse0a',">
            <text:p>'tradehouse0a',</text:p>
          </table:table-cell>
        </table:table-row>
        <table:table-row table:style-name="ro13">
          <table:table-cell office:value-type="string">
            <text:p>tradehouse1</text:p>
          </table:table-cell>
          <table:table-cell office:value-type="string">
            <text:p>tmx</text:p>
          </table:table-cell>
          <table:table-cell table:formula="of:=&quot;'&quot;&amp;[.A394]&amp;&quot;',&quot;" office:value-type="string" office:string-value="'tradehouse1',">
            <text:p>'tradehouse1',</text:p>
          </table:table-cell>
        </table:table-row>
        <table:table-row table:style-name="ro13">
          <table:table-cell office:value-type="string">
            <text:p>vilegard_armorer</text:p>
          </table:table-cell>
          <table:table-cell office:value-type="string">
            <text:p>tmx</text:p>
          </table:table-cell>
          <table:table-cell table:formula="of:=&quot;'&quot;&amp;[.A395]&amp;&quot;',&quot;" office:value-type="string" office:string-value="'vilegard_armorer',">
            <text:p>'vilegard_armorer',</text:p>
          </table:table-cell>
        </table:table-row>
        <table:table-row table:style-name="ro13">
          <table:table-cell office:value-type="string">
            <text:p>vilegard_chapel</text:p>
          </table:table-cell>
          <table:table-cell office:value-type="string">
            <text:p>tmx</text:p>
          </table:table-cell>
          <table:table-cell table:formula="of:=&quot;'&quot;&amp;[.A396]&amp;&quot;',&quot;" office:value-type="string" office:string-value="'vilegard_chapel',">
            <text:p>'vilegard_chapel',</text:p>
          </table:table-cell>
        </table:table-row>
        <table:table-row table:style-name="ro13">
          <table:table-cell office:value-type="string">
            <text:p>vilegard_erttu</text:p>
          </table:table-cell>
          <table:table-cell office:value-type="string">
            <text:p>tmx</text:p>
          </table:table-cell>
          <table:table-cell table:formula="of:=&quot;'&quot;&amp;[.A397]&amp;&quot;',&quot;" office:value-type="string" office:string-value="'vilegard_erttu',">
            <text:p>'vilegard_erttu',</text:p>
          </table:table-cell>
        </table:table-row>
        <table:table-row table:style-name="ro13">
          <table:table-cell office:value-type="string">
            <text:p>vilegard_kaori</text:p>
          </table:table-cell>
          <table:table-cell office:value-type="string">
            <text:p>tmx</text:p>
          </table:table-cell>
          <table:table-cell table:formula="of:=&quot;'&quot;&amp;[.A398]&amp;&quot;',&quot;" office:value-type="string" office:string-value="'vilegard_kaori',">
            <text:p>'vilegard_kaori',</text:p>
          </table:table-cell>
        </table:table-row>
        <table:table-row table:style-name="ro13">
          <table:table-cell office:value-type="string">
            <text:p>vilegard_n</text:p>
          </table:table-cell>
          <table:table-cell office:value-type="string">
            <text:p>tmx</text:p>
          </table:table-cell>
          <table:table-cell table:formula="of:=&quot;'&quot;&amp;[.A399]&amp;&quot;',&quot;" office:value-type="string" office:string-value="'vilegard_n',">
            <text:p>'vilegard_n',</text:p>
          </table:table-cell>
        </table:table-row>
        <table:table-row table:style-name="ro13">
          <table:table-cell office:value-type="string">
            <text:p>vilegard_ogam</text:p>
          </table:table-cell>
          <table:table-cell office:value-type="string">
            <text:p>tmx</text:p>
          </table:table-cell>
          <table:table-cell table:formula="of:=&quot;'&quot;&amp;[.A400]&amp;&quot;',&quot;" office:value-type="string" office:string-value="'vilegard_ogam',">
            <text:p>'vilegard_ogam',</text:p>
          </table:table-cell>
        </table:table-row>
        <table:table-row table:style-name="ro13">
          <table:table-cell office:value-type="string">
            <text:p>vilegard_s</text:p>
          </table:table-cell>
          <table:table-cell office:value-type="string">
            <text:p>tmx</text:p>
          </table:table-cell>
          <table:table-cell table:formula="of:=&quot;'&quot;&amp;[.A401]&amp;&quot;',&quot;" office:value-type="string" office:string-value="'vilegard_s',">
            <text:p>'vilegard_s',</text:p>
          </table:table-cell>
        </table:table-row>
        <table:table-row table:style-name="ro13">
          <table:table-cell office:value-type="string">
            <text:p>vilegard_smith</text:p>
          </table:table-cell>
          <table:table-cell office:value-type="string">
            <text:p>tmx</text:p>
          </table:table-cell>
          <table:table-cell table:formula="of:=&quot;'&quot;&amp;[.A402]&amp;&quot;',&quot;" office:value-type="string" office:string-value="'vilegard_smith',">
            <text:p>'vilegard_smith',</text:p>
          </table:table-cell>
        </table:table-row>
        <table:table-row table:style-name="ro13">
          <table:table-cell office:value-type="string">
            <text:p>vilegard_sw</text:p>
          </table:table-cell>
          <table:table-cell office:value-type="string">
            <text:p>tmx</text:p>
          </table:table-cell>
          <table:table-cell table:formula="of:=&quot;'&quot;&amp;[.A403]&amp;&quot;',&quot;" office:value-type="string" office:string-value="'vilegard_sw',">
            <text:p>'vilegard_sw',</text:p>
          </table:table-cell>
        </table:table-row>
        <table:table-row table:style-name="ro13">
          <table:table-cell office:value-type="string">
            <text:p>vilegard_tavern</text:p>
          </table:table-cell>
          <table:table-cell office:value-type="string">
            <text:p>tmx</text:p>
          </table:table-cell>
          <table:table-cell table:formula="of:=&quot;'&quot;&amp;[.A404]&amp;&quot;',&quot;" office:value-type="string" office:string-value="'vilegard_tavern',">
            <text:p>'vilegard_tavern',</text:p>
          </table:table-cell>
        </table:table-row>
        <table:table-row table:style-name="ro13">
          <table:table-cell office:value-type="string">
            <text:p>vilegard_wrye</text:p>
          </table:table-cell>
          <table:table-cell office:value-type="string">
            <text:p>tmx</text:p>
          </table:table-cell>
          <table:table-cell table:formula="of:=&quot;'&quot;&amp;[.A405]&amp;&quot;',&quot;" office:value-type="string" office:string-value="'vilegard_wrye',">
            <text:p>'vilegard_wrye',</text:p>
          </table:table-cell>
        </table:table-row>
        <table:table-row table:style-name="ro13">
          <table:table-cell office:value-type="string">
            <text:p>waterway0</text:p>
          </table:table-cell>
          <table:table-cell office:value-type="string">
            <text:p>tmx</text:p>
          </table:table-cell>
          <table:table-cell table:formula="of:=&quot;'&quot;&amp;[.A406]&amp;&quot;',&quot;" office:value-type="string" office:string-value="'waterway0',">
            <text:p>'waterway0',</text:p>
          </table:table-cell>
        </table:table-row>
        <table:table-row table:style-name="ro13">
          <table:table-cell office:value-type="string">
            <text:p>waterway1</text:p>
          </table:table-cell>
          <table:table-cell office:value-type="string">
            <text:p>tmx</text:p>
          </table:table-cell>
          <table:table-cell table:formula="of:=&quot;'&quot;&amp;[.A407]&amp;&quot;',&quot;" office:value-type="string" office:string-value="'waterway1',">
            <text:p>'waterway1',</text:p>
          </table:table-cell>
        </table:table-row>
        <table:table-row table:style-name="ro13">
          <table:table-cell office:value-type="string">
            <text:p>waterway10</text:p>
          </table:table-cell>
          <table:table-cell office:value-type="string">
            <text:p>tmx</text:p>
          </table:table-cell>
          <table:table-cell table:formula="of:=&quot;'&quot;&amp;[.A408]&amp;&quot;',&quot;" office:value-type="string" office:string-value="'waterway10',">
            <text:p>'waterway10',</text:p>
          </table:table-cell>
        </table:table-row>
        <table:table-row table:style-name="ro13">
          <table:table-cell office:value-type="string">
            <text:p>waterway11</text:p>
          </table:table-cell>
          <table:table-cell office:value-type="string">
            <text:p>tmx</text:p>
          </table:table-cell>
          <table:table-cell table:formula="of:=&quot;'&quot;&amp;[.A409]&amp;&quot;',&quot;" office:value-type="string" office:string-value="'waterway11',">
            <text:p>'waterway11',</text:p>
          </table:table-cell>
        </table:table-row>
        <table:table-row table:style-name="ro13">
          <table:table-cell office:value-type="string">
            <text:p>waterway11_east</text:p>
          </table:table-cell>
          <table:table-cell office:value-type="string">
            <text:p>tmx</text:p>
          </table:table-cell>
          <table:table-cell table:formula="of:=&quot;'&quot;&amp;[.A410]&amp;&quot;',&quot;" office:value-type="string" office:string-value="'waterway11_east',">
            <text:p>'waterway11_east',</text:p>
          </table:table-cell>
        </table:table-row>
        <table:table-row table:style-name="ro13">
          <table:table-cell office:value-type="string">
            <text:p>waterway12</text:p>
          </table:table-cell>
          <table:table-cell office:value-type="string">
            <text:p>tmx</text:p>
          </table:table-cell>
          <table:table-cell table:formula="of:=&quot;'&quot;&amp;[.A411]&amp;&quot;',&quot;" office:value-type="string" office:string-value="'waterway12',">
            <text:p>'waterway12',</text:p>
          </table:table-cell>
        </table:table-row>
        <table:table-row table:style-name="ro13">
          <table:table-cell office:value-type="string">
            <text:p>waterway13</text:p>
          </table:table-cell>
          <table:table-cell office:value-type="string">
            <text:p>tmx</text:p>
          </table:table-cell>
          <table:table-cell table:formula="of:=&quot;'&quot;&amp;[.A412]&amp;&quot;',&quot;" office:value-type="string" office:string-value="'waterway13',">
            <text:p>'waterway13',</text:p>
          </table:table-cell>
        </table:table-row>
        <table:table-row table:style-name="ro13">
          <table:table-cell office:value-type="string">
            <text:p>waterway14</text:p>
          </table:table-cell>
          <table:table-cell office:value-type="string">
            <text:p>tmx</text:p>
          </table:table-cell>
          <table:table-cell table:formula="of:=&quot;'&quot;&amp;[.A413]&amp;&quot;',&quot;" office:value-type="string" office:string-value="'waterway14',">
            <text:p>'waterway14',</text:p>
          </table:table-cell>
        </table:table-row>
        <table:table-row table:style-name="ro13">
          <table:table-cell office:value-type="string">
            <text:p>waterway15</text:p>
          </table:table-cell>
          <table:table-cell office:value-type="string">
            <text:p>tmx</text:p>
          </table:table-cell>
          <table:table-cell table:formula="of:=&quot;'&quot;&amp;[.A414]&amp;&quot;',&quot;" office:value-type="string" office:string-value="'waterway15',">
            <text:p>'waterway15',</text:p>
          </table:table-cell>
        </table:table-row>
        <table:table-row table:style-name="ro13">
          <table:table-cell office:value-type="string">
            <text:p>waterway2</text:p>
          </table:table-cell>
          <table:table-cell office:value-type="string">
            <text:p>tmx</text:p>
          </table:table-cell>
          <table:table-cell table:formula="of:=&quot;'&quot;&amp;[.A415]&amp;&quot;',&quot;" office:value-type="string" office:string-value="'waterway2',">
            <text:p>'waterway2',</text:p>
          </table:table-cell>
        </table:table-row>
        <table:table-row table:style-name="ro13">
          <table:table-cell office:value-type="string">
            <text:p>waterway3</text:p>
          </table:table-cell>
          <table:table-cell office:value-type="string">
            <text:p>tmx</text:p>
          </table:table-cell>
          <table:table-cell table:formula="of:=&quot;'&quot;&amp;[.A416]&amp;&quot;',&quot;" office:value-type="string" office:string-value="'waterway3',">
            <text:p>'waterway3',</text:p>
          </table:table-cell>
        </table:table-row>
        <table:table-row table:style-name="ro13">
          <table:table-cell office:value-type="string">
            <text:p>waterway4</text:p>
          </table:table-cell>
          <table:table-cell office:value-type="string">
            <text:p>tmx</text:p>
          </table:table-cell>
          <table:table-cell table:formula="of:=&quot;'&quot;&amp;[.A417]&amp;&quot;',&quot;" office:value-type="string" office:string-value="'waterway4',">
            <text:p>'waterway4',</text:p>
          </table:table-cell>
        </table:table-row>
        <table:table-row table:style-name="ro13">
          <table:table-cell office:value-type="string">
            <text:p>waterway5</text:p>
          </table:table-cell>
          <table:table-cell office:value-type="string">
            <text:p>tmx</text:p>
          </table:table-cell>
          <table:table-cell table:formula="of:=&quot;'&quot;&amp;[.A418]&amp;&quot;',&quot;" office:value-type="string" office:string-value="'waterway5',">
            <text:p>'waterway5',</text:p>
          </table:table-cell>
        </table:table-row>
        <table:table-row table:style-name="ro13">
          <table:table-cell office:value-type="string">
            <text:p>waterway6</text:p>
          </table:table-cell>
          <table:table-cell office:value-type="string">
            <text:p>tmx</text:p>
          </table:table-cell>
          <table:table-cell table:formula="of:=&quot;'&quot;&amp;[.A419]&amp;&quot;',&quot;" office:value-type="string" office:string-value="'waterway6',">
            <text:p>'waterway6',</text:p>
          </table:table-cell>
        </table:table-row>
        <table:table-row table:style-name="ro13">
          <table:table-cell office:value-type="string">
            <text:p>waterway7</text:p>
          </table:table-cell>
          <table:table-cell office:value-type="string">
            <text:p>tmx</text:p>
          </table:table-cell>
          <table:table-cell table:formula="of:=&quot;'&quot;&amp;[.A420]&amp;&quot;',&quot;" office:value-type="string" office:string-value="'waterway7',">
            <text:p>'waterway7',</text:p>
          </table:table-cell>
        </table:table-row>
        <table:table-row table:style-name="ro13">
          <table:table-cell office:value-type="string">
            <text:p>waterway8</text:p>
          </table:table-cell>
          <table:table-cell office:value-type="string">
            <text:p>tmx</text:p>
          </table:table-cell>
          <table:table-cell table:formula="of:=&quot;'&quot;&amp;[.A421]&amp;&quot;',&quot;" office:value-type="string" office:string-value="'waterway8',">
            <text:p>'waterway8',</text:p>
          </table:table-cell>
        </table:table-row>
        <table:table-row table:style-name="ro13">
          <table:table-cell office:value-type="string">
            <text:p>waterway9</text:p>
          </table:table-cell>
          <table:table-cell office:value-type="string">
            <text:p>tmx</text:p>
          </table:table-cell>
          <table:table-cell table:formula="of:=&quot;'&quot;&amp;[.A422]&amp;&quot;',&quot;" office:value-type="string" office:string-value="'waterway9',">
            <text:p>'waterway9',</text:p>
          </table:table-cell>
        </table:table-row>
        <table:table-row table:style-name="ro13">
          <table:table-cell office:value-type="string">
            <text:p>waterwaya1</text:p>
          </table:table-cell>
          <table:table-cell office:value-type="string">
            <text:p>tmx</text:p>
          </table:table-cell>
          <table:table-cell table:formula="of:=&quot;'&quot;&amp;[.A423]&amp;&quot;',&quot;" office:value-type="string" office:string-value="'waterwaya1',">
            <text:p>'waterwaya1',</text:p>
          </table:table-cell>
        </table:table-row>
        <table:table-row table:style-name="ro13">
          <table:table-cell office:value-type="string">
            <text:p>waterwaya2</text:p>
          </table:table-cell>
          <table:table-cell office:value-type="string">
            <text:p>tmx</text:p>
          </table:table-cell>
          <table:table-cell table:formula="of:=&quot;'&quot;&amp;[.A424]&amp;&quot;',&quot;" office:value-type="string" office:string-value="'waterwaya2',">
            <text:p>'waterwaya2',</text:p>
          </table:table-cell>
        </table:table-row>
        <table:table-row table:style-name="ro13">
          <table:table-cell office:value-type="string">
            <text:p>waterwaya3</text:p>
          </table:table-cell>
          <table:table-cell office:value-type="string">
            <text:p>tmx</text:p>
          </table:table-cell>
          <table:table-cell table:formula="of:=&quot;'&quot;&amp;[.A425]&amp;&quot;',&quot;" office:value-type="string" office:string-value="'waterwaya3',">
            <text:p>'waterwaya3',</text:p>
          </table:table-cell>
        </table:table-row>
        <table:table-row table:style-name="ro13">
          <table:table-cell office:value-type="string">
            <text:p>waterwaya5</text:p>
          </table:table-cell>
          <table:table-cell office:value-type="string">
            <text:p>tmx</text:p>
          </table:table-cell>
          <table:table-cell table:formula="of:=&quot;'&quot;&amp;[.A426]&amp;&quot;',&quot;" office:value-type="string" office:string-value="'waterwaya5',">
            <text:p>'waterwaya5',</text:p>
          </table:table-cell>
        </table:table-row>
        <table:table-row table:style-name="ro13">
          <table:table-cell office:value-type="string">
            <text:p>waterwaya6</text:p>
          </table:table-cell>
          <table:table-cell office:value-type="string">
            <text:p>tmx</text:p>
          </table:table-cell>
          <table:table-cell table:formula="of:=&quot;'&quot;&amp;[.A427]&amp;&quot;',&quot;" office:value-type="string" office:string-value="'waterwaya6',">
            <text:p>'waterwaya6',</text:p>
          </table:table-cell>
        </table:table-row>
        <table:table-row table:style-name="ro13">
          <table:table-cell office:value-type="string">
            <text:p>waterwayacave1</text:p>
          </table:table-cell>
          <table:table-cell office:value-type="string">
            <text:p>tmx</text:p>
          </table:table-cell>
          <table:table-cell table:formula="of:=&quot;'&quot;&amp;[.A428]&amp;&quot;',&quot;" office:value-type="string" office:string-value="'waterwayacave1',">
            <text:p>'waterwayacave1',</text:p>
          </table:table-cell>
        </table:table-row>
        <table:table-row table:style-name="ro13">
          <table:table-cell office:value-type="string">
            <text:p>waterwayacave2</text:p>
          </table:table-cell>
          <table:table-cell office:value-type="string">
            <text:p>tmx</text:p>
          </table:table-cell>
          <table:table-cell table:formula="of:=&quot;'&quot;&amp;[.A429]&amp;&quot;',&quot;" office:value-type="string" office:string-value="'waterwayacave2',">
            <text:p>'waterwayacave2',</text:p>
          </table:table-cell>
        </table:table-row>
        <table:table-row table:style-name="ro13">
          <table:table-cell office:value-type="string">
            <text:p>waterwayacave3</text:p>
          </table:table-cell>
          <table:table-cell office:value-type="string">
            <text:p>tmx</text:p>
          </table:table-cell>
          <table:table-cell table:formula="of:=&quot;'&quot;&amp;[.A430]&amp;&quot;',&quot;" office:value-type="string" office:string-value="'waterwayacave3',">
            <text:p>'waterwayacave3',</text:p>
          </table:table-cell>
        </table:table-row>
        <table:table-row table:style-name="ro13">
          <table:table-cell office:value-type="string">
            <text:p>waterwayacave4</text:p>
          </table:table-cell>
          <table:table-cell office:value-type="string">
            <text:p>tmx</text:p>
          </table:table-cell>
          <table:table-cell table:formula="of:=&quot;'&quot;&amp;[.A431]&amp;&quot;',&quot;" office:value-type="string" office:string-value="'waterwayacave4',">
            <text:p>'waterwayacave4',</text:p>
          </table:table-cell>
        </table:table-row>
        <table:table-row table:style-name="ro13">
          <table:table-cell office:value-type="string">
            <text:p>waterwayacavex</text:p>
          </table:table-cell>
          <table:table-cell office:value-type="string">
            <text:p>tmx</text:p>
          </table:table-cell>
          <table:table-cell table:formula="of:=&quot;'&quot;&amp;[.A432]&amp;&quot;',&quot;" office:value-type="string" office:string-value="'waterwayacavex',">
            <text:p>'waterwayacavex',</text:p>
          </table:table-cell>
        </table:table-row>
        <table:table-row table:style-name="ro13">
          <table:table-cell office:value-type="string">
            <text:p>waterwayb1</text:p>
          </table:table-cell>
          <table:table-cell office:value-type="string">
            <text:p>tmx</text:p>
          </table:table-cell>
          <table:table-cell table:formula="of:=&quot;'&quot;&amp;[.A433]&amp;&quot;',&quot;" office:value-type="string" office:string-value="'waterwayb1',">
            <text:p>'waterwayb1',</text:p>
          </table:table-cell>
        </table:table-row>
        <table:table-row table:style-name="ro13">
          <table:table-cell office:value-type="string">
            <text:p>waterwayb2</text:p>
          </table:table-cell>
          <table:table-cell office:value-type="string">
            <text:p>tmx</text:p>
          </table:table-cell>
          <table:table-cell table:formula="of:=&quot;'&quot;&amp;[.A434]&amp;&quot;',&quot;" office:value-type="string" office:string-value="'waterwayb2',">
            <text:p>'waterwayb2',</text:p>
          </table:table-cell>
        </table:table-row>
        <table:table-row table:style-name="ro13">
          <table:table-cell office:value-type="string">
            <text:p>waterwayb3</text:p>
          </table:table-cell>
          <table:table-cell office:value-type="string">
            <text:p>tmx</text:p>
          </table:table-cell>
          <table:table-cell table:formula="of:=&quot;'&quot;&amp;[.A435]&amp;&quot;',&quot;" office:value-type="string" office:string-value="'waterwayb3',">
            <text:p>'waterwayb3',</text:p>
          </table:table-cell>
        </table:table-row>
        <table:table-row table:style-name="ro13">
          <table:table-cell office:value-type="string">
            <text:p>waterwayb4</text:p>
          </table:table-cell>
          <table:table-cell office:value-type="string">
            <text:p>tmx</text:p>
          </table:table-cell>
          <table:table-cell table:formula="of:=&quot;'&quot;&amp;[.A436]&amp;&quot;',&quot;" office:value-type="string" office:string-value="'waterwayb4',">
            <text:p>'waterwayb4',</text:p>
          </table:table-cell>
        </table:table-row>
        <table:table-row table:style-name="ro13">
          <table:table-cell office:value-type="string">
            <text:p>waterwaybhouse</text:p>
          </table:table-cell>
          <table:table-cell office:value-type="string">
            <text:p>tmx</text:p>
          </table:table-cell>
          <table:table-cell table:formula="of:=&quot;'&quot;&amp;[.A437]&amp;&quot;',&quot;" office:value-type="string" office:string-value="'waterwaybhouse',">
            <text:p>'waterwaybhouse',</text:p>
          </table:table-cell>
        </table:table-row>
        <table:table-row table:style-name="ro13">
          <table:table-cell office:value-type="string">
            <text:p>waterwaycave</text:p>
          </table:table-cell>
          <table:table-cell office:value-type="string">
            <text:p>tmx</text:p>
          </table:table-cell>
          <table:table-cell table:formula="of:=&quot;'&quot;&amp;[.A438]&amp;&quot;',&quot;" office:value-type="string" office:string-value="'waterwaycave',">
            <text:p>'waterwaycave',</text:p>
          </table:table-cell>
        </table:table-row>
        <table:table-row table:style-name="ro13">
          <table:table-cell office:value-type="string">
            <text:p>waterwayextention</text:p>
          </table:table-cell>
          <table:table-cell office:value-type="string">
            <text:p>tmx</text:p>
          </table:table-cell>
          <table:table-cell table:formula="of:=&quot;'&quot;&amp;[.A439]&amp;&quot;',&quot;" office:value-type="string" office:string-value="'waterwayextention',">
            <text:p>'waterwayextention',</text:p>
          </table:table-cell>
        </table:table-row>
        <table:table-row table:style-name="ro13">
          <table:table-cell office:value-type="string">
            <text:p>waterwayhouse</text:p>
          </table:table-cell>
          <table:table-cell office:value-type="string">
            <text:p>tmx</text:p>
          </table:table-cell>
          <table:table-cell table:formula="of:=&quot;'&quot;&amp;[.A440]&amp;&quot;',&quot;" office:value-type="string" office:string-value="'waterwayhouse',">
            <text:p>'waterwayhouse',</text:p>
          </table:table-cell>
        </table:table-row>
        <table:table-row table:style-name="ro13">
          <table:table-cell office:value-type="string">
            <text:p>waytobrimhaven0</text:p>
          </table:table-cell>
          <table:table-cell office:value-type="string">
            <text:p>tmx</text:p>
          </table:table-cell>
          <table:table-cell table:formula="of:=&quot;'&quot;&amp;[.A441]&amp;&quot;',&quot;" office:value-type="string" office:string-value="'waytobrimhaven0',">
            <text:p>'waytobrimhaven0',</text:p>
          </table:table-cell>
        </table:table-row>
        <table:table-row table:style-name="ro13">
          <table:table-cell office:value-type="string">
            <text:p>waytobrimhaven1</text:p>
          </table:table-cell>
          <table:table-cell office:value-type="string">
            <text:p>tmx</text:p>
          </table:table-cell>
          <table:table-cell table:formula="of:=&quot;'&quot;&amp;[.A442]&amp;&quot;',&quot;" office:value-type="string" office:string-value="'waytobrimhaven1',">
            <text:p>'waytobrimhaven1',</text:p>
          </table:table-cell>
        </table:table-row>
        <table:table-row table:style-name="ro13">
          <table:table-cell office:value-type="string">
            <text:p>waytobrimhaven2</text:p>
          </table:table-cell>
          <table:table-cell office:value-type="string">
            <text:p>tmx</text:p>
          </table:table-cell>
          <table:table-cell table:formula="of:=&quot;'&quot;&amp;[.A443]&amp;&quot;',&quot;" office:value-type="string" office:string-value="'waytobrimhaven2',">
            <text:p>'waytobrimhaven2',</text:p>
          </table:table-cell>
        </table:table-row>
        <table:table-row table:style-name="ro13">
          <table:table-cell office:value-type="string">
            <text:p>waytobrimhaven3</text:p>
          </table:table-cell>
          <table:table-cell office:value-type="string">
            <text:p>tmx</text:p>
          </table:table-cell>
          <table:table-cell table:formula="of:=&quot;'&quot;&amp;[.A444]&amp;&quot;',&quot;" office:value-type="string" office:string-value="'waytobrimhaven3',">
            <text:p>'waytobrimhaven3',</text:p>
          </table:table-cell>
        </table:table-row>
        <table:table-row table:style-name="ro13">
          <table:table-cell office:value-type="string">
            <text:p>waytobrimhaven4</text:p>
          </table:table-cell>
          <table:table-cell office:value-type="string">
            <text:p>tmx</text:p>
          </table:table-cell>
          <table:table-cell table:formula="of:=&quot;'&quot;&amp;[.A445]&amp;&quot;',&quot;" office:value-type="string" office:string-value="'waytobrimhaven4',">
            <text:p>'waytobrimhaven4',</text:p>
          </table:table-cell>
        </table:table-row>
        <table:table-row table:style-name="ro13">
          <table:table-cell office:value-type="string">
            <text:p>waytobrimhaven5</text:p>
          </table:table-cell>
          <table:table-cell office:value-type="string">
            <text:p>tmx</text:p>
          </table:table-cell>
          <table:table-cell table:formula="of:=&quot;'&quot;&amp;[.A446]&amp;&quot;',&quot;" office:value-type="string" office:string-value="'waytobrimhaven5',">
            <text:p>'waytobrimhaven5',</text:p>
          </table:table-cell>
        </table:table-row>
        <table:table-row table:style-name="ro13">
          <table:table-cell office:value-type="string">
            <text:p>waytobrimhaven6</text:p>
          </table:table-cell>
          <table:table-cell office:value-type="string">
            <text:p>tmx</text:p>
          </table:table-cell>
          <table:table-cell table:formula="of:=&quot;'&quot;&amp;[.A447]&amp;&quot;',&quot;" office:value-type="string" office:string-value="'waytobrimhaven6',">
            <text:p>'waytobrimhaven6',</text:p>
          </table:table-cell>
        </table:table-row>
        <table:table-row table:style-name="ro13">
          <table:table-cell office:value-type="string">
            <text:p>waytobrimhavencave0</text:p>
          </table:table-cell>
          <table:table-cell office:value-type="string">
            <text:p>tmx</text:p>
          </table:table-cell>
          <table:table-cell table:formula="of:=&quot;'&quot;&amp;[.A448]&amp;&quot;',&quot;" office:value-type="string" office:string-value="'waytobrimhavencave0',">
            <text:p>'waytobrimhavencave0',</text:p>
          </table:table-cell>
        </table:table-row>
        <table:table-row table:style-name="ro13">
          <table:table-cell office:value-type="string">
            <text:p>waytobrimhavencave1</text:p>
          </table:table-cell>
          <table:table-cell office:value-type="string">
            <text:p>tmx</text:p>
          </table:table-cell>
          <table:table-cell table:formula="of:=&quot;'&quot;&amp;[.A449]&amp;&quot;',&quot;" office:value-type="string" office:string-value="'waytobrimhavencave1',">
            <text:p>'waytobrimhavencave1',</text:p>
          </table:table-cell>
        </table:table-row>
        <table:table-row table:style-name="ro13">
          <table:table-cell office:value-type="string">
            <text:p>waytobrimhavencave1a</text:p>
          </table:table-cell>
          <table:table-cell office:value-type="string">
            <text:p>tmx</text:p>
          </table:table-cell>
          <table:table-cell table:formula="of:=&quot;'&quot;&amp;[.A450]&amp;&quot;',&quot;" office:value-type="string" office:string-value="'waytobrimhavencave1a',">
            <text:p>'waytobrimhavencave1a',</text:p>
          </table:table-cell>
        </table:table-row>
        <table:table-row table:style-name="ro13">
          <table:table-cell office:value-type="string">
            <text:p>waytobrimhavencave2</text:p>
          </table:table-cell>
          <table:table-cell office:value-type="string">
            <text:p>tmx</text:p>
          </table:table-cell>
          <table:table-cell table:formula="of:=&quot;'&quot;&amp;[.A451]&amp;&quot;',&quot;" office:value-type="string" office:string-value="'waytobrimhavencave2',">
            <text:p>'waytobrimhavencave2',</text:p>
          </table:table-cell>
        </table:table-row>
        <table:table-row table:style-name="ro13">
          <table:table-cell office:value-type="string">
            <text:p>waytobrimhavencave3</text:p>
          </table:table-cell>
          <table:table-cell office:value-type="string">
            <text:p>tmx</text:p>
          </table:table-cell>
          <table:table-cell table:formula="of:=&quot;'&quot;&amp;[.A452]&amp;&quot;',&quot;" office:value-type="string" office:string-value="'waytobrimhavencave3',">
            <text:p>'waytobrimhavencave3',</text:p>
          </table:table-cell>
        </table:table-row>
        <table:table-row table:style-name="ro13">
          <table:table-cell office:value-type="string">
            <text:p>waytobrimhavencave3a</text:p>
          </table:table-cell>
          <table:table-cell office:value-type="string">
            <text:p>tmx</text:p>
          </table:table-cell>
          <table:table-cell table:formula="of:=&quot;'&quot;&amp;[.A453]&amp;&quot;',&quot;" office:value-type="string" office:string-value="'waytobrimhavencave3a',">
            <text:p>'waytobrimhavencave3a',</text:p>
          </table:table-cell>
        </table:table-row>
        <table:table-row table:style-name="ro13">
          <table:table-cell office:value-type="string">
            <text:p>waytobrimhavencave3b</text:p>
          </table:table-cell>
          <table:table-cell office:value-type="string">
            <text:p>tmx</text:p>
          </table:table-cell>
          <table:table-cell table:formula="of:=&quot;'&quot;&amp;[.A454]&amp;&quot;',&quot;" office:value-type="string" office:string-value="'waytobrimhavencave3b',">
            <text:p>'waytobrimhavencave3b',</text:p>
          </table:table-cell>
        </table:table-row>
        <table:table-row table:style-name="ro13">
          <table:table-cell office:value-type="string">
            <text:p>waytobrimhavencave4</text:p>
          </table:table-cell>
          <table:table-cell office:value-type="string">
            <text:p>tmx</text:p>
          </table:table-cell>
          <table:table-cell table:formula="of:=&quot;'&quot;&amp;[.A455]&amp;&quot;',&quot;" office:value-type="string" office:string-value="'waytobrimhavencave4',">
            <text:p>'waytobrimhavencave4',</text:p>
          </table:table-cell>
        </table:table-row>
        <table:table-row table:style-name="ro13">
          <table:table-cell office:value-type="string">
            <text:p>waytogalmore0</text:p>
          </table:table-cell>
          <table:table-cell office:value-type="string">
            <text:p>tmx</text:p>
          </table:table-cell>
          <table:table-cell table:formula="of:=&quot;'&quot;&amp;[.A456]&amp;&quot;',&quot;" office:value-type="string" office:string-value="'waytogalmore0',">
            <text:p>'waytogalmore0',</text:p>
          </table:table-cell>
        </table:table-row>
        <table:table-row table:style-name="ro13">
          <table:table-cell office:value-type="string">
            <text:p>waytogalmore1</text:p>
          </table:table-cell>
          <table:table-cell office:value-type="string">
            <text:p>tmx</text:p>
          </table:table-cell>
          <table:table-cell table:formula="of:=&quot;'&quot;&amp;[.A457]&amp;&quot;',&quot;" office:value-type="string" office:string-value="'waytogalmore1',">
            <text:p>'waytogalmore1',</text:p>
          </table:table-cell>
        </table:table-row>
        <table:table-row table:style-name="ro13">
          <table:table-cell office:value-type="string">
            <text:p>waytolake0</text:p>
          </table:table-cell>
          <table:table-cell office:value-type="string">
            <text:p>tmx</text:p>
          </table:table-cell>
          <table:table-cell table:formula="of:=&quot;'&quot;&amp;[.A458]&amp;&quot;',&quot;" office:value-type="string" office:string-value="'waytolake0',">
            <text:p>'waytolake0',</text:p>
          </table:table-cell>
        </table:table-row>
        <table:table-row table:style-name="ro13">
          <table:table-cell office:value-type="string">
            <text:p>waytolake1</text:p>
          </table:table-cell>
          <table:table-cell office:value-type="string">
            <text:p>tmx</text:p>
          </table:table-cell>
          <table:table-cell table:formula="of:=&quot;'&quot;&amp;[.A459]&amp;&quot;',&quot;" office:value-type="string" office:string-value="'waytolake1',">
            <text:p>'waytolake1',</text:p>
          </table:table-cell>
        </table:table-row>
        <table:table-row table:style-name="ro13">
          <table:table-cell office:value-type="string">
            <text:p>waytolake10</text:p>
          </table:table-cell>
          <table:table-cell office:value-type="string">
            <text:p>tmx</text:p>
          </table:table-cell>
          <table:table-cell table:formula="of:=&quot;'&quot;&amp;[.A460]&amp;&quot;',&quot;" office:value-type="string" office:string-value="'waytolake10',">
            <text:p>'waytolake10',</text:p>
          </table:table-cell>
        </table:table-row>
        <table:table-row table:style-name="ro13">
          <table:table-cell office:value-type="string">
            <text:p>waytolake11</text:p>
          </table:table-cell>
          <table:table-cell office:value-type="string">
            <text:p>tmx</text:p>
          </table:table-cell>
          <table:table-cell table:formula="of:=&quot;'&quot;&amp;[.A461]&amp;&quot;',&quot;" office:value-type="string" office:string-value="'waytolake11',">
            <text:p>'waytolake11',</text:p>
          </table:table-cell>
        </table:table-row>
        <table:table-row table:style-name="ro13">
          <table:table-cell office:value-type="string">
            <text:p>waytolake12</text:p>
          </table:table-cell>
          <table:table-cell office:value-type="string">
            <text:p>tmx</text:p>
          </table:table-cell>
          <table:table-cell table:formula="of:=&quot;'&quot;&amp;[.A462]&amp;&quot;',&quot;" office:value-type="string" office:string-value="'waytolake12',">
            <text:p>'waytolake12',</text:p>
          </table:table-cell>
        </table:table-row>
        <table:table-row table:style-name="ro13">
          <table:table-cell office:value-type="string">
            <text:p>waytolake2</text:p>
          </table:table-cell>
          <table:table-cell office:value-type="string">
            <text:p>tmx</text:p>
          </table:table-cell>
          <table:table-cell table:formula="of:=&quot;'&quot;&amp;[.A463]&amp;&quot;',&quot;" office:value-type="string" office:string-value="'waytolake2',">
            <text:p>'waytolake2',</text:p>
          </table:table-cell>
        </table:table-row>
        <table:table-row table:style-name="ro13">
          <table:table-cell office:value-type="string">
            <text:p>waytolake3</text:p>
          </table:table-cell>
          <table:table-cell office:value-type="string">
            <text:p>tmx</text:p>
          </table:table-cell>
          <table:table-cell table:formula="of:=&quot;'&quot;&amp;[.A464]&amp;&quot;',&quot;" office:value-type="string" office:string-value="'waytolake3',">
            <text:p>'waytolake3',</text:p>
          </table:table-cell>
        </table:table-row>
        <table:table-row table:style-name="ro13">
          <table:table-cell office:value-type="string">
            <text:p>waytolake4</text:p>
          </table:table-cell>
          <table:table-cell office:value-type="string">
            <text:p>tmx</text:p>
          </table:table-cell>
          <table:table-cell table:formula="of:=&quot;'&quot;&amp;[.A465]&amp;&quot;',&quot;" office:value-type="string" office:string-value="'waytolake4',">
            <text:p>'waytolake4',</text:p>
          </table:table-cell>
        </table:table-row>
        <table:table-row table:style-name="ro13">
          <table:table-cell office:value-type="string">
            <text:p>waytolake5</text:p>
          </table:table-cell>
          <table:table-cell office:value-type="string">
            <text:p>tmx</text:p>
          </table:table-cell>
          <table:table-cell table:formula="of:=&quot;'&quot;&amp;[.A466]&amp;&quot;',&quot;" office:value-type="string" office:string-value="'waytolake5',">
            <text:p>'waytolake5',</text:p>
          </table:table-cell>
        </table:table-row>
        <table:table-row table:style-name="ro13">
          <table:table-cell office:value-type="string">
            <text:p>waytolake6</text:p>
          </table:table-cell>
          <table:table-cell office:value-type="string">
            <text:p>tmx</text:p>
          </table:table-cell>
          <table:table-cell table:formula="of:=&quot;'&quot;&amp;[.A467]&amp;&quot;',&quot;" office:value-type="string" office:string-value="'waytolake6',">
            <text:p>'waytolake6',</text:p>
          </table:table-cell>
        </table:table-row>
        <table:table-row table:style-name="ro13">
          <table:table-cell office:value-type="string">
            <text:p>waytolake7</text:p>
          </table:table-cell>
          <table:table-cell office:value-type="string">
            <text:p>tmx</text:p>
          </table:table-cell>
          <table:table-cell table:formula="of:=&quot;'&quot;&amp;[.A468]&amp;&quot;',&quot;" office:value-type="string" office:string-value="'waytolake7',">
            <text:p>'waytolake7',</text:p>
          </table:table-cell>
        </table:table-row>
        <table:table-row table:style-name="ro13">
          <table:table-cell office:value-type="string">
            <text:p>waytolake7b</text:p>
          </table:table-cell>
          <table:table-cell office:value-type="string">
            <text:p>tmx</text:p>
          </table:table-cell>
          <table:table-cell table:formula="of:=&quot;'&quot;&amp;[.A469]&amp;&quot;',&quot;" office:value-type="string" office:string-value="'waytolake7b',">
            <text:p>'waytolake7b',</text:p>
          </table:table-cell>
        </table:table-row>
        <table:table-row table:style-name="ro13">
          <table:table-cell office:value-type="string">
            <text:p>waytolake8</text:p>
          </table:table-cell>
          <table:table-cell office:value-type="string">
            <text:p>tmx</text:p>
          </table:table-cell>
          <table:table-cell table:formula="of:=&quot;'&quot;&amp;[.A470]&amp;&quot;',&quot;" office:value-type="string" office:string-value="'waytolake8',">
            <text:p>'waytolake8',</text:p>
          </table:table-cell>
        </table:table-row>
        <table:table-row table:style-name="ro13">
          <table:table-cell office:value-type="string">
            <text:p>waytolake9</text:p>
          </table:table-cell>
          <table:table-cell office:value-type="string">
            <text:p>tmx</text:p>
          </table:table-cell>
          <table:table-cell table:formula="of:=&quot;'&quot;&amp;[.A471]&amp;&quot;',&quot;" office:value-type="string" office:string-value="'waytolake9',">
            <text:p>'waytolake9',</text:p>
          </table:table-cell>
        </table:table-row>
        <table:table-row table:style-name="ro13">
          <table:table-cell office:value-type="string">
            <text:p>waytolostmine0</text:p>
          </table:table-cell>
          <table:table-cell office:value-type="string">
            <text:p>tmx</text:p>
          </table:table-cell>
          <table:table-cell table:formula="of:=&quot;'&quot;&amp;[.A472]&amp;&quot;',&quot;" office:value-type="string" office:string-value="'waytolostmine0',">
            <text:p>'waytolostmine0',</text:p>
          </table:table-cell>
        </table:table-row>
        <table:table-row table:style-name="ro13">
          <table:table-cell office:value-type="string">
            <text:p>waytolostmine1</text:p>
          </table:table-cell>
          <table:table-cell office:value-type="string">
            <text:p>tmx</text:p>
          </table:table-cell>
          <table:table-cell table:formula="of:=&quot;'&quot;&amp;[.A473]&amp;&quot;',&quot;" office:value-type="string" office:string-value="'waytolostmine1',">
            <text:p>'waytolostmine1',</text:p>
          </table:table-cell>
        </table:table-row>
        <table:table-row table:style-name="ro13">
          <table:table-cell office:value-type="string">
            <text:p>waytolostmine2</text:p>
          </table:table-cell>
          <table:table-cell office:value-type="string">
            <text:p>tmx</text:p>
          </table:table-cell>
          <table:table-cell table:formula="of:=&quot;'&quot;&amp;[.A474]&amp;&quot;',&quot;" office:value-type="string" office:string-value="'waytolostmine2',">
            <text:p>'waytolostmine2',</text:p>
          </table:table-cell>
        </table:table-row>
        <table:table-row table:style-name="ro13">
          <table:table-cell office:value-type="string">
            <text:p>waytolostmine3</text:p>
          </table:table-cell>
          <table:table-cell office:value-type="string">
            <text:p>tmx</text:p>
          </table:table-cell>
          <table:table-cell table:formula="of:=&quot;'&quot;&amp;[.A475]&amp;&quot;',&quot;" office:value-type="string" office:string-value="'waytolostmine3',">
            <text:p>'waytolostmine3',</text:p>
          </table:table-cell>
        </table:table-row>
        <table:table-row table:style-name="ro13">
          <table:table-cell office:value-type="string">
            <text:p>waytominingtown0</text:p>
          </table:table-cell>
          <table:table-cell office:value-type="string">
            <text:p>tmx</text:p>
          </table:table-cell>
          <table:table-cell table:formula="of:=&quot;'&quot;&amp;[.A476]&amp;&quot;',&quot;" office:value-type="string" office:string-value="'waytominingtown0',">
            <text:p>'waytominingtown0',</text:p>
          </table:table-cell>
        </table:table-row>
        <table:table-row table:style-name="ro13">
          <table:table-cell office:value-type="string">
            <text:p>waytominingtown1</text:p>
          </table:table-cell>
          <table:table-cell office:value-type="string">
            <text:p>tmx</text:p>
          </table:table-cell>
          <table:table-cell table:formula="of:=&quot;'&quot;&amp;[.A477]&amp;&quot;',&quot;" office:value-type="string" office:string-value="'waytominingtown1',">
            <text:p>'waytominingtown1',</text:p>
          </table:table-cell>
        </table:table-row>
        <table:table-row table:style-name="ro13">
          <table:table-cell office:value-type="string">
            <text:p>waytominingtown1a</text:p>
          </table:table-cell>
          <table:table-cell office:value-type="string">
            <text:p>tmx</text:p>
          </table:table-cell>
          <table:table-cell table:formula="of:=&quot;'&quot;&amp;[.A478]&amp;&quot;',&quot;" office:value-type="string" office:string-value="'waytominingtown1a',">
            <text:p>'waytominingtown1a',</text:p>
          </table:table-cell>
        </table:table-row>
        <table:table-row table:style-name="ro13">
          <table:table-cell office:value-type="string">
            <text:p>waytominingtown2</text:p>
          </table:table-cell>
          <table:table-cell office:value-type="string">
            <text:p>tmx</text:p>
          </table:table-cell>
          <table:table-cell table:formula="of:=&quot;'&quot;&amp;[.A479]&amp;&quot;',&quot;" office:value-type="string" office:string-value="'waytominingtown2',">
            <text:p>'waytominingtown2',</text:p>
          </table:table-cell>
        </table:table-row>
        <table:table-row table:style-name="ro13">
          <table:table-cell office:value-type="string">
            <text:p>waytominingtown3</text:p>
          </table:table-cell>
          <table:table-cell office:value-type="string">
            <text:p>tmx</text:p>
          </table:table-cell>
          <table:table-cell table:formula="of:=&quot;'&quot;&amp;[.A480]&amp;&quot;',&quot;" office:value-type="string" office:string-value="'waytominingtown3',">
            <text:p>'waytominingtown3',</text:p>
          </table:table-cell>
        </table:table-row>
        <table:table-row table:style-name="ro13">
          <table:table-cell office:value-type="string">
            <text:p>waytomountaincave0</text:p>
          </table:table-cell>
          <table:table-cell office:value-type="string">
            <text:p>tmx</text:p>
          </table:table-cell>
          <table:table-cell table:formula="of:=&quot;'&quot;&amp;[.A481]&amp;&quot;',&quot;" office:value-type="string" office:string-value="'waytomountaincave0',">
            <text:p>'waytomountaincave0',</text:p>
          </table:table-cell>
        </table:table-row>
        <table:table-row table:style-name="ro13">
          <table:table-cell office:value-type="string">
            <text:p>waytomountaincave1</text:p>
          </table:table-cell>
          <table:table-cell office:value-type="string">
            <text:p>tmx</text:p>
          </table:table-cell>
          <table:table-cell table:formula="of:=&quot;'&quot;&amp;[.A482]&amp;&quot;',&quot;" office:value-type="string" office:string-value="'waytomountaincave1',">
            <text:p>'waytomountaincave1',</text:p>
          </table:table-cell>
        </table:table-row>
        <table:table-row table:style-name="ro13">
          <table:table-cell office:value-type="string">
            <text:p>waytomountaincave2</text:p>
          </table:table-cell>
          <table:table-cell office:value-type="string">
            <text:p>tmx</text:p>
          </table:table-cell>
          <table:table-cell table:formula="of:=&quot;'&quot;&amp;[.A483]&amp;&quot;',&quot;" office:value-type="string" office:string-value="'waytomountaincave2',">
            <text:p>'waytomountaincave2',</text:p>
          </table:table-cell>
        </table:table-row>
        <table:table-row table:style-name="ro13">
          <table:table-cell office:value-type="string">
            <text:p>wild0</text:p>
          </table:table-cell>
          <table:table-cell office:value-type="string">
            <text:p>tmx</text:p>
          </table:table-cell>
          <table:table-cell table:formula="of:=&quot;'&quot;&amp;[.A484]&amp;&quot;',&quot;" office:value-type="string" office:string-value="'wild0',">
            <text:p>'wild0',</text:p>
          </table:table-cell>
        </table:table-row>
        <table:table-row table:style-name="ro13">
          <table:table-cell office:value-type="string">
            <text:p>wild1</text:p>
          </table:table-cell>
          <table:table-cell office:value-type="string">
            <text:p>tmx</text:p>
          </table:table-cell>
          <table:table-cell table:formula="of:=&quot;'&quot;&amp;[.A485]&amp;&quot;',&quot;" office:value-type="string" office:string-value="'wild1',">
            <text:p>'wild1',</text:p>
          </table:table-cell>
        </table:table-row>
        <table:table-row table:style-name="ro13">
          <table:table-cell office:value-type="string">
            <text:p>wild10</text:p>
          </table:table-cell>
          <table:table-cell office:value-type="string">
            <text:p>tmx</text:p>
          </table:table-cell>
          <table:table-cell table:formula="of:=&quot;'&quot;&amp;[.A486]&amp;&quot;',&quot;" office:value-type="string" office:string-value="'wild10',">
            <text:p>'wild10',</text:p>
          </table:table-cell>
        </table:table-row>
        <table:table-row table:style-name="ro13">
          <table:table-cell office:value-type="string">
            <text:p>wild11</text:p>
          </table:table-cell>
          <table:table-cell office:value-type="string">
            <text:p>tmx</text:p>
          </table:table-cell>
          <table:table-cell table:formula="of:=&quot;'&quot;&amp;[.A487]&amp;&quot;',&quot;" office:value-type="string" office:string-value="'wild11',">
            <text:p>'wild11',</text:p>
          </table:table-cell>
        </table:table-row>
        <table:table-row table:style-name="ro13">
          <table:table-cell office:value-type="string">
            <text:p>wild11_clearing</text:p>
          </table:table-cell>
          <table:table-cell office:value-type="string">
            <text:p>tmx</text:p>
          </table:table-cell>
          <table:table-cell table:formula="of:=&quot;'&quot;&amp;[.A488]&amp;&quot;',&quot;" office:value-type="string" office:string-value="'wild11_clearing',">
            <text:p>'wild11_clearing',</text:p>
          </table:table-cell>
        </table:table-row>
        <table:table-row table:style-name="ro13">
          <table:table-cell office:value-type="string">
            <text:p>wild12</text:p>
          </table:table-cell>
          <table:table-cell office:value-type="string">
            <text:p>tmx</text:p>
          </table:table-cell>
          <table:table-cell table:formula="of:=&quot;'&quot;&amp;[.A489]&amp;&quot;',&quot;" office:value-type="string" office:string-value="'wild12',">
            <text:p>'wild12',</text:p>
          </table:table-cell>
        </table:table-row>
        <table:table-row table:style-name="ro13">
          <table:table-cell office:value-type="string">
            <text:p>wild13</text:p>
          </table:table-cell>
          <table:table-cell office:value-type="string">
            <text:p>tmx</text:p>
          </table:table-cell>
          <table:table-cell table:formula="of:=&quot;'&quot;&amp;[.A490]&amp;&quot;',&quot;" office:value-type="string" office:string-value="'wild13',">
            <text:p>'wild13',</text:p>
          </table:table-cell>
        </table:table-row>
        <table:table-row table:style-name="ro13">
          <table:table-cell office:value-type="string">
            <text:p>wild14</text:p>
          </table:table-cell>
          <table:table-cell office:value-type="string">
            <text:p>tmx</text:p>
          </table:table-cell>
          <table:table-cell table:formula="of:=&quot;'&quot;&amp;[.A491]&amp;&quot;',&quot;" office:value-type="string" office:string-value="'wild14',">
            <text:p>'wild14',</text:p>
          </table:table-cell>
        </table:table-row>
        <table:table-row table:style-name="ro13">
          <table:table-cell office:value-type="string">
            <text:p>wild14_cave</text:p>
          </table:table-cell>
          <table:table-cell office:value-type="string">
            <text:p>tmx</text:p>
          </table:table-cell>
          <table:table-cell table:formula="of:=&quot;'&quot;&amp;[.A492]&amp;&quot;',&quot;" office:value-type="string" office:string-value="'wild14_cave',">
            <text:p>'wild14_cave',</text:p>
          </table:table-cell>
        </table:table-row>
        <table:table-row table:style-name="ro13">
          <table:table-cell office:value-type="string">
            <text:p>wild14_clearing</text:p>
          </table:table-cell>
          <table:table-cell office:value-type="string">
            <text:p>tmx</text:p>
          </table:table-cell>
          <table:table-cell table:formula="of:=&quot;'&quot;&amp;[.A493]&amp;&quot;',&quot;" office:value-type="string" office:string-value="'wild14_clearing',">
            <text:p>'wild14_clearing',</text:p>
          </table:table-cell>
        </table:table-row>
        <table:table-row table:style-name="ro13">
          <table:table-cell office:value-type="string">
            <text:p>wild15</text:p>
          </table:table-cell>
          <table:table-cell office:value-type="string">
            <text:p>tmx</text:p>
          </table:table-cell>
          <table:table-cell table:formula="of:=&quot;'&quot;&amp;[.A494]&amp;&quot;',&quot;" office:value-type="string" office:string-value="'wild15',">
            <text:p>'wild15',</text:p>
          </table:table-cell>
        </table:table-row>
        <table:table-row table:style-name="ro13">
          <table:table-cell office:value-type="string">
            <text:p>wild15_house</text:p>
          </table:table-cell>
          <table:table-cell office:value-type="string">
            <text:p>tmx</text:p>
          </table:table-cell>
          <table:table-cell table:formula="of:=&quot;'&quot;&amp;[.A495]&amp;&quot;',&quot;" office:value-type="string" office:string-value="'wild15_house',">
            <text:p>'wild15_house',</text:p>
          </table:table-cell>
        </table:table-row>
        <table:table-row table:style-name="ro13">
          <table:table-cell office:value-type="string">
            <text:p>wild16</text:p>
          </table:table-cell>
          <table:table-cell office:value-type="string">
            <text:p>tmx</text:p>
          </table:table-cell>
          <table:table-cell table:formula="of:=&quot;'&quot;&amp;[.A496]&amp;&quot;',&quot;" office:value-type="string" office:string-value="'wild16',">
            <text:p>'wild16',</text:p>
          </table:table-cell>
        </table:table-row>
        <table:table-row table:style-name="ro13">
          <table:table-cell office:value-type="string">
            <text:p>wild16_cave</text:p>
          </table:table-cell>
          <table:table-cell office:value-type="string">
            <text:p>tmx</text:p>
          </table:table-cell>
          <table:table-cell table:formula="of:=&quot;'&quot;&amp;[.A497]&amp;&quot;',&quot;" office:value-type="string" office:string-value="'wild16_cave',">
            <text:p>'wild16_cave',</text:p>
          </table:table-cell>
        </table:table-row>
        <table:table-row table:style-name="ro13">
          <table:table-cell office:value-type="string">
            <text:p>wild17</text:p>
          </table:table-cell>
          <table:table-cell office:value-type="string">
            <text:p>tmx</text:p>
          </table:table-cell>
          <table:table-cell table:formula="of:=&quot;'&quot;&amp;[.A498]&amp;&quot;',&quot;" office:value-type="string" office:string-value="'wild17',">
            <text:p>'wild17',</text:p>
          </table:table-cell>
        </table:table-row>
        <table:table-row table:style-name="ro13">
          <table:table-cell office:value-type="string">
            <text:p>wild18</text:p>
          </table:table-cell>
          <table:table-cell office:value-type="string">
            <text:p>tmx</text:p>
          </table:table-cell>
          <table:table-cell table:formula="of:=&quot;'&quot;&amp;[.A499]&amp;&quot;',&quot;" office:value-type="string" office:string-value="'wild18',">
            <text:p>'wild18',</text:p>
          </table:table-cell>
        </table:table-row>
        <table:table-row table:style-name="ro13">
          <table:table-cell office:value-type="string">
            <text:p>wild19</text:p>
          </table:table-cell>
          <table:table-cell office:value-type="string">
            <text:p>tmx</text:p>
          </table:table-cell>
          <table:table-cell table:formula="of:=&quot;'&quot;&amp;[.A500]&amp;&quot;',&quot;" office:value-type="string" office:string-value="'wild19',">
            <text:p>'wild19',</text:p>
          </table:table-cell>
        </table:table-row>
        <table:table-row table:style-name="ro13">
          <table:table-cell office:value-type="string">
            <text:p>wild2</text:p>
          </table:table-cell>
          <table:table-cell office:value-type="string">
            <text:p>tmx</text:p>
          </table:table-cell>
          <table:table-cell table:formula="of:=&quot;'&quot;&amp;[.A501]&amp;&quot;',&quot;" office:value-type="string" office:string-value="'wild2',">
            <text:p>'wild2',</text:p>
          </table:table-cell>
        </table:table-row>
        <table:table-row table:style-name="ro13">
          <table:table-cell office:value-type="string">
            <text:p>wild20</text:p>
          </table:table-cell>
          <table:table-cell office:value-type="string">
            <text:p>tmx</text:p>
          </table:table-cell>
          <table:table-cell table:formula="of:=&quot;'&quot;&amp;[.A502]&amp;&quot;',&quot;" office:value-type="string" office:string-value="'wild20',">
            <text:p>'wild20',</text:p>
          </table:table-cell>
        </table:table-row>
        <table:table-row table:style-name="ro13">
          <table:table-cell office:value-type="string">
            <text:p>wild20a</text:p>
          </table:table-cell>
          <table:table-cell office:value-type="string">
            <text:p>tmx</text:p>
          </table:table-cell>
          <table:table-cell table:formula="of:=&quot;'&quot;&amp;[.A503]&amp;&quot;',&quot;" office:value-type="string" office:string-value="'wild20a',">
            <text:p>'wild20a',</text:p>
          </table:table-cell>
        </table:table-row>
        <table:table-row table:style-name="ro13">
          <table:table-cell office:value-type="string">
            <text:p>wild21</text:p>
          </table:table-cell>
          <table:table-cell office:value-type="string">
            <text:p>tmx</text:p>
          </table:table-cell>
          <table:table-cell table:formula="of:=&quot;'&quot;&amp;[.A504]&amp;&quot;',&quot;" office:value-type="string" office:string-value="'wild21',">
            <text:p>'wild21',</text:p>
          </table:table-cell>
        </table:table-row>
        <table:table-row table:style-name="ro13">
          <table:table-cell office:value-type="string">
            <text:p>wild21a</text:p>
          </table:table-cell>
          <table:table-cell office:value-type="string">
            <text:p>tmx</text:p>
          </table:table-cell>
          <table:table-cell table:formula="of:=&quot;'&quot;&amp;[.A505]&amp;&quot;',&quot;" office:value-type="string" office:string-value="'wild21a',">
            <text:p>'wild21a',</text:p>
          </table:table-cell>
        </table:table-row>
        <table:table-row table:style-name="ro13">
          <table:table-cell office:value-type="string">
            <text:p>wild22</text:p>
          </table:table-cell>
          <table:table-cell office:value-type="string">
            <text:p>tmx</text:p>
          </table:table-cell>
          <table:table-cell table:formula="of:=&quot;'&quot;&amp;[.A506]&amp;&quot;',&quot;" office:value-type="string" office:string-value="'wild22',">
            <text:p>'wild22',</text:p>
          </table:table-cell>
        </table:table-row>
        <table:table-row table:style-name="ro13">
          <table:table-cell office:value-type="string">
            <text:p>wild23</text:p>
          </table:table-cell>
          <table:table-cell office:value-type="string">
            <text:p>tmx</text:p>
          </table:table-cell>
          <table:table-cell table:formula="of:=&quot;'&quot;&amp;[.A507]&amp;&quot;',&quot;" office:value-type="string" office:string-value="'wild23',">
            <text:p>'wild23',</text:p>
          </table:table-cell>
        </table:table-row>
        <table:table-row table:style-name="ro13">
          <table:table-cell office:value-type="string">
            <text:p>wild3</text:p>
          </table:table-cell>
          <table:table-cell office:value-type="string">
            <text:p>tmx</text:p>
          </table:table-cell>
          <table:table-cell table:formula="of:=&quot;'&quot;&amp;[.A508]&amp;&quot;',&quot;" office:value-type="string" office:string-value="'wild3',">
            <text:p>'wild3',</text:p>
          </table:table-cell>
        </table:table-row>
        <table:table-row table:style-name="ro13">
          <table:table-cell office:value-type="string">
            <text:p>wild4</text:p>
          </table:table-cell>
          <table:table-cell office:value-type="string">
            <text:p>tmx</text:p>
          </table:table-cell>
          <table:table-cell table:formula="of:=&quot;'&quot;&amp;[.A509]&amp;&quot;',&quot;" office:value-type="string" office:string-value="'wild4',">
            <text:p>'wild4',</text:p>
          </table:table-cell>
        </table:table-row>
        <table:table-row table:style-name="ro13">
          <table:table-cell office:value-type="string">
            <text:p>wild5</text:p>
          </table:table-cell>
          <table:table-cell office:value-type="string">
            <text:p>tmx</text:p>
          </table:table-cell>
          <table:table-cell table:formula="of:=&quot;'&quot;&amp;[.A510]&amp;&quot;',&quot;" office:value-type="string" office:string-value="'wild5',">
            <text:p>'wild5',</text:p>
          </table:table-cell>
        </table:table-row>
        <table:table-row table:style-name="ro13">
          <table:table-cell office:value-type="string">
            <text:p>wild6</text:p>
          </table:table-cell>
          <table:table-cell office:value-type="string">
            <text:p>tmx</text:p>
          </table:table-cell>
          <table:table-cell table:formula="of:=&quot;'&quot;&amp;[.A511]&amp;&quot;',&quot;" office:value-type="string" office:string-value="'wild6',">
            <text:p>'wild6',</text:p>
          </table:table-cell>
        </table:table-row>
        <table:table-row table:style-name="ro13">
          <table:table-cell office:value-type="string">
            <text:p>wild6_house</text:p>
          </table:table-cell>
          <table:table-cell office:value-type="string">
            <text:p>tmx</text:p>
          </table:table-cell>
          <table:table-cell table:formula="of:=&quot;'&quot;&amp;[.A512]&amp;&quot;',&quot;" office:value-type="string" office:string-value="'wild6_house',">
            <text:p>'wild6_house',</text:p>
          </table:table-cell>
        </table:table-row>
        <table:table-row table:style-name="ro13">
          <table:table-cell office:value-type="string">
            <text:p>wild7</text:p>
          </table:table-cell>
          <table:table-cell office:value-type="string">
            <text:p>tmx</text:p>
          </table:table-cell>
          <table:table-cell table:formula="of:=&quot;'&quot;&amp;[.A513]&amp;&quot;',&quot;" office:value-type="string" office:string-value="'wild7',">
            <text:p>'wild7',</text:p>
          </table:table-cell>
        </table:table-row>
        <table:table-row table:style-name="ro13">
          <table:table-cell office:value-type="string">
            <text:p>wild8</text:p>
          </table:table-cell>
          <table:table-cell office:value-type="string">
            <text:p>tmx</text:p>
          </table:table-cell>
          <table:table-cell table:formula="of:=&quot;'&quot;&amp;[.A514]&amp;&quot;',&quot;" office:value-type="string" office:string-value="'wild8',">
            <text:p>'wild8',</text:p>
          </table:table-cell>
        </table:table-row>
        <table:table-row table:style-name="ro13">
          <table:table-cell office:value-type="string">
            <text:p>wild9</text:p>
          </table:table-cell>
          <table:table-cell office:value-type="string">
            <text:p>tmx</text:p>
          </table:table-cell>
          <table:table-cell table:formula="of:=&quot;'&quot;&amp;[.A515]&amp;&quot;',&quot;" office:value-type="string" office:string-value="'wild9',">
            <text:p>'wild9',</text:p>
          </table:table-cell>
        </table:table-row>
        <table:table-row table:style-name="ro13">
          <table:table-cell office:value-type="string">
            <text:p>woodcave0</text:p>
          </table:table-cell>
          <table:table-cell office:value-type="string">
            <text:p>tmx</text:p>
          </table:table-cell>
          <table:table-cell table:formula="of:=&quot;'&quot;&amp;[.A516]&amp;&quot;',&quot;" office:value-type="string" office:string-value="'woodcave0',">
            <text:p>'woodcave0',</text:p>
          </table:table-cell>
        </table:table-row>
        <table:table-row table:style-name="ro13">
          <table:table-cell office:value-type="string">
            <text:p>woodcave1</text:p>
          </table:table-cell>
          <table:table-cell office:value-type="string">
            <text:p>tmx</text:p>
          </table:table-cell>
          <table:table-cell table:formula="of:=&quot;'&quot;&amp;[.A517]&amp;&quot;',&quot;" office:value-type="string" office:string-value="'woodcave1',">
            <text:p>'woodcave1',</text:p>
          </table:table-cell>
        </table:table-row>
        <table:table-row table:style-name="ro13">
          <table:table-cell office:value-type="string">
            <text:p>woodhouse0</text:p>
          </table:table-cell>
          <table:table-cell office:value-type="string">
            <text:p>tmx</text:p>
          </table:table-cell>
          <table:table-cell table:formula="of:=&quot;'&quot;&amp;[.A518]&amp;&quot;',&quot;" office:value-type="string" office:string-value="'woodhouse0',">
            <text:p>'woodhouse0',</text:p>
          </table:table-cell>
        </table:table-row>
        <table:table-row table:style-name="ro13">
          <table:table-cell office:value-type="string">
            <text:p>woodhouse1</text:p>
          </table:table-cell>
          <table:table-cell office:value-type="string">
            <text:p>tmx</text:p>
          </table:table-cell>
          <table:table-cell table:formula="of:=&quot;'&quot;&amp;[.A519]&amp;&quot;',&quot;" office:value-type="string" office:string-value="'woodhouse1',">
            <text:p>'woodhouse1',</text:p>
          </table:table-cell>
        </table:table-row>
        <table:table-row table:style-name="ro13">
          <table:table-cell office:value-type="string">
            <text:p>woodhouse2</text:p>
          </table:table-cell>
          <table:table-cell office:value-type="string">
            <text:p>tmx</text:p>
          </table:table-cell>
          <table:table-cell table:formula="of:=&quot;'&quot;&amp;[.A520]&amp;&quot;',&quot;" office:value-type="string" office:string-value="'woodhouse2',">
            <text:p>'woodhouse2',</text:p>
          </table:table-cell>
        </table:table-row>
        <table:table-row table:style-name="ro13">
          <table:table-cell office:value-type="string">
            <text:p>woodhouse3</text:p>
          </table:table-cell>
          <table:table-cell office:value-type="string">
            <text:p>tmx</text:p>
          </table:table-cell>
          <table:table-cell table:formula="of:=&quot;'&quot;&amp;[.A521]&amp;&quot;',&quot;" office:value-type="string" office:string-value="'woodhouse3',">
            <text:p>'woodhouse3',</text:p>
          </table:table-cell>
        </table:table-row>
        <table:table-row table:style-name="ro13">
          <table:table-cell office:value-type="string">
            <text:p>woodsettlement0</text:p>
          </table:table-cell>
          <table:table-cell office:value-type="string">
            <text:p>tmx</text:p>
          </table:table-cell>
          <table:table-cell table:formula="of:=&quot;'&quot;&amp;[.A522]&amp;&quot;',&quot;" office:value-type="string" office:string-value="'woodsettlement0',">
            <text:p>'woodsettlement0',</text:p>
          </table:table-cell>
        </table:table-row>
      </table:table>
      <table:table table:name="Tabelle3" table:style-name="ta1" table:print="false">
        <table:table-column table:style-name="co7" table:default-cell-style-name="Default"/>
        <table:table-row table:style-name="ro10">
          <table:table-cell/>
        </table:table-row>
      </table:table>
      <table:database-ranges>
        <table:database-range table:name="__Anonymous_Sheet_DB__1" table:target-range-address="Build.F1:Build.F1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1">11.01.2020</text:date>, <text:time>02:04:13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istian Berlage</meta:initial-creator>
    <meta:creation-date>2019-09-15T08:46:21.27</meta:creation-date>
    <dc:date>2020-01-11T02:04:13.14</dc:date>
    <dc:creator>Christian </dc:creator>
    <meta:editing-duration>P41DT21H37M50S</meta:editing-duration>
    <meta:editing-cycles>41</meta:editing-cycles>
    <meta:generator>OpenOffice/4.1.3$Win32 OpenOffice.org_project/413m1$Build-9783</meta:generator>
    <meta:document-statistic meta:table-count="3" meta:cell-count="1789" meta:object-count="0"/>
  </office:meta>
</office:document-meta>
</file>